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1.2398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9063in"/>
    </style:style>
    <style:style style:name="co9" style:family="table-column">
      <style:table-column-properties fo:break-before="auto" style:column-width="3.085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14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 style:data-style-name="N81">
      <style:table-cell-properties fo:padding="0.028in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outon" table:style-name="ta1">
        <table:shapes>
          <draw:frame draw:z-index="0" draw:style-name="gr1" draw:text-style-name="P1" svg:width="6.3051in" svg:height="3.5496in" svg:x="6.3437in" svg:y="31.922in">
            <draw:object draw:notify-on-update-of-ranges="trouton.C147:trouton.C147 trouton.C148:trouton.C156 trouton.B148:trouton.B156 trouton.D147:trouton.D147 trouton.D148:trouton.D156 trouton.B148:trouton.B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51in" svg:height="3.5496in" svg:x="6.2224in" svg:y="35.7697in">
            <draw:object draw:notify-on-update-of-ranges="trouton.C159:trouton.C167 trouton.B158:trouton.B158 trouton.B159:trouton.B16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 table:style-name="ce1" office:value-type="string" calcext:value-type="string">
            <text:p>Trouton</text:p>
          </table:table-cell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5]/[.B5]" office:value-type="float" office:value="333.0001" calcext:value-type="float">
            <text:p>333.0001</text:p>
          </table:table-cell>
          <table:table-cell table:style-name="ce1"/>
          <table:table-cell table:style-name="ce1" table:formula="of:=[.AA5]/[.L5]" office:value-type="float" office:value="3.00029999990991" calcext:value-type="float">
            <text:p>3.00029999990991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5]-[.U5])/[.Q5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6]/[.B6]" office:value-type="float" office:value="332.9992" calcext:value-type="float">
            <text:p>332.9992</text:p>
          </table:table-cell>
          <table:table-cell table:style-name="ce1"/>
          <table:table-cell table:style-name="ce1" table:formula="of:=[.AA6]/[.L6]" office:value-type="float" office:value="3.00300901623788" calcext:value-type="float">
            <text:p>3.00300901623788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1" calcext:value-type="float">
            <text:p>0.6673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 table:style-name="ce1"/>
          <table:table-cell table:style-name="ce1" table:formula="of:=([.R6]-[.U6])/[.Q6]" office:value-type="float" office:value="999.9996" calcext:value-type="float">
            <text:p>999.999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97" calcext:value-type="float">
            <text:p>0.06659997</text:p>
          </table:table-cell>
          <table:table-cell table:style-name="ce1" office:value-type="float" office:value="3.329999" calcext:value-type="float">
            <text:p>3.32999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289" calcext:value-type="float">
            <text:p>9.99E-09</text:p>
          </table:table-cell>
          <table:table-cell table:style-name="ce4"/>
          <table:table-cell table:style-name="ce1" table:formula="of:=[.D7]/[.B7]" office:value-type="float" office:value="332.9999" calcext:value-type="float">
            <text:p>332.9999</text:p>
          </table:table-cell>
          <table:table-cell table:style-name="ce1"/>
          <table:table-cell table:style-name="ce1" table:formula="of:=[.AA7]/[.L7]" office:value-type="float" office:value="3.03091442369803" calcext:value-type="float">
            <text:p>3.03091442369803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914" calcext:value-type="float">
            <text:p>6.7959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.29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.2970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13" calcext:value-type="float">
            <text:p>1.00E-08</text:p>
          </table:table-cell>
          <table:table-cell table:style-name="ce1"/>
          <table:table-cell table:style-name="ce1" table:formula="of:=([.R7]-[.U7])/[.Q7]" office:value-type="float" office:value="1009.2942" calcext:value-type="float">
            <text:p>1009.2942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9734" calcext:value-type="float">
            <text:p>6.659734</text:p>
          </table:table-cell>
          <table:table-cell table:style-name="ce1" office:value-type="float" office:value="33.29933" calcext:value-type="float">
            <text:p>33.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66093" calcext:value-type="float">
            <text:p>9.77E-09</text:p>
          </table:table-cell>
          <table:table-cell table:style-name="ce4"/>
          <table:table-cell table:style-name="ce1" table:formula="of:=[.D8]/[.B8]" office:value-type="float" office:value="332.9933" calcext:value-type="float">
            <text:p>332.9933</text:p>
          </table:table-cell>
          <table:table-cell table:style-name="ce1"/>
          <table:table-cell table:style-name="ce1" table:formula="of:=[.AA8]/[.L8]" office:value-type="float" office:value="3.4088902089021" calcext:value-type="float">
            <text:p>3.4088902089021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24291" calcext:value-type="float">
            <text:p>83.24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.27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.2708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73462" calcext:value-type="float">
            <text:p>9.67E-09</text:p>
          </table:table-cell>
          <table:table-cell table:style-name="ce1"/>
          <table:table-cell table:style-name="ce1" table:formula="of:=([.R8]-[.U8])/[.Q8]" office:value-type="float" office:value="1135.1376" calcext:value-type="float">
            <text:p>1135.137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3518" calcext:value-type="float">
            <text:p>663.3518</text:p>
          </table:table-cell>
          <table:table-cell table:style-name="ce1" office:value-type="float" office:value="332.3373" calcext:value-type="float">
            <text:p>332.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5858" calcext:value-type="float">
            <text:p>9.90E-09</text:p>
          </table:table-cell>
          <table:table-cell table:style-name="ce4"/>
          <table:table-cell table:style-name="ce1" table:formula="of:=[.D9]/[.B9]" office:value-type="float" office:value="332.3373" calcext:value-type="float">
            <text:p>332.3373</text:p>
          </table:table-cell>
          <table:table-cell table:style-name="ce1"/>
          <table:table-cell table:style-name="ce1" table:formula="of:=[.AA9]/[.L9]" office:value-type="float" office:value="696.970498647007" calcext:value-type="float">
            <text:p>696.970498647007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1518.4" calcext:value-type="float">
            <text:p>23151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.8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.893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5682" calcext:value-type="float">
            <text:p>9.46E-09</text:p>
          </table:table-cell>
          <table:table-cell table:style-name="ce1"/>
          <table:table-cell table:style-name="ce1" table:formula="of:=([.R9]-[.U9])/[.Q9]" office:value-type="float" office:value="231629.2937" calcext:value-type="float">
            <text:p>231629.293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78.45" calcext:value-type="float">
            <text:p>49478.45</text:p>
          </table:table-cell>
          <table:table-cell table:style-name="ce1" office:value-type="float" office:value="2870.219" calcext:value-type="float">
            <text:p>2870.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191" calcext:value-type="float">
            <text:p>9.90E-09</text:p>
          </table:table-cell>
          <table:table-cell table:style-name="ce4"/>
          <table:table-cell table:style-name="ce1" table:formula="of:=[.D10]/[.B10]" office:value-type="float" office:value="287.0219" calcext:value-type="float">
            <text:p>287.0219</text:p>
          </table:table-cell>
          <table:table-cell table:style-name="ce1"/>
          <table:table-cell table:style-name="ce1" table:formula="of:=[.AA10]/[.L10]" office:value-type="float" office:value="347.716629079523" calcext:value-type="float">
            <text:p>347.71662907952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7911.9" calcext:value-type="float">
            <text:p>99791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.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.97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787" calcext:value-type="float">
            <text:p>9.92E-09</text:p>
          </table:table-cell>
          <table:table-cell table:style-name="ce1"/>
          <table:table-cell table:style-name="ce1" table:formula="of:=([.R10]-[.U10])/[.Q10]" office:value-type="float" office:value="99802.28754" calcext:value-type="float">
            <text:p>99802.2875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9018.7" calcext:value-type="float">
            <text:p>449018.7</text:p>
          </table:table-cell>
          <table:table-cell table:style-name="ce1" office:value-type="float" office:value="8646.494" calcext:value-type="float">
            <text:p>8646.4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891" calcext:value-type="float">
            <text:p>9.95E-09</text:p>
          </table:table-cell>
          <table:table-cell table:style-name="ce4"/>
          <table:table-cell table:style-name="ce1" table:formula="of:=[.D11]/[.B11]" office:value-type="float" office:value="86.46494" calcext:value-type="float">
            <text:p>86.46494</text:p>
          </table:table-cell>
          <table:table-cell table:style-name="ce1"/>
          <table:table-cell table:style-name="ce1" table:formula="of:=[.AA11]/[.L11]" office:value-type="float" office:value="204.098330039898" calcext:value-type="float">
            <text:p>204.098330039898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4624" calcext:value-type="float">
            <text:p>17646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.9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.98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768" calcext:value-type="float">
            <text:p>9.78E-09</text:p>
          </table:table-cell>
          <table:table-cell table:style-name="ce1"/>
          <table:table-cell table:style-name="ce1" table:formula="of:=([.R11]-[.U11])/[.Q11]" office:value-type="float" office:value="17647.349861" calcext:value-type="float">
            <text:p>17647.349861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71038" calcext:value-type="float">
            <text:p>1071038</text:p>
          </table:table-cell>
          <table:table-cell table:style-name="ce1" office:value-type="float" office:value="13353.9" calcext:value-type="float">
            <text:p>13353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0534" calcext:value-type="float">
            <text:p>9.89E-09</text:p>
          </table:table-cell>
          <table:table-cell table:style-name="ce4"/>
          <table:table-cell table:style-name="ce1" table:formula="of:=[.D12]/[.B12]" office:value-type="float" office:value="13.3539" calcext:value-type="float">
            <text:p>13.3539</text:p>
          </table:table-cell>
          <table:table-cell table:style-name="ce1"/>
          <table:table-cell table:style-name="ce1" table:formula="of:=[.AA12]/[.L12]" office:value-type="float" office:value="189.568365076869" calcext:value-type="float">
            <text:p>189.56836507686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1366" calcext:value-type="float">
            <text:p>2531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.9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.99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94807" calcext:value-type="float">
            <text:p>8.99E-09</text:p>
          </table:table-cell>
          <table:table-cell table:style-name="ce1"/>
          <table:table-cell table:style-name="ce1" table:formula="of:=([.R12]-[.U12])/[.Q12]" office:value-type="float" office:value="2531.4769904" calcext:value-type="float">
            <text:p>2531.4769904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755528" calcext:value-type="float">
            <text:p>1.76E+06</text:p>
          </table:table-cell>
          <table:table-cell table:style-name="ce1" office:value-type="float" office:value="17096.77" calcext:value-type="float">
            <text:p>17096.7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6956" calcext:value-type="float">
            <text:p>1.00E-08</text:p>
          </table:table-cell>
          <table:table-cell table:style-name="ce4"/>
          <table:table-cell table:style-name="ce1" table:formula="of:=[.D13]/[.B13]" office:value-type="float" office:value="1.709677" calcext:value-type="float">
            <text:p>1.709677</text:p>
          </table:table-cell>
          <table:table-cell table:style-name="ce1"/>
          <table:table-cell table:style-name="ce1" table:formula="of:=[.AA13]/[.L13]" office:value-type="float" office:value="192.915269691293" calcext:value-type="float">
            <text:p>192.91526969129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298117" calcext:value-type="float">
            <text:p>3.30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.9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.99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613" calcext:value-type="float">
            <text:p>7.36E-09</text:p>
          </table:table-cell>
          <table:table-cell table:style-name="ce1"/>
          <table:table-cell table:style-name="ce1" table:formula="of:=([.R13]-[.U13])/[.Q13]" office:value-type="float" office:value="329.82279954" calcext:value-type="float">
            <text:p>329.82279954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465729" calcext:value-type="float">
            <text:p>2.47E+06</text:p>
          </table:table-cell>
          <table:table-cell table:style-name="ce1" office:value-type="float" office:value="20262.17" calcext:value-type="float">
            <text:p>20262.1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5605" calcext:value-type="float">
            <text:p>9.97E-09</text:p>
          </table:table-cell>
          <table:table-cell table:style-name="ce4"/>
          <table:table-cell table:style-name="ce1" table:formula="of:=[.D14]/[.B14]" office:value-type="float" office:value="0.2026217" calcext:value-type="float">
            <text:p>0.2026217</text:p>
          </table:table-cell>
          <table:table-cell table:style-name="ce1"/>
          <table:table-cell table:style-name="ce1" table:formula="of:=[.AA14]/[.L14]" office:value-type="float" office:value="200.619337578354" calcext:value-type="float">
            <text:p>200.619337578354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4872" calcext:value-type="float">
            <text:p>4.06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.1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.12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7637" calcext:value-type="float">
            <text:p>8.78E-09</text:p>
          </table:table-cell>
          <table:table-cell table:style-name="ce1"/>
          <table:table-cell table:style-name="ce1" table:formula="of:=([.R14]-[.U14])/[.Q14]" office:value-type="float" office:value="40.649831233" calcext:value-type="float">
            <text:p>40.64983123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189633" calcext:value-type="float">
            <text:p>3.19E+06</text:p>
          </table:table-cell>
          <table:table-cell table:style-name="ce1" office:value-type="float" office:value="23045.57" calcext:value-type="float">
            <text:p>23045.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0289" calcext:value-type="float">
            <text:p>9.98E-09</text:p>
          </table:table-cell>
          <table:table-cell table:style-name="ce4"/>
          <table:table-cell table:style-name="ce1" table:formula="of:=[.D15]/[.B15]" office:value-type="float" office:value="0.02304557" calcext:value-type="float">
            <text:p>0.02304557</text:p>
          </table:table-cell>
          <table:table-cell table:style-name="ce1"/>
          <table:table-cell table:style-name="ce1" table:formula="of:=[.AA15]/[.L15]" office:value-type="float" office:value="209.660207940181" calcext:value-type="float">
            <text:p>209.660207940181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1628" calcext:value-type="float">
            <text:p>4.83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.9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.99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97343" calcext:value-type="float">
            <text:p>7.20E-09</text:p>
          </table:table-cell>
          <table:table-cell table:style-name="ce1"/>
          <table:table-cell table:style-name="ce1" table:formula="of:=([.R15]-[.U15])/[.Q15]" office:value-type="float" office:value="4.8317389983" calcext:value-type="float">
            <text:p>4.8317389983</text:p>
          </table:table-cell>
        </table:table-row>
        <table:table-row table:style-name="ro1">
          <table:table-cell/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 table:style-name="ce1" office:value-type="string" calcext:value-type="string">
            <text:p>Trouton</text:p>
          </table:table-cell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21]/[.B21]" office:value-type="float" office:value="333.0001" calcext:value-type="float">
            <text:p>333.0001</text:p>
          </table:table-cell>
          <table:table-cell table:style-name="ce1"/>
          <table:table-cell table:style-name="ce1" table:formula="of:=[.AA21]/[.L21]" office:value-type="float" office:value="3.00029999990991" calcext:value-type="float">
            <text:p>3.00029999990991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21]-[.U21])/[.Q21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22]/[.B22]" office:value-type="float" office:value="332.9992" calcext:value-type="float">
            <text:p>332.9992</text:p>
          </table:table-cell>
          <table:table-cell table:style-name="ce1"/>
          <table:table-cell table:style-name="ce1" table:formula="of:=[.AA22]/[.L22]" office:value-type="float" office:value="3.00300871593685" calcext:value-type="float">
            <text:p>3.00300871593685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 table:style-name="ce1"/>
          <table:table-cell table:style-name="ce1" table:formula="of:=([.R22]-[.U22])/[.Q22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87" calcext:value-type="float">
            <text:p>0.06659987</text:p>
          </table:table-cell>
          <table:table-cell table:style-name="ce1" office:value-type="float" office:value="3.329997" calcext:value-type="float">
            <text:p>3.32999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369" calcext:value-type="float">
            <text:p>9.99E-09</text:p>
          </table:table-cell>
          <table:table-cell table:style-name="ce4"/>
          <table:table-cell table:style-name="ce1" table:formula="of:=[.D23]/[.B23]" office:value-type="float" office:value="332.9997" calcext:value-type="float">
            <text:p>332.9997</text:p>
          </table:table-cell>
          <table:table-cell table:style-name="ce1"/>
          <table:table-cell table:style-name="ce1" table:formula="of:=[.AA23]/[.L23]" office:value-type="float" office:value="3.03090873655442" calcext:value-type="float">
            <text:p>3.03090873655442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97" calcext:value-type="float">
            <text:p>6.7958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.29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.297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373" calcext:value-type="float">
            <text:p>1.00E-08</text:p>
          </table:table-cell>
          <table:table-cell table:style-name="ce1"/>
          <table:table-cell table:style-name="ce1" table:formula="of:=([.R23]-[.U23])/[.Q23]" office:value-type="float" office:value="1009.2917" calcext:value-type="float">
            <text:p>1009.291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8668" calcext:value-type="float">
            <text:p>6.658668</text:p>
          </table:table-cell>
          <table:table-cell table:style-name="ce1" office:value-type="float" office:value="33.29667" calcext:value-type="float">
            <text:p>33.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73798" calcext:value-type="float">
            <text:p>9.77E-09</text:p>
          </table:table-cell>
          <table:table-cell table:style-name="ce4"/>
          <table:table-cell table:style-name="ce1" table:formula="of:=[.D24]/[.B24]" office:value-type="float" office:value="332.9667" calcext:value-type="float">
            <text:p>332.9667</text:p>
          </table:table-cell>
          <table:table-cell table:style-name="ce1"/>
          <table:table-cell table:style-name="ce1" table:formula="of:=[.AA24]/[.L24]" office:value-type="float" office:value="3.40808585363041" calcext:value-type="float">
            <text:p>3.40808585363041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21456" calcext:value-type="float">
            <text:p>83.21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.2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.2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99366" calcext:value-type="float">
            <text:p>9.70E-09</text:p>
          </table:table-cell>
          <table:table-cell table:style-name="ce1"/>
          <table:table-cell table:style-name="ce1" table:formula="of:=([.R24]-[.U24])/[.Q24]" office:value-type="float" office:value="1134.7791" calcext:value-type="float">
            <text:p>1134.779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53.0658" calcext:value-type="float">
            <text:p>653.0658</text:p>
          </table:table-cell>
          <table:table-cell table:style-name="ce1" office:value-type="float" office:value="329.7506" calcext:value-type="float">
            <text:p>329.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507" calcext:value-type="float">
            <text:p>9.72E-09</text:p>
          </table:table-cell>
          <table:table-cell table:style-name="ce4"/>
          <table:table-cell table:style-name="ce1" table:formula="of:=[.D25]/[.B25]" office:value-type="float" office:value="329.7506" calcext:value-type="float">
            <text:p>329.7506</text:p>
          </table:table-cell>
          <table:table-cell table:style-name="ce1"/>
          <table:table-cell table:style-name="ce1" table:formula="of:=[.AA25]/[.L25]" office:value-type="float" office:value="142.430875334268" calcext:value-type="float">
            <text:p>142.43087533426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6856.19" calcext:value-type="float">
            <text:p>46856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.4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.4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55014" calcext:value-type="float">
            <text:p>9.26E-09</text:p>
          </table:table-cell>
          <table:table-cell table:style-name="ce1"/>
          <table:table-cell table:style-name="ce1" table:formula="of:=([.R25]-[.U25])/[.Q25]" office:value-type="float" office:value="46966.6666" calcext:value-type="float">
            <text:p>46966.666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391.75" calcext:value-type="float">
            <text:p>28391.75</text:p>
          </table:table-cell>
          <table:table-cell table:style-name="ce1" office:value-type="float" office:value="2174.219" calcext:value-type="float">
            <text:p>2174.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58977" calcext:value-type="float">
            <text:p>9.86E-09</text:p>
          </table:table-cell>
          <table:table-cell table:style-name="ce4"/>
          <table:table-cell table:style-name="ce1" table:formula="of:=[.D26]/[.B26]" office:value-type="float" office:value="217.4219" calcext:value-type="float">
            <text:p>217.4219</text:p>
          </table:table-cell>
          <table:table-cell table:style-name="ce1"/>
          <table:table-cell table:style-name="ce1" table:formula="of:=[.AA26]/[.L26]" office:value-type="float" office:value="91.9683237521151" calcext:value-type="float">
            <text:p>91.9683237521151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848.4" calcext:value-type="float">
            <text:p>19984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.8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.876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5001" calcext:value-type="float">
            <text:p>9.27E-09</text:p>
          </table:table-cell>
          <table:table-cell table:style-name="ce1"/>
          <table:table-cell table:style-name="ce1" table:formula="of:=([.R26]-[.U26])/[.Q26]" office:value-type="float" office:value="19995.92769" calcext:value-type="float">
            <text:p>19995.9276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860.4" calcext:value-type="float">
            <text:p>130860.4</text:p>
          </table:table-cell>
          <table:table-cell table:style-name="ce1" office:value-type="float" office:value="4667.793" calcext:value-type="float">
            <text:p>4667.7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6729" calcext:value-type="float">
            <text:p>9.83E-09</text:p>
          </table:table-cell>
          <table:table-cell table:style-name="ce4"/>
          <table:table-cell table:style-name="ce1" table:formula="of:=[.D27]/[.B27]" office:value-type="float" office:value="46.67793" calcext:value-type="float">
            <text:p>46.67793</text:p>
          </table:table-cell>
          <table:table-cell table:style-name="ce1"/>
          <table:table-cell table:style-name="ce1" table:formula="of:=[.AA27]/[.L27]" office:value-type="float" office:value="75.6810617565946" calcext:value-type="float">
            <text:p>75.6810617565946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3152.6" calcext:value-type="float">
            <text:p>35315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.9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.93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965" calcext:value-type="float">
            <text:p>9.90E-09</text:p>
          </table:table-cell>
          <table:table-cell table:style-name="ce1"/>
          <table:table-cell table:style-name="ce1" table:formula="of:=([.R27]-[.U27])/[.Q27]" office:value-type="float" office:value="3532.635303" calcext:value-type="float">
            <text:p>3532.6353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61197.6" calcext:value-type="float">
            <text:p>261197.6</text:p>
          </table:table-cell>
          <table:table-cell table:style-name="ce1" office:value-type="float" office:value="6594.656" calcext:value-type="float">
            <text:p>6594.6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002" calcext:value-type="float">
            <text:p>9.90E-09</text:p>
          </table:table-cell>
          <table:table-cell table:style-name="ce4"/>
          <table:table-cell table:style-name="ce1" table:formula="of:=[.D28]/[.B28]" office:value-type="float" office:value="6.594656" calcext:value-type="float">
            <text:p>6.594656</text:p>
          </table:table-cell>
          <table:table-cell table:style-name="ce1"/>
          <table:table-cell table:style-name="ce1" table:formula="of:=[.AA28]/[.L28]" office:value-type="float" office:value="76.8192839019958" calcext:value-type="float">
            <text:p>76.8192839019958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6485.8" calcext:value-type="float">
            <text:p>5064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.9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.95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7089" calcext:value-type="float">
            <text:p>9.27E-09</text:p>
          </table:table-cell>
          <table:table-cell table:style-name="ce1"/>
          <table:table-cell table:style-name="ce1" table:formula="of:=([.R28]-[.U28])/[.Q28]" office:value-type="float" office:value="506.5967515" calcext:value-type="float">
            <text:p>506.5967515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00330.5" calcext:value-type="float">
            <text:p>4.00E+05</text:p>
          </table:table-cell>
          <table:table-cell table:style-name="ce1" office:value-type="float" office:value="8164.287" calcext:value-type="float">
            <text:p>8164.28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0931" calcext:value-type="float">
            <text:p>9.91E-09</text:p>
          </table:table-cell>
          <table:table-cell table:style-name="ce4"/>
          <table:table-cell table:style-name="ce1" table:formula="of:=[.D29]/[.B29]" office:value-type="float" office:value="0.8164287" calcext:value-type="float">
            <text:p>0.8164287</text:p>
          </table:table-cell>
          <table:table-cell table:style-name="ce1"/>
          <table:table-cell table:style-name="ce1" table:formula="of:=[.AA29]/[.L29]" office:value-type="float" office:value="80.8323819949005" calcext:value-type="float">
            <text:p>80.832381994900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9827.8" calcext:value-type="float">
            <text:p>6.6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.9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.965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56363" calcext:value-type="float">
            <text:p>7.16E-09</text:p>
          </table:table-cell>
          <table:table-cell table:style-name="ce1"/>
          <table:table-cell table:style-name="ce1" table:formula="of:=([.R29]-[.U29])/[.Q29]" office:value-type="float" office:value="65.99387655" calcext:value-type="float">
            <text:p>65.99387655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43501.7" calcext:value-type="float">
            <text:p>5.44E+05</text:p>
          </table:table-cell>
          <table:table-cell table:style-name="ce1" office:value-type="float" office:value="9512.855" calcext:value-type="float">
            <text:p>9512.85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0106" calcext:value-type="float">
            <text:p>9.94E-09</text:p>
          </table:table-cell>
          <table:table-cell table:style-name="ce4"/>
          <table:table-cell table:style-name="ce1" table:formula="of:=[.D30]/[.B30]" office:value-type="float" office:value="0.09512855" calcext:value-type="float">
            <text:p>0.09512855</text:p>
          </table:table-cell>
          <table:table-cell table:style-name="ce1"/>
          <table:table-cell table:style-name="ce1" table:formula="of:=[.AA30]/[.L30]" office:value-type="float" office:value="85.4932302342462" calcext:value-type="float">
            <text:p>85.493230234246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3173.7" calcext:value-type="float">
            <text:p>8.1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.00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.00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70563" calcext:value-type="float">
            <text:p>8.97E-09</text:p>
          </table:table-cell>
          <table:table-cell table:style-name="ce1"/>
          <table:table-cell table:style-name="ce1" table:formula="of:=([.R30]-[.U30])/[.Q30]" office:value-type="float" office:value="8.132847027" calcext:value-type="float">
            <text:p>8.132847027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688957.2" calcext:value-type="float">
            <text:p>6.89E+05</text:p>
          </table:table-cell>
          <table:table-cell table:style-name="ce1" office:value-type="float" office:value="10710.47" calcext:value-type="float">
            <text:p>10710.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8002" calcext:value-type="float">
            <text:p>9.99E-09</text:p>
          </table:table-cell>
          <table:table-cell table:style-name="ce4"/>
          <table:table-cell table:style-name="ce1" table:formula="of:=[.D31]/[.B31]" office:value-type="float" office:value="0.01071047" calcext:value-type="float">
            <text:p>0.01071047</text:p>
          </table:table-cell>
          <table:table-cell table:style-name="ce1"/>
          <table:table-cell table:style-name="ce1" table:formula="of:=[.AA31]/[.L31]" office:value-type="float" office:value="90.2511727403186" calcext:value-type="float">
            <text:p>90.2511727403186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6521.5" calcext:value-type="float">
            <text:p>9.6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.9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.97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12141" calcext:value-type="float">
            <text:p>3.21E-09</text:p>
          </table:table-cell>
          <table:table-cell table:style-name="ce1"/>
          <table:table-cell table:style-name="ce1" table:formula="of:=([.R31]-[.U31])/[.Q31]" office:value-type="float" office:value="0.9666324781" calcext:value-type="float">
            <text:p>0.966632478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37]/[.B37]" office:value-type="float" office:value="333.0001" calcext:value-type="float">
            <text:p>333.0001</text:p>
          </table:table-cell>
          <table:table-cell table:style-name="ce1"/>
          <table:table-cell table:style-name="ce1" table:formula="of:=[.AA37]/[.L37]" office:value-type="float" office:value="3.00029999990991" calcext:value-type="float">
            <text:p>3.00029999990991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37]-[.U37])/[.Q37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38]/[.B38]" office:value-type="float" office:value="332.9992" calcext:value-type="float">
            <text:p>332.9992</text:p>
          </table:table-cell>
          <table:table-cell table:style-name="ce1"/>
          <table:table-cell table:style-name="ce1" table:formula="of:=[.AA38]/[.L38]" office:value-type="float" office:value="3.00300871593685" calcext:value-type="float">
            <text:p>3.00300871593685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 table:style-name="ce1"/>
          <table:table-cell table:style-name="ce1" table:formula="of:=([.R38]-[.U38])/[.Q38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73" calcext:value-type="float">
            <text:p>0.06659973</text:p>
          </table:table-cell>
          <table:table-cell table:style-name="ce1" office:value-type="float" office:value="3.329993" calcext:value-type="float">
            <text:p>3.32999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.99E-09</text:p>
          </table:table-cell>
          <table:table-cell table:style-name="ce4"/>
          <table:table-cell table:style-name="ce1" table:formula="of:=[.D39]/[.B39]" office:value-type="float" office:value="332.9993" calcext:value-type="float">
            <text:p>332.9993</text:p>
          </table:table-cell>
          <table:table-cell table:style-name="ce1"/>
          <table:table-cell table:style-name="ce1" table:formula="of:=[.AA39]/[.L39]" office:value-type="float" office:value="3.03090306796441" calcext:value-type="float">
            <text:p>3.0309030679644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76" calcext:value-type="float">
            <text:p>6.7958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.29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.2970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.00E-08</text:p>
          </table:table-cell>
          <table:table-cell table:style-name="ce1"/>
          <table:table-cell table:style-name="ce1" table:formula="of:=([.R39]-[.U39])/[.Q39]" office:value-type="float" office:value="1009.2886" calcext:value-type="float">
            <text:p>1009.2886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7338" calcext:value-type="float">
            <text:p>6.657338</text:p>
          </table:table-cell>
          <table:table-cell table:style-name="ce1" office:value-type="float" office:value="33.29334" calcext:value-type="float">
            <text:p>33.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.78E-09</text:p>
          </table:table-cell>
          <table:table-cell table:style-name="ce4"/>
          <table:table-cell table:style-name="ce1" table:formula="of:=[.D40]/[.B40]" office:value-type="float" office:value="332.9334" calcext:value-type="float">
            <text:p>332.9334</text:p>
          </table:table-cell>
          <table:table-cell table:style-name="ce1"/>
          <table:table-cell table:style-name="ce1" table:formula="of:=[.AA40]/[.L40]" office:value-type="float" office:value="3.40708351880586" calcext:value-type="float">
            <text:p>3.40708351880586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17919" calcext:value-type="float">
            <text:p>83.179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.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.2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.73E-09</text:p>
          </table:table-cell>
          <table:table-cell table:style-name="ce1"/>
          <table:table-cell table:style-name="ce1" table:formula="of:=([.R40]-[.U40])/[.Q40]" office:value-type="float" office:value="1134.3319" calcext:value-type="float">
            <text:p>1134.331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40.8529" calcext:value-type="float">
            <text:p>640.8529</text:p>
          </table:table-cell>
          <table:table-cell table:style-name="ce1" office:value-type="float" office:value="326.6528" calcext:value-type="float">
            <text:p>326.65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.59E-09</text:p>
          </table:table-cell>
          <table:table-cell table:style-name="ce4"/>
          <table:table-cell table:style-name="ce1" table:formula="of:=[.D41]/[.B41]" office:value-type="float" office:value="326.6528" calcext:value-type="float">
            <text:p>326.6528</text:p>
          </table:table-cell>
          <table:table-cell table:style-name="ce1"/>
          <table:table-cell table:style-name="ce1" table:formula="of:=[.AA41]/[.L41]" office:value-type="float" office:value="73.090090456901" calcext:value-type="float">
            <text:p>73.090090456901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765.11" calcext:value-type="float">
            <text:p>23765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.9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.97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.57E-09</text:p>
          </table:table-cell>
          <table:table-cell table:style-name="ce1"/>
          <table:table-cell table:style-name="ce1" table:formula="of:=([.R41]-[.U41])/[.Q41]" office:value-type="float" office:value="23875.0827" calcext:value-type="float">
            <text:p>23875.082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16.09" calcext:value-type="float">
            <text:p>20016.09</text:p>
          </table:table-cell>
          <table:table-cell table:style-name="ce1" office:value-type="float" office:value="1825.564" calcext:value-type="float">
            <text:p>1825.5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.59E-09</text:p>
          </table:table-cell>
          <table:table-cell table:style-name="ce4"/>
          <table:table-cell table:style-name="ce1" table:formula="of:=[.D42]/[.B42]" office:value-type="float" office:value="182.5564" calcext:value-type="float">
            <text:p>182.5564</text:p>
          </table:table-cell>
          <table:table-cell table:style-name="ce1"/>
          <table:table-cell table:style-name="ce1" table:formula="of:=[.AA42]/[.L42]" office:value-type="float" office:value="54.8875604470728" calcext:value-type="float">
            <text:p>54.887560447072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90" calcext:value-type="float">
            <text:p>1000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.7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.75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.80E-09</text:p>
          </table:table-cell>
          <table:table-cell table:style-name="ce1"/>
          <table:table-cell table:style-name="ce1" table:formula="of:=([.R42]-[.U42])/[.Q42]" office:value-type="float" office:value="10020.07544" calcext:value-type="float">
            <text:p>10020.0754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753.2" calcext:value-type="float">
            <text:p>74753.2</text:p>
          </table:table-cell>
          <table:table-cell table:style-name="ce1" office:value-type="float" office:value="3527.948" calcext:value-type="float">
            <text:p>3527.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.90E-09</text:p>
          </table:table-cell>
          <table:table-cell table:style-name="ce4"/>
          <table:table-cell table:style-name="ce1" table:formula="of:=[.D43]/[.B43]" office:value-type="float" office:value="35.27948" calcext:value-type="float">
            <text:p>35.27948</text:p>
          </table:table-cell>
          <table:table-cell table:style-name="ce1"/>
          <table:table-cell table:style-name="ce1" table:formula="of:=[.AA43]/[.L43]" office:value-type="float" office:value="50.1224113280581" calcext:value-type="float">
            <text:p>50.122411328058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718.4" calcext:value-type="float">
            <text:p>17671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.8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.860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.54E-09</text:p>
          </table:table-cell>
          <table:table-cell table:style-name="ce1"/>
          <table:table-cell table:style-name="ce1" table:formula="of:=([.R43]-[.U43])/[.Q43]" office:value-type="float" office:value="1768.292608" calcext:value-type="float">
            <text:p>1768.292608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0878.2" calcext:value-type="float">
            <text:p>140878.2</text:p>
          </table:table-cell>
          <table:table-cell table:style-name="ce1" office:value-type="float" office:value="4843.168" calcext:value-type="float">
            <text:p>4843.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.88E-09</text:p>
          </table:table-cell>
          <table:table-cell table:style-name="ce4"/>
          <table:table-cell table:style-name="ce1" table:formula="of:=[.D44]/[.B44]" office:value-type="float" office:value="4.843168" calcext:value-type="float">
            <text:p>4.843168</text:p>
          </table:table-cell>
          <table:table-cell table:style-name="ce1"/>
          <table:table-cell table:style-name="ce1" table:formula="of:=[.AA44]/[.L44]" office:value-type="float" office:value="52.3389861759906" calcext:value-type="float">
            <text:p>52.338986175990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375.6" calcext:value-type="float">
            <text:p>25337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.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.9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.61E-09</text:p>
          </table:table-cell>
          <table:table-cell table:style-name="ce1"/>
          <table:table-cell table:style-name="ce1" table:formula="of:=([.R44]-[.U44])/[.Q44]" office:value-type="float" office:value="253.486503" calcext:value-type="float">
            <text:p>253.486503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10841" calcext:value-type="float">
            <text:p>2.11E+05</text:p>
          </table:table-cell>
          <table:table-cell table:style-name="ce1" office:value-type="float" office:value="5924.968" calcext:value-type="float">
            <text:p>5924.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.96E-09</text:p>
          </table:table-cell>
          <table:table-cell table:style-name="ce4"/>
          <table:table-cell table:style-name="ce1" table:formula="of:=[.D45]/[.B45]" office:value-type="float" office:value="0.5924968" calcext:value-type="float">
            <text:p>0.5924968</text:p>
          </table:table-cell>
          <table:table-cell table:style-name="ce1"/>
          <table:table-cell table:style-name="ce1" table:formula="of:=[.AA45]/[.L45]" office:value-type="float" office:value="55.7222466349185" calcext:value-type="float">
            <text:p>55.722246634918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0041.6" calcext:value-type="float">
            <text:p>3.3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.9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.92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.93E-09</text:p>
          </table:table-cell>
          <table:table-cell table:style-name="ce1"/>
          <table:table-cell table:style-name="ce1" table:formula="of:=([.R45]-[.U45])/[.Q45]" office:value-type="float" office:value="33.01525282" calcext:value-type="float">
            <text:p>33.01525282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82637.7" calcext:value-type="float">
            <text:p>2.83E+05</text:p>
          </table:table-cell>
          <table:table-cell table:style-name="ce1" office:value-type="float" office:value="6860.008" calcext:value-type="float">
            <text:p>6860.0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.90E-09</text:p>
          </table:table-cell>
          <table:table-cell table:style-name="ce4"/>
          <table:table-cell table:style-name="ce1" table:formula="of:=[.D46]/[.B46]" office:value-type="float" office:value="0.06860008" calcext:value-type="float">
            <text:p>0.06860008</text:p>
          </table:table-cell>
          <table:table-cell table:style-name="ce1"/>
          <table:table-cell table:style-name="ce1" table:formula="of:=[.AA46]/[.L46]" office:value-type="float" office:value="59.3034812933163" calcext:value-type="float">
            <text:p>59.303481293316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711.4" calcext:value-type="float">
            <text:p>4.0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.95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.95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.18E-09</text:p>
          </table:table-cell>
          <table:table-cell table:style-name="ce1"/>
          <table:table-cell table:style-name="ce1" table:formula="of:=([.R46]-[.U46])/[.Q46]" office:value-type="float" office:value="4.068223561" calcext:value-type="float">
            <text:p>4.068223561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55495.2" calcext:value-type="float">
            <text:p>3.55E+05</text:p>
          </table:table-cell>
          <table:table-cell table:style-name="ce1" office:value-type="float" office:value="7693.567" calcext:value-type="float">
            <text:p>7693.56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.90E-09</text:p>
          </table:table-cell>
          <table:table-cell table:style-name="ce4"/>
          <table:table-cell table:style-name="ce1" table:formula="of:=[.D47]/[.B47]" office:value-type="float" office:value="0.007693567" calcext:value-type="float">
            <text:p>0.007693567</text:p>
          </table:table-cell>
          <table:table-cell table:style-name="ce1"/>
          <table:table-cell table:style-name="ce1" table:formula="of:=[.AA47]/[.L47]" office:value-type="float" office:value="62.8439386568025" calcext:value-type="float">
            <text:p>62.8439386568025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383.1" calcext:value-type="float">
            <text:p>4.8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.9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.952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.85E-09</text:p>
          </table:table-cell>
          <table:table-cell table:style-name="ce1"/>
          <table:table-cell table:style-name="ce1" table:formula="of:=([.R47]-[.U47])/[.Q47]" office:value-type="float" office:value="0.4834940526" calcext:value-type="float">
            <text:p>0.483494052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53]/[.B53]" office:value-type="float" office:value="333.0001" calcext:value-type="float">
            <text:p>333.0001</text:p>
          </table:table-cell>
          <table:table-cell table:style-name="ce1"/>
          <table:table-cell table:style-name="ce1" table:formula="of:=[.AA53]/[.L53]" office:value-type="float" office:value="3.00029999990991" calcext:value-type="float">
            <text:p>3.00029999990991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53]-[.U53])/[.Q53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7" calcext:value-type="float">
            <text:p>0.0006659997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54]/[.B54]" office:value-type="float" office:value="332.9992" calcext:value-type="float">
            <text:p>332.9992</text:p>
          </table:table-cell>
          <table:table-cell table:style-name="ce1"/>
          <table:table-cell table:style-name="ce1" table:formula="of:=[.AA54]/[.L54]" office:value-type="float" office:value="3.00300871593685" calcext:value-type="float">
            <text:p>3.00300871593685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 table:style-name="ce1"/>
          <table:table-cell table:style-name="ce1" table:formula="of:=([.R54]-[.U54])/[.Q54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33" calcext:value-type="float">
            <text:p>0.06659933</text:p>
          </table:table-cell>
          <table:table-cell table:style-name="ce1" office:value-type="float" office:value="3.329983" calcext:value-type="float">
            <text:p>3.32998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769" calcext:value-type="float">
            <text:p>9.99E-09</text:p>
          </table:table-cell>
          <table:table-cell table:style-name="ce4"/>
          <table:table-cell table:style-name="ce1" table:formula="of:=[.D55]/[.B55]" office:value-type="float" office:value="332.9983" calcext:value-type="float">
            <text:p>332.9983</text:p>
          </table:table-cell>
          <table:table-cell table:style-name="ce1"/>
          <table:table-cell table:style-name="ce1" table:formula="of:=[.AA55]/[.L55]" office:value-type="float" office:value="3.03088424175138" calcext:value-type="float">
            <text:p>3.03088424175138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13" calcext:value-type="float">
            <text:p>6.795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.29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.2969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7583" calcext:value-type="float">
            <text:p>1.00E-08</text:p>
          </table:table-cell>
          <table:table-cell table:style-name="ce1"/>
          <table:table-cell table:style-name="ce1" table:formula="of:=([.R55]-[.U55])/[.Q55]" office:value-type="float" office:value="1009.2793" calcext:value-type="float">
            <text:p>1009.279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335" calcext:value-type="float">
            <text:p>6.65335</text:p>
          </table:table-cell>
          <table:table-cell table:style-name="ce1" office:value-type="float" office:value="33.28337" calcext:value-type="float">
            <text:p>33.2833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2375" calcext:value-type="float">
            <text:p>9.81E-09</text:p>
          </table:table-cell>
          <table:table-cell table:style-name="ce4"/>
          <table:table-cell table:style-name="ce1" table:formula="of:=[.D56]/[.B56]" office:value-type="float" office:value="332.8337" calcext:value-type="float">
            <text:p>332.8337</text:p>
          </table:table-cell>
          <table:table-cell table:style-name="ce1"/>
          <table:table-cell table:style-name="ce1" table:formula="of:=[.AA56]/[.L56]" office:value-type="float" office:value="3.40408798748444" calcext:value-type="float">
            <text:p>3.40408798748444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0735" calcext:value-type="float">
            <text:p>83.07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.22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.226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9427" calcext:value-type="float">
            <text:p>9.83E-09</text:p>
          </table:table-cell>
          <table:table-cell table:style-name="ce1"/>
          <table:table-cell table:style-name="ce1" table:formula="of:=([.R56]-[.U56])/[.Q56]" office:value-type="float" office:value="1132.9952" calcext:value-type="float">
            <text:p>1132.995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7.9018" calcext:value-type="float">
            <text:p>607.9018</text:p>
          </table:table-cell>
          <table:table-cell table:style-name="ce1" office:value-type="float" office:value="318.1441" calcext:value-type="float">
            <text:p>318.144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007" calcext:value-type="float">
            <text:p>9.95E-09</text:p>
          </table:table-cell>
          <table:table-cell table:style-name="ce4"/>
          <table:table-cell table:style-name="ce1" table:formula="of:=[.D57]/[.B57]" office:value-type="float" office:value="318.1441" calcext:value-type="float">
            <text:p>318.1441</text:p>
          </table:table-cell>
          <table:table-cell table:style-name="ce1"/>
          <table:table-cell table:style-name="ce1" table:formula="of:=[.AA57]/[.L57]" office:value-type="float" office:value="31.4306419638145" calcext:value-type="float">
            <text:p>31.430641963814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890.91" calcext:value-type="float">
            <text:p>9890.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.56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2485" calcext:value-type="float">
            <text:p>9.90E-09</text:p>
          </table:table-cell>
          <table:table-cell table:style-name="ce1"/>
          <table:table-cell table:style-name="ce1" table:formula="of:=([.R57]-[.U57])/[.Q57]" office:value-type="float" office:value="9999.4733" calcext:value-type="float">
            <text:p>9999.473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625.22" calcext:value-type="float">
            <text:p>11625.22</text:p>
          </table:table-cell>
          <table:table-cell table:style-name="ce1" office:value-type="float" office:value="1391.259" calcext:value-type="float">
            <text:p>1391.2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5853" calcext:value-type="float">
            <text:p>9.98E-09</text:p>
          </table:table-cell>
          <table:table-cell table:style-name="ce4"/>
          <table:table-cell table:style-name="ce1" table:formula="of:=[.D58]/[.B58]" office:value-type="float" office:value="139.1259" calcext:value-type="float">
            <text:p>139.1259</text:p>
          </table:table-cell>
          <table:table-cell table:style-name="ce1"/>
          <table:table-cell table:style-name="ce1" table:formula="of:=[.AA58]/[.L58]" office:value-type="float" office:value="28.9982820596309" calcext:value-type="float">
            <text:p>28.9982820596309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33.73" calcext:value-type="float">
            <text:p>40233.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.3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.390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39141" calcext:value-type="float">
            <text:p>8.64E-09</text:p>
          </table:table-cell>
          <table:table-cell table:style-name="ce1"/>
          <table:table-cell table:style-name="ce1" table:formula="of:=([.R58]-[.U58])/[.Q58]" office:value-type="float" office:value="4034.41209" calcext:value-type="float">
            <text:p>4034.4120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962.35" calcext:value-type="float">
            <text:p>34962.35</text:p>
          </table:table-cell>
          <table:table-cell table:style-name="ce1" office:value-type="float" office:value="2412.723" calcext:value-type="float">
            <text:p>2412.7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236" calcext:value-type="float">
            <text:p>9.99E-09</text:p>
          </table:table-cell>
          <table:table-cell table:style-name="ce4"/>
          <table:table-cell table:style-name="ce1" table:formula="of:=[.D59]/[.B59]" office:value-type="float" office:value="24.12723" calcext:value-type="float">
            <text:p>24.12723</text:p>
          </table:table-cell>
          <table:table-cell table:style-name="ce1"/>
          <table:table-cell table:style-name="ce1" table:formula="of:=[.AA59]/[.L59]" office:value-type="float" office:value="29.4140700362205" calcext:value-type="float">
            <text:p>29.4140700362205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857.35" calcext:value-type="float">
            <text:p>70857.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.6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.65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837" calcext:value-type="float">
            <text:p>8.78E-09</text:p>
          </table:table-cell>
          <table:table-cell table:style-name="ce1"/>
          <table:table-cell table:style-name="ce1" table:formula="of:=([.R59]-[.U59])/[.Q59]" office:value-type="float" office:value="709.680033" calcext:value-type="float">
            <text:p>709.68003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1835.27" calcext:value-type="float">
            <text:p>61835.27</text:p>
          </table:table-cell>
          <table:table-cell table:style-name="ce1" office:value-type="float" office:value="3208.674" calcext:value-type="float">
            <text:p>3208.6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9406" calcext:value-type="float">
            <text:p>9.91E-09</text:p>
          </table:table-cell>
          <table:table-cell table:style-name="ce4"/>
          <table:table-cell table:style-name="ce1" table:formula="of:=[.D60]/[.B60]" office:value-type="float" office:value="3.208674" calcext:value-type="float">
            <text:p>3.208674</text:p>
          </table:table-cell>
          <table:table-cell table:style-name="ce1"/>
          <table:table-cell table:style-name="ce1" table:formula="of:=[.AA60]/[.L60]" office:value-type="float" office:value="31.6703902920646" calcext:value-type="float">
            <text:p>31.670390292064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1509.2" calcext:value-type="float">
            <text:p>10150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.7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.7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774016" calcext:value-type="float">
            <text:p>7.77E-09</text:p>
          </table:table-cell>
          <table:table-cell table:style-name="ce1"/>
          <table:table-cell table:style-name="ce1" table:formula="of:=([.R60]-[.U60])/[.Q60]" office:value-type="float" office:value="101.6199579" calcext:value-type="float">
            <text:p>101.619957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90005.57" calcext:value-type="float">
            <text:p>9.00E+04</text:p>
          </table:table-cell>
          <table:table-cell table:style-name="ce1" office:value-type="float" office:value="3871.175" calcext:value-type="float">
            <text:p>3871.17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8525" calcext:value-type="float">
            <text:p>9.95E-09</text:p>
          </table:table-cell>
          <table:table-cell table:style-name="ce4"/>
          <table:table-cell table:style-name="ce1" table:formula="of:=[.D61]/[.B61]" office:value-type="float" office:value="0.3871175" calcext:value-type="float">
            <text:p>0.3871175</text:p>
          </table:table-cell>
          <table:table-cell table:style-name="ce1"/>
          <table:table-cell table:style-name="ce1" table:formula="of:=[.AA61]/[.L61]" office:value-type="float" office:value="34.1706116876659" calcext:value-type="float">
            <text:p>34.1706116876659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2169.6" calcext:value-type="float">
            <text:p>1.32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.8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.817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7935" calcext:value-type="float">
            <text:p>9.82E-09</text:p>
          </table:table-cell>
          <table:table-cell table:style-name="ce1"/>
          <table:table-cell table:style-name="ce1" table:formula="of:=([.R61]-[.U61])/[.Q61]" office:value-type="float" office:value="13.22804177" calcext:value-type="float">
            <text:p>13.2280417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18826" calcext:value-type="float">
            <text:p>1.19E+05</text:p>
          </table:table-cell>
          <table:table-cell table:style-name="ce1" office:value-type="float" office:value="4447.997" calcext:value-type="float">
            <text:p>4447.99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608" calcext:value-type="float">
            <text:p>9.91E-09</text:p>
          </table:table-cell>
          <table:table-cell table:style-name="ce4"/>
          <table:table-cell table:style-name="ce1" table:formula="of:=[.D62]/[.B62]" office:value-type="float" office:value="0.04447997" calcext:value-type="float">
            <text:p>0.04447997</text:p>
          </table:table-cell>
          <table:table-cell table:style-name="ce1"/>
          <table:table-cell table:style-name="ce1" table:formula="of:=[.AA62]/[.L62]" office:value-type="float" office:value="36.6332667490558" calcext:value-type="float">
            <text:p>36.6332667490558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2833.8" calcext:value-type="float">
            <text:p>1.6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.8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.860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560557" calcext:value-type="float">
            <text:p>7.56E-09</text:p>
          </table:table-cell>
          <table:table-cell table:style-name="ce1"/>
          <table:table-cell table:style-name="ce1" table:formula="of:=([.R62]-[.U62])/[.Q62]" office:value-type="float" office:value="1.629446606" calcext:value-type="float">
            <text:p>1.62944660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48032.7" calcext:value-type="float">
            <text:p>1.48E+05</text:p>
          </table:table-cell>
          <table:table-cell table:style-name="ce1" office:value-type="float" office:value="4964.647" calcext:value-type="float">
            <text:p>4964.6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4165" calcext:value-type="float">
            <text:p>9.89E-09</text:p>
          </table:table-cell>
          <table:table-cell table:style-name="ce4"/>
          <table:table-cell table:style-name="ce1" table:formula="of:=[.D63]/[.B63]" office:value-type="float" office:value="0.004964647" calcext:value-type="float">
            <text:p>0.004964647</text:p>
          </table:table-cell>
          <table:table-cell table:style-name="ce1"/>
          <table:table-cell table:style-name="ce1" table:formula="of:=[.AA63]/[.L63]" office:value-type="float" office:value="38.9979139100927" calcext:value-type="float">
            <text:p>38.997913910092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3500" calcext:value-type="float">
            <text:p>1.94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.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.876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108791" calcext:value-type="float">
            <text:p>2.11E-09</text:p>
          </table:table-cell>
          <table:table-cell table:style-name="ce1"/>
          <table:table-cell table:style-name="ce1" table:formula="of:=([.R63]-[.U63])/[.Q63]" office:value-type="float" office:value="0.1936108763" calcext:value-type="float">
            <text:p>0.193610876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69]/[.B69]" office:value-type="float" office:value="333.0001" calcext:value-type="float">
            <text:p>333.0001</text:p>
          </table:table-cell>
          <table:table-cell table:style-name="ce1"/>
          <table:table-cell table:style-name="ce1" table:formula="of:=[.AA69]/[.L69]" office:value-type="float" office:value="3.00029999990991" calcext:value-type="float">
            <text:p>3.00029999990991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69]-[.U69])/[.Q69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7" calcext:value-type="float">
            <text:p>0.0006659997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.82E-06</text:p>
          </table:table-cell>
          <table:table-cell table:style-name="ce1"/>
          <table:table-cell table:style-name="ce1" table:formula="of:=[.D70]/[.B70]" office:value-type="float" office:value="332.9992" calcext:value-type="float">
            <text:p>332.9992</text:p>
          </table:table-cell>
          <table:table-cell table:style-name="ce1"/>
          <table:table-cell table:style-name="ce1" table:formula="of:=[.AA70]/[.L70]" office:value-type="float" office:value="3.00300811533481" calcext:value-type="float">
            <text:p>3.00300811533481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9" calcext:value-type="float">
            <text:p>0.667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.332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.3326664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1" calcext:value-type="float">
            <text:p>4.82E-06</text:p>
          </table:table-cell>
          <table:table-cell table:style-name="ce1"/>
          <table:table-cell table:style-name="ce1" table:formula="of:=([.R70]-[.U70])/[.Q70]" office:value-type="float" office:value="999.9993" calcext:value-type="float">
            <text:p>999.9993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867" calcext:value-type="float">
            <text:p>0.06659867</text:p>
          </table:table-cell>
          <table:table-cell table:style-name="ce1" office:value-type="float" office:value="3.329967" calcext:value-type="float">
            <text:p>3.3299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4268" calcext:value-type="float">
            <text:p>9.99E-09</text:p>
          </table:table-cell>
          <table:table-cell table:style-name="ce4"/>
          <table:table-cell table:style-name="ce1" table:formula="of:=[.D71]/[.B71]" office:value-type="float" office:value="332.9967" calcext:value-type="float">
            <text:p>332.9967</text:p>
          </table:table-cell>
          <table:table-cell table:style-name="ce1"/>
          <table:table-cell table:style-name="ce1" table:formula="of:=[.AA71]/[.L71]" office:value-type="float" office:value="3.03085255799832" calcext:value-type="float">
            <text:p>3.03085255799832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708" calcext:value-type="float">
            <text:p>6.7957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.296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.29693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9097" calcext:value-type="float">
            <text:p>1.00E-08</text:p>
          </table:table-cell>
          <table:table-cell table:style-name="ce1"/>
          <table:table-cell table:style-name="ce1" table:formula="of:=([.R71]-[.U71])/[.Q71]" office:value-type="float" office:value="1009.2639" calcext:value-type="float">
            <text:p>1009.263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4672" calcext:value-type="float">
            <text:p>6.64672</text:p>
          </table:table-cell>
          <table:table-cell table:style-name="ce1" office:value-type="float" office:value="33.26678" calcext:value-type="float">
            <text:p>33.266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715" calcext:value-type="float">
            <text:p>9.86E-09</text:p>
          </table:table-cell>
          <table:table-cell table:style-name="ce4"/>
          <table:table-cell table:style-name="ce1" table:formula="of:=[.D72]/[.B72]" office:value-type="float" office:value="332.6678" calcext:value-type="float">
            <text:p>332.6678</text:p>
          </table:table-cell>
          <table:table-cell table:style-name="ce1"/>
          <table:table-cell table:style-name="ce1" table:formula="of:=[.AA72]/[.L72]" office:value-type="float" office:value="3.3991399227698" calcext:value-type="float">
            <text:p>3.399139922769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2.89872" calcext:value-type="float">
            <text:p>82.898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.17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.1797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3272" calcext:value-type="float">
            <text:p>9.99E-09</text:p>
          </table:table-cell>
          <table:table-cell table:style-name="ce1"/>
          <table:table-cell table:style-name="ce1" table:formula="of:=([.R72]-[.U72])/[.Q72]" office:value-type="float" office:value="1130.7844" calcext:value-type="float">
            <text:p>1130.784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62.4903" calcext:value-type="float">
            <text:p>562.4903</text:p>
          </table:table-cell>
          <table:table-cell table:style-name="ce1" office:value-type="float" office:value="306.0304" calcext:value-type="float">
            <text:p>306.030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0617" calcext:value-type="float">
            <text:p>9.81E-09</text:p>
          </table:table-cell>
          <table:table-cell table:style-name="ce4"/>
          <table:table-cell table:style-name="ce1" table:formula="of:=[.D73]/[.B73]" office:value-type="float" office:value="306.0304" calcext:value-type="float">
            <text:p>306.0304</text:p>
          </table:table-cell>
          <table:table-cell table:style-name="ce1"/>
          <table:table-cell table:style-name="ce1" table:formula="of:=[.AA73]/[.L73]" office:value-type="float" office:value="17.4694514009066" calcext:value-type="float">
            <text:p>17.4694514009066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39.695" calcext:value-type="float">
            <text:p>5239.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.4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.48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345" calcext:value-type="float">
            <text:p>9.92E-09</text:p>
          </table:table-cell>
          <table:table-cell table:style-name="ce1"/>
          <table:table-cell table:style-name="ce1" table:formula="of:=([.R73]-[.U73])/[.Q73]" office:value-type="float" office:value="5346.1832" calcext:value-type="float">
            <text:p>5346.183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42.664" calcext:value-type="float">
            <text:p>7342.664</text:p>
          </table:table-cell>
          <table:table-cell table:style-name="ce1" office:value-type="float" office:value="1105.692" calcext:value-type="float">
            <text:p>1105.6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34416" calcext:value-type="float">
            <text:p>9.93E-09</text:p>
          </table:table-cell>
          <table:table-cell table:style-name="ce4"/>
          <table:table-cell table:style-name="ce1" table:formula="of:=[.D74]/[.B74]" office:value-type="float" office:value="110.5692" calcext:value-type="float">
            <text:p>110.5692</text:p>
          </table:table-cell>
          <table:table-cell table:style-name="ce1"/>
          <table:table-cell table:style-name="ce1" table:formula="of:=[.AA74]/[.L74]" office:value-type="float" office:value="18.4404319647786" calcext:value-type="float">
            <text:p>18.440431964778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79.64" calcext:value-type="float">
            <text:p>20279.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.7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.79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456" calcext:value-type="float">
            <text:p>9.95E-09</text:p>
          </table:table-cell>
          <table:table-cell table:style-name="ce1"/>
          <table:table-cell table:style-name="ce1" table:formula="of:=([.R74]-[.U74])/[.Q74]" office:value-type="float" office:value="2038.94381" calcext:value-type="float">
            <text:p>2038.94381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36.31" calcext:value-type="float">
            <text:p>19436.31</text:p>
          </table:table-cell>
          <table:table-cell table:style-name="ce1" office:value-type="float" office:value="1798.929" calcext:value-type="float">
            <text:p>1798.9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5966" calcext:value-type="float">
            <text:p>9.60E-09</text:p>
          </table:table-cell>
          <table:table-cell table:style-name="ce4"/>
          <table:table-cell table:style-name="ce1" table:formula="of:=[.D75]/[.B75]" office:value-type="float" office:value="17.98929" calcext:value-type="float">
            <text:p>17.98929</text:p>
          </table:table-cell>
          <table:table-cell table:style-name="ce1"/>
          <table:table-cell table:style-name="ce1" table:formula="of:=[.AA75]/[.L75]" office:value-type="float" office:value="19.8339075638894" calcext:value-type="float">
            <text:p>19.833907563889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569.48" calcext:value-type="float">
            <text:p>35569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.3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.31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26061" calcext:value-type="float">
            <text:p>9.23E-09</text:p>
          </table:table-cell>
          <table:table-cell table:style-name="ce1"/>
          <table:table-cell table:style-name="ce1" table:formula="of:=([.R75]-[.U75])/[.Q75]" office:value-type="float" office:value="356.797915" calcext:value-type="float">
            <text:p>356.797915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3007.96" calcext:value-type="float">
            <text:p>33007.96</text:p>
          </table:table-cell>
          <table:table-cell table:style-name="ce1" office:value-type="float" office:value="2344.319" calcext:value-type="float">
            <text:p>2344.3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5258" calcext:value-type="float">
            <text:p>9.65E-09</text:p>
          </table:table-cell>
          <table:table-cell table:style-name="ce4"/>
          <table:table-cell table:style-name="ce1" table:formula="of:=[.D76]/[.B76]" office:value-type="float" office:value="2.344319" calcext:value-type="float">
            <text:p>2.344319</text:p>
          </table:table-cell>
          <table:table-cell table:style-name="ce1"/>
          <table:table-cell table:style-name="ce1" table:formula="of:=[.AA76]/[.L76]" office:value-type="float" office:value="21.753442257645" calcext:value-type="float">
            <text:p>21.7534422576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886.49" calcext:value-type="float">
            <text:p>50886.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.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.5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31411" calcext:value-type="float">
            <text:p>8.23E-09</text:p>
          </table:table-cell>
          <table:table-cell table:style-name="ce1"/>
          <table:table-cell table:style-name="ce1" table:formula="of:=([.R76]-[.U76])/[.Q76]" office:value-type="float" office:value="50.997008" calcext:value-type="float">
            <text:p>50.997008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7155.37" calcext:value-type="float">
            <text:p>4.72E+04</text:p>
          </table:table-cell>
          <table:table-cell table:style-name="ce1" office:value-type="float" office:value="2802.034" calcext:value-type="float">
            <text:p>2802.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58189" calcext:value-type="float">
            <text:p>9.76E-09</text:p>
          </table:table-cell>
          <table:table-cell table:style-name="ce4"/>
          <table:table-cell table:style-name="ce1" table:formula="of:=[.D77]/[.B77]" office:value-type="float" office:value="0.2802034" calcext:value-type="float">
            <text:p>0.2802034</text:p>
          </table:table-cell>
          <table:table-cell table:style-name="ce1"/>
          <table:table-cell table:style-name="ce1" table:formula="of:=[.AA77]/[.L77]" office:value-type="float" office:value="23.6694282795998" calcext:value-type="float">
            <text:p>23.6694282795998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6211.91" calcext:value-type="float">
            <text:p>6.6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.6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.63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55136" calcext:value-type="float">
            <text:p>8.26E-09</text:p>
          </table:table-cell>
          <table:table-cell table:style-name="ce1"/>
          <table:table-cell table:style-name="ce1" table:formula="of:=([.R77]-[.U77])/[.Q77]" office:value-type="float" office:value="6.63225428" calcext:value-type="float">
            <text:p>6.6322542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1600.73" calcext:value-type="float">
            <text:p>6.16E+04</text:p>
          </table:table-cell>
          <table:table-cell table:style-name="ce1" office:value-type="float" office:value="3202.589" calcext:value-type="float">
            <text:p>3202.58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406" calcext:value-type="float">
            <text:p>9.86E-09</text:p>
          </table:table-cell>
          <table:table-cell table:style-name="ce4"/>
          <table:table-cell table:style-name="ce1" table:formula="of:=[.D78]/[.B78]" office:value-type="float" office:value="0.03202589" calcext:value-type="float">
            <text:p>0.03202589</text:p>
          </table:table-cell>
          <table:table-cell table:style-name="ce1"/>
          <table:table-cell table:style-name="ce1" table:formula="of:=[.AA78]/[.L78]" office:value-type="float" office:value="25.4955308970336" calcext:value-type="float">
            <text:p>25.495530897033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541" calcext:value-type="float">
            <text:p>8.1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.7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.70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4861054" calcext:value-type="float">
            <text:p>4.86E-09</text:p>
          </table:table-cell>
          <table:table-cell table:style-name="ce1"/>
          <table:table-cell table:style-name="ce1" table:formula="of:=([.R78]-[.U78])/[.Q78]" office:value-type="float" office:value="0.816517068" calcext:value-type="float">
            <text:p>0.81651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76226.55" calcext:value-type="float">
            <text:p>7.62E+04</text:p>
          </table:table-cell>
          <table:table-cell table:style-name="ce1" office:value-type="float" office:value="3562.557" calcext:value-type="float">
            <text:p>3562.5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6989" calcext:value-type="float">
            <text:p>9.87E-09</text:p>
          </table:table-cell>
          <table:table-cell table:style-name="ce4"/>
          <table:table-cell table:style-name="ce1" table:formula="of:=[.D79]/[.B79]" office:value-type="float" office:value="0.003562557" calcext:value-type="float">
            <text:p>0.003562557</text:p>
          </table:table-cell>
          <table:table-cell table:style-name="ce1"/>
          <table:table-cell table:style-name="ce1" table:formula="of:=[.AA79]/[.L79]" office:value-type="float" office:value="27.2227980352314" calcext:value-type="float">
            <text:p>27.2227980352314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872.02" calcext:value-type="float">
            <text:p>9.6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.7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.749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214" calcext:value-type="float">
            <text:p>3.22E-09</text:p>
          </table:table-cell>
          <table:table-cell table:style-name="ce1"/>
          <table:table-cell table:style-name="ce1" table:formula="of:=([.R79]-[.U79])/[.Q79]" office:value-type="float" office:value="0.0969827697" calcext:value-type="float">
            <text:p>0.096982769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85]/[.B85]" office:value-type="float" office:value="333.0001" calcext:value-type="float">
            <text:p>333.0001</text:p>
          </table:table-cell>
          <table:table-cell table:style-name="ce1"/>
          <table:table-cell table:style-name="ce1" table:formula="of:=[.AA85]/[.L85]" office:value-type="float" office:value="3.00029999990991" calcext:value-type="float">
            <text:p>3.00029999990991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85]-[.U85])/[.Q85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5" calcext:value-type="float">
            <text:p>0.0006659995</text:p>
          </table:table-cell>
          <table:table-cell table:style-name="ce1" office:value-type="float" office:value="0.3329991" calcext:value-type="float">
            <text:p>0.33299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4" calcext:value-type="float">
            <text:p>4.82E-06</text:p>
          </table:table-cell>
          <table:table-cell table:style-name="ce1"/>
          <table:table-cell table:style-name="ce1" table:formula="of:=[.D86]/[.B86]" office:value-type="float" office:value="332.9991" calcext:value-type="float">
            <text:p>332.9991</text:p>
          </table:table-cell>
          <table:table-cell table:style-name="ce1"/>
          <table:table-cell table:style-name="ce1" table:formula="of:=[.AA86]/[.L86]" office:value-type="float" office:value="3.00300811623815" calcext:value-type="float">
            <text:p>3.00300811623815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7" calcext:value-type="float">
            <text:p>0.6673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.3326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.3326663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4" calcext:value-type="float">
            <text:p>4.82E-06</text:p>
          </table:table-cell>
          <table:table-cell table:style-name="ce1"/>
          <table:table-cell table:style-name="ce1" table:formula="of:=([.R86]-[.U86])/[.Q86]" office:value-type="float" office:value="999.999" calcext:value-type="float">
            <text:p>999.999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734" calcext:value-type="float">
            <text:p>0.06659734</text:p>
          </table:table-cell>
          <table:table-cell table:style-name="ce1" office:value-type="float" office:value="3.329933" calcext:value-type="float">
            <text:p>3.3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5267" calcext:value-type="float">
            <text:p>1.00E-08</text:p>
          </table:table-cell>
          <table:table-cell table:style-name="ce4"/>
          <table:table-cell table:style-name="ce1" table:formula="of:=[.D87]/[.B87]" office:value-type="float" office:value="332.9933" calcext:value-type="float">
            <text:p>332.9933</text:p>
          </table:table-cell>
          <table:table-cell table:style-name="ce1"/>
          <table:table-cell table:style-name="ce1" table:formula="of:=[.AA87]/[.L87]" office:value-type="float" office:value="3.03079070960287" calcext:value-type="float">
            <text:p>3.03079070960287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498" calcext:value-type="float">
            <text:p>6.795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.296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.29683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8677" calcext:value-type="float">
            <text:p>9.96E-09</text:p>
          </table:table-cell>
          <table:table-cell table:style-name="ce1"/>
          <table:table-cell table:style-name="ce1" table:formula="of:=([.R87]-[.U87])/[.Q87]" office:value-type="float" office:value="1009.233" calcext:value-type="float">
            <text:p>1009.23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33519" calcext:value-type="float">
            <text:p>6.633519</text:p>
          </table:table-cell>
          <table:table-cell table:style-name="ce1" office:value-type="float" office:value="33.23373" calcext:value-type="float">
            <text:p>33.2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789" calcext:value-type="float">
            <text:p>9.96E-09</text:p>
          </table:table-cell>
          <table:table-cell table:style-name="ce4"/>
          <table:table-cell table:style-name="ce1" table:formula="of:=[.D88]/[.B88]" office:value-type="float" office:value="332.3373" calcext:value-type="float">
            <text:p>332.3373</text:p>
          </table:table-cell>
          <table:table-cell table:style-name="ce1"/>
          <table:table-cell table:style-name="ce1" table:formula="of:=[.AA88]/[.L88]" office:value-type="float" office:value="3.3894031756291" calcext:value-type="float">
            <text:p>3.3894031756291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2.55421" calcext:value-type="float">
            <text:p>82.55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.0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.08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5614" calcext:value-type="float">
            <text:p>9.96E-09</text:p>
          </table:table-cell>
          <table:table-cell table:style-name="ce1"/>
          <table:table-cell table:style-name="ce1" table:formula="of:=([.R88]-[.U88])/[.Q88]" office:value-type="float" office:value="1126.4251" calcext:value-type="float">
            <text:p>1126.425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7843" calcext:value-type="float">
            <text:p>494.7843</text:p>
          </table:table-cell>
          <table:table-cell table:style-name="ce1" office:value-type="float" office:value="287.0219" calcext:value-type="float">
            <text:p>287.0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318" calcext:value-type="float">
            <text:p>9.95E-09</text:p>
          </table:table-cell>
          <table:table-cell table:style-name="ce4"/>
          <table:table-cell table:style-name="ce1" table:formula="of:=[.D89]/[.B89]" office:value-type="float" office:value="287.0219" calcext:value-type="float">
            <text:p>287.0219</text:p>
          </table:table-cell>
          <table:table-cell table:style-name="ce1"/>
          <table:table-cell table:style-name="ce1" table:formula="of:=[.AA89]/[.L89]" office:value-type="float" office:value="10.3888797335674" calcext:value-type="float">
            <text:p>10.388879733567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78.783" calcext:value-type="float">
            <text:p>2878.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.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.05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497728" calcext:value-type="float">
            <text:p>8.50E-09</text:p>
          </table:table-cell>
          <table:table-cell table:style-name="ce1"/>
          <table:table-cell table:style-name="ce1" table:formula="of:=([.R89]-[.U89])/[.Q89]" office:value-type="float" office:value="2981.836" calcext:value-type="float">
            <text:p>2981.83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90.189" calcext:value-type="float">
            <text:p>4490.189</text:p>
          </table:table-cell>
          <table:table-cell table:style-name="ce1" office:value-type="float" office:value="864.6482" calcext:value-type="float">
            <text:p>864.64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238" calcext:value-type="float">
            <text:p>9.91E-09</text:p>
          </table:table-cell>
          <table:table-cell table:style-name="ce4"/>
          <table:table-cell table:style-name="ce1" table:formula="of:=[.D90]/[.B90]" office:value-type="float" office:value="86.46482" calcext:value-type="float">
            <text:p>86.46482</text:p>
          </table:table-cell>
          <table:table-cell table:style-name="ce1"/>
          <table:table-cell table:style-name="ce1" table:formula="of:=[.AA90]/[.L90]" office:value-type="float" office:value="12.0369508662598" calcext:value-type="float">
            <text:p>12.036950866259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99.07" calcext:value-type="float">
            <text:p>10299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.6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.6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166482" calcext:value-type="float">
            <text:p>8.17E-09</text:p>
          </table:table-cell>
          <table:table-cell table:style-name="ce1"/>
          <table:table-cell table:style-name="ce1" table:formula="of:=([.R90]-[.U90])/[.Q90]" office:value-type="float" office:value="1040.77279" calcext:value-type="float">
            <text:p>1040.7727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710.38" calcext:value-type="float">
            <text:p>10710.38</text:p>
          </table:table-cell>
          <table:table-cell table:style-name="ce1" office:value-type="float" office:value="1335.394" calcext:value-type="float">
            <text:p>1335.3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31207" calcext:value-type="float">
            <text:p>9.63E-09</text:p>
          </table:table-cell>
          <table:table-cell table:style-name="ce4"/>
          <table:table-cell table:style-name="ce1" table:formula="of:=[.D91]/[.B91]" office:value-type="float" office:value="13.35394" calcext:value-type="float">
            <text:p>13.35394</text:p>
          </table:table-cell>
          <table:table-cell table:style-name="ce1"/>
          <table:table-cell table:style-name="ce1" table:formula="of:=[.AA91]/[.L91]" office:value-type="float" office:value="13.5043455339772" calcext:value-type="float">
            <text:p>13.5043455339772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923.98" calcext:value-type="float">
            <text:p>17923.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.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.64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91739" calcext:value-type="float">
            <text:p>9.59E-09</text:p>
          </table:table-cell>
          <table:table-cell table:style-name="ce1"/>
          <table:table-cell table:style-name="ce1" table:formula="of:=([.R91]-[.U91])/[.Q91]" office:value-type="float" office:value="180.33622" calcext:value-type="float">
            <text:p>180.3362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555.25" calcext:value-type="float">
            <text:p>17555.25</text:p>
          </table:table-cell>
          <table:table-cell table:style-name="ce1" office:value-type="float" office:value="1709.665" calcext:value-type="float">
            <text:p>1709.6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04481" calcext:value-type="float">
            <text:p>9.70E-09</text:p>
          </table:table-cell>
          <table:table-cell table:style-name="ce4"/>
          <table:table-cell table:style-name="ce1" table:formula="of:=[.D92]/[.B92]" office:value-type="float" office:value="1.709665" calcext:value-type="float">
            <text:p>1.709665</text:p>
          </table:table-cell>
          <table:table-cell table:style-name="ce1"/>
          <table:table-cell table:style-name="ce1" table:formula="of:=[.AA92]/[.L92]" office:value-type="float" office:value="15.022951806348" calcext:value-type="float">
            <text:p>15.022951806348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74.17" calcext:value-type="float">
            <text:p>25574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.0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.04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85965" calcext:value-type="float">
            <text:p>9.39E-09</text:p>
          </table:table-cell>
          <table:table-cell table:style-name="ce1"/>
          <table:table-cell table:style-name="ce1" table:formula="of:=([.R92]-[.U92])/[.Q92]" office:value-type="float" office:value="25.6842149" calcext:value-type="float">
            <text:p>25.684214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4657.23" calcext:value-type="float">
            <text:p>2.47E+04</text:p>
          </table:table-cell>
          <table:table-cell table:style-name="ce1" office:value-type="float" office:value="2026.188" calcext:value-type="float">
            <text:p>2026.18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5768" calcext:value-type="float">
            <text:p>9.79E-09</text:p>
          </table:table-cell>
          <table:table-cell table:style-name="ce4"/>
          <table:table-cell table:style-name="ce1" table:formula="of:=[.D93]/[.B93]" office:value-type="float" office:value="0.2026188" calcext:value-type="float">
            <text:p>0.2026188</text:p>
          </table:table-cell>
          <table:table-cell table:style-name="ce1"/>
          <table:table-cell table:style-name="ce1" table:formula="of:=[.AA93]/[.L93]" office:value-type="float" office:value="16.4558357862153" calcext:value-type="float">
            <text:p>16.455835786215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232.35" calcext:value-type="float">
            <text:p>3.3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.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.2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13674" calcext:value-type="float">
            <text:p>7.31E-09</text:p>
          </table:table-cell>
          <table:table-cell table:style-name="ce1"/>
          <table:table-cell table:style-name="ce1" table:formula="of:=([.R93]-[.U93])/[.Q93]" office:value-type="float" office:value="3.3342617" calcext:value-type="float">
            <text:p>3.334261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1896.24" calcext:value-type="float">
            <text:p>3.19E+04</text:p>
          </table:table-cell>
          <table:table-cell table:style-name="ce1" office:value-type="float" office:value="2304.505" calcext:value-type="float">
            <text:p>2304.5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914" calcext:value-type="float">
            <text:p>9.96E-09</text:p>
          </table:table-cell>
          <table:table-cell table:style-name="ce4"/>
          <table:table-cell table:style-name="ce1" table:formula="of:=[.D94]/[.B94]" office:value-type="float" office:value="0.02304505" calcext:value-type="float">
            <text:p>0.02304505</text:p>
          </table:table-cell>
          <table:table-cell table:style-name="ce1"/>
          <table:table-cell table:style-name="ce1" table:formula="of:=[.AA94]/[.L94]" office:value-type="float" office:value="17.7931740655802" calcext:value-type="float">
            <text:p>17.793174065580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894.05" calcext:value-type="float">
            <text:p>4.0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.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.408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5117203" calcext:value-type="float">
            <text:p>5.12E-09</text:p>
          </table:table-cell>
          <table:table-cell table:style-name="ce1"/>
          <table:table-cell table:style-name="ce1" table:formula="of:=([.R94]-[.U94])/[.Q94]" office:value-type="float" office:value="0.410044586" calcext:value-type="float">
            <text:p>0.41004458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9219.71" calcext:value-type="float">
            <text:p>3.92E+04</text:p>
          </table:table-cell>
          <table:table-cell table:style-name="ce1" office:value-type="float" office:value="2555.409" calcext:value-type="float">
            <text:p>2555.4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00828" calcext:value-type="float">
            <text:p>9.80E-09</text:p>
          </table:table-cell>
          <table:table-cell table:style-name="ce4"/>
          <table:table-cell table:style-name="ce1" table:formula="of:=[.D95]/[.B95]" office:value-type="float" office:value="0.002555409" calcext:value-type="float">
            <text:p>0.002555409</text:p>
          </table:table-cell>
          <table:table-cell table:style-name="ce1"/>
          <table:table-cell table:style-name="ce1" table:formula="of:=[.AA95]/[.L95]" office:value-type="float" office:value="19.0451267096578" calcext:value-type="float">
            <text:p>19.045126709657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557.59" calcext:value-type="float">
            <text:p>4.8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.4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.49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2645" calcext:value-type="float">
            <text:p>9.45E-09</text:p>
          </table:table-cell>
          <table:table-cell table:style-name="ce1"/>
          <table:table-cell table:style-name="ce1" table:formula="of:=([.R95]-[.U95])/[.Q95]" office:value-type="float" office:value="0.0486680882" calcext:value-type="float">
            <text:p>0.048668088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01]/[.B101]" office:value-type="float" office:value="333.0001" calcext:value-type="float">
            <text:p>333.0001</text:p>
          </table:table-cell>
          <table:table-cell table:style-name="ce1"/>
          <table:table-cell table:style-name="ce1" table:formula="of:=[.AA101]/[.L101]" office:value-type="float" office:value="3.0002996996097" calcext:value-type="float">
            <text:p>3.0002996996097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101]-[.U101])/[.Q101]" office:value-type="float" office:value="999.1001" calcext:value-type="float">
            <text:p>999.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1" calcext:value-type="float">
            <text:p>0.0006659991</text:p>
          </table:table-cell>
          <table:table-cell table:style-name="ce1" office:value-type="float" office:value="0.332999" calcext:value-type="float">
            <text:p>0.3329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 table:style-name="ce1"/>
          <table:table-cell table:style-name="ce1" table:formula="of:=[.D102]/[.B102]" office:value-type="float" office:value="332.999" calcext:value-type="float">
            <text:p>332.999</text:p>
          </table:table-cell>
          <table:table-cell table:style-name="ce1"/>
          <table:table-cell table:style-name="ce1" table:formula="of:=[.AA102]/[.L102]" office:value-type="float" office:value="3.00300631533428" calcext:value-type="float">
            <text:p>3.00300631533428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1" calcext:value-type="float">
            <text:p>0.6673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.332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.332666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.82E-06</text:p>
          </table:table-cell>
          <table:table-cell table:style-name="ce1"/>
          <table:table-cell table:style-name="ce1" table:formula="of:=([.R102]-[.U102])/[.Q102]" office:value-type="float" office:value="999.9981" calcext:value-type="float">
            <text:p>999.9981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334" calcext:value-type="float">
            <text:p>0.06659334</text:p>
          </table:table-cell>
          <table:table-cell table:style-name="ce1" office:value-type="float" office:value="3.329834" calcext:value-type="float">
            <text:p>3.3298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.00E-08</text:p>
          </table:table-cell>
          <table:table-cell table:style-name="ce4"/>
          <table:table-cell table:style-name="ce1" table:formula="of:=[.D103]/[.B103]" office:value-type="float" office:value="332.9834" calcext:value-type="float">
            <text:p>332.9834</text:p>
          </table:table-cell>
          <table:table-cell table:style-name="ce1"/>
          <table:table-cell table:style-name="ce1" table:formula="of:=[.AA103]/[.L103]" office:value-type="float" office:value="3.03060242642726" calcext:value-type="float">
            <text:p>3.03060242642726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4868" calcext:value-type="float">
            <text:p>6.7948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.296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.2965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.97E-09</text:p>
          </table:table-cell>
          <table:table-cell table:style-name="ce1"/>
          <table:table-cell table:style-name="ce1" table:formula="of:=([.R103]-[.U103])/[.Q103]" office:value-type="float" office:value="1009.1403" calcext:value-type="float">
            <text:p>1009.140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594382" calcext:value-type="float">
            <text:p>6.594382</text:p>
          </table:table-cell>
          <table:table-cell table:style-name="ce1" office:value-type="float" office:value="33.13555" calcext:value-type="float">
            <text:p>33.1355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.88E-09</text:p>
          </table:table-cell>
          <table:table-cell table:style-name="ce4"/>
          <table:table-cell table:style-name="ce1" table:formula="of:=[.D104]/[.B104]" office:value-type="float" office:value="331.3555" calcext:value-type="float">
            <text:p>331.3555</text:p>
          </table:table-cell>
          <table:table-cell table:style-name="ce1"/>
          <table:table-cell table:style-name="ce1" table:formula="of:=[.AA104]/[.L104]" office:value-type="float" office:value="3.36140429236877" calcext:value-type="float">
            <text:p>3.36140429236877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1.55896" calcext:value-type="float">
            <text:p>81.55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.82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.823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.82E-09</text:p>
          </table:table-cell>
          <table:table-cell table:style-name="ce1"/>
          <table:table-cell table:style-name="ce1" table:formula="of:=([.R104]-[.U104])/[.Q104]" office:value-type="float" office:value="1113.8198" calcext:value-type="float">
            <text:p>1113.819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7174" calcext:value-type="float">
            <text:p>377.7174</text:p>
          </table:table-cell>
          <table:table-cell table:style-name="ce1" office:value-type="float" office:value="250.7787" calcext:value-type="float">
            <text:p>250.778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.67E-09</text:p>
          </table:table-cell>
          <table:table-cell table:style-name="ce4"/>
          <table:table-cell table:style-name="ce1" table:formula="of:=[.D105]/[.B105]" office:value-type="float" office:value="250.7787" calcext:value-type="float">
            <text:p>250.7787</text:p>
          </table:table-cell>
          <table:table-cell table:style-name="ce1"/>
          <table:table-cell table:style-name="ce1" table:formula="of:=[.AA105]/[.L105]" office:value-type="float" office:value="5.96158078816104" calcext:value-type="float">
            <text:p>5.9615807881610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9.237" calcext:value-type="float">
            <text:p>1399.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.80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.8004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.56E-09</text:p>
          </table:table-cell>
          <table:table-cell table:style-name="ce1"/>
          <table:table-cell table:style-name="ce1" table:formula="of:=([.R105]-[.U105])/[.Q105]" office:value-type="float" office:value="1495.03748" calcext:value-type="float">
            <text:p>1495.0374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54.83" calcext:value-type="float">
            <text:p>2254.83</text:p>
          </table:table-cell>
          <table:table-cell table:style-name="ce1" office:value-type="float" office:value="612.7228" calcext:value-type="float">
            <text:p>612.72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.37E-09</text:p>
          </table:table-cell>
          <table:table-cell table:style-name="ce4"/>
          <table:table-cell table:style-name="ce1" table:formula="of:=[.D106]/[.B106]" office:value-type="float" office:value="61.27228" calcext:value-type="float">
            <text:p>61.27228</text:p>
          </table:table-cell>
          <table:table-cell table:style-name="ce1"/>
          <table:table-cell table:style-name="ce1" table:formula="of:=[.AA106]/[.L106]" office:value-type="float" office:value="7.19135406745106" calcext:value-type="float">
            <text:p>7.1913540674510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00.755" calcext:value-type="float">
            <text:p>4300.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.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.551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.61E-09</text:p>
          </table:table-cell>
          <table:table-cell table:style-name="ce1"/>
          <table:table-cell table:style-name="ce1" table:formula="of:=([.R106]-[.U106])/[.Q106]" office:value-type="float" office:value="440.63066" calcext:value-type="float">
            <text:p>440.63066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16.41" calcext:value-type="float">
            <text:p>4816.41</text:p>
          </table:table-cell>
          <table:table-cell table:style-name="ce1" office:value-type="float" office:value="895.5066" calcext:value-type="float">
            <text:p>895.50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.67E-09</text:p>
          </table:table-cell>
          <table:table-cell table:style-name="ce4"/>
          <table:table-cell table:style-name="ce1" table:formula="of:=[.D107]/[.B107]" office:value-type="float" office:value="8.955066" calcext:value-type="float">
            <text:p>8.955066</text:p>
          </table:table-cell>
          <table:table-cell table:style-name="ce1"/>
          <table:table-cell table:style-name="ce1" table:formula="of:=[.AA107]/[.L107]" office:value-type="float" office:value="8.30785043906991" calcext:value-type="float">
            <text:p>8.3078504390699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31.997" calcext:value-type="float">
            <text:p>7331.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.7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.73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.98E-09</text:p>
          </table:table-cell>
          <table:table-cell table:style-name="ce1"/>
          <table:table-cell table:style-name="ce1" table:formula="of:=([.R107]-[.U107])/[.Q107]" office:value-type="float" office:value="74.397349" calcext:value-type="float">
            <text:p>74.397349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81.317" calcext:value-type="float">
            <text:p>7581.317</text:p>
          </table:table-cell>
          <table:table-cell table:style-name="ce1" office:value-type="float" office:value="1123.517" calcext:value-type="float">
            <text:p>1123.5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.92E-09</text:p>
          </table:table-cell>
          <table:table-cell table:style-name="ce4"/>
          <table:table-cell table:style-name="ce1" table:formula="of:=[.D108]/[.B108]" office:value-type="float" office:value="1.123517" calcext:value-type="float">
            <text:p>1.123517</text:p>
          </table:table-cell>
          <table:table-cell table:style-name="ce1"/>
          <table:table-cell table:style-name="ce1" table:formula="of:=[.AA108]/[.L108]" office:value-type="float" office:value="9.33895668690371" calcext:value-type="float">
            <text:p>9.33895668690371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383.8" calcext:value-type="float">
            <text:p>103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.6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.6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.62E-09</text:p>
          </table:table-cell>
          <table:table-cell table:style-name="ce1"/>
          <table:table-cell table:style-name="ce1" table:formula="of:=([.R108]-[.U108])/[.Q108]" office:value-type="float" office:value="10.4924766" calcext:value-type="float">
            <text:p>10.4924766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.04E+04</text:p>
          </table:table-cell>
          <table:table-cell table:style-name="ce1" office:value-type="float" office:value="1318.151" calcext:value-type="float">
            <text:p>1318.15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.92E-09</text:p>
          </table:table-cell>
          <table:table-cell table:style-name="ce4"/>
          <table:table-cell table:style-name="ce1" table:formula="of:=[.D109]/[.B109]" office:value-type="float" office:value="0.1318151" calcext:value-type="float">
            <text:p>0.1318151</text:p>
          </table:table-cell>
          <table:table-cell table:style-name="ce1"/>
          <table:table-cell table:style-name="ce1" table:formula="of:=[.AA109]/[.L109]" office:value-type="float" office:value="10.2807847507607" calcext:value-type="float">
            <text:p>10.2807847507607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.34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.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.19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.54E-09</text:p>
          </table:table-cell>
          <table:table-cell table:style-name="ce1"/>
          <table:table-cell table:style-name="ce1" table:formula="of:=([.R109]-[.U109])/[.Q109]" office:value-type="float" office:value="1.35516267" calcext:value-type="float">
            <text:p>1.3551626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.33E+04</text:p>
          </table:table-cell>
          <table:table-cell table:style-name="ce1" office:value-type="float" office:value="1490.29" calcext:value-type="float">
            <text:p>1490.2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.58E-09</text:p>
          </table:table-cell>
          <table:table-cell table:style-name="ce4"/>
          <table:table-cell table:style-name="ce1" table:formula="of:=[.D110]/[.B110]" office:value-type="float" office:value="0.0149029" calcext:value-type="float">
            <text:p>0.0149029</text:p>
          </table:table-cell>
          <table:table-cell table:style-name="ce1"/>
          <table:table-cell table:style-name="ce1" table:formula="of:=[.AA110]/[.L110]" office:value-type="float" office:value="11.1479690530031" calcext:value-type="float">
            <text:p>11.1479690530031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.6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.5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.53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.88E-09</text:p>
          </table:table-cell>
          <table:table-cell table:style-name="ce1"/>
          <table:table-cell table:style-name="ce1" table:formula="of:=([.R110]-[.U110])/[.Q110]" office:value-type="float" office:value="0.166137068" calcext:value-type="float">
            <text:p>0.16613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.63E+04</text:p>
          </table:table-cell>
          <table:table-cell table:style-name="ce1" office:value-type="float" office:value="1646.08" calcext:value-type="float">
            <text:p>1646.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.67E-09</text:p>
          </table:table-cell>
          <table:table-cell table:style-name="ce4"/>
          <table:table-cell table:style-name="ce1" table:formula="of:=[.D111]/[.B111]" office:value-type="float" office:value="0.00164608" calcext:value-type="float">
            <text:p>0.00164608</text:p>
          </table:table-cell>
          <table:table-cell table:style-name="ce1"/>
          <table:table-cell table:style-name="ce1" table:formula="of:=[.AA111]/[.L111]" office:value-type="float" office:value="11.9540210074845" calcext:value-type="float">
            <text:p>11.9540210074845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.9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.7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.75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.34E-09</text:p>
          </table:table-cell>
          <table:table-cell table:style-name="ce1"/>
          <table:table-cell table:style-name="ce1" table:formula="of:=([.R111]-[.U111])/[.Q111]" office:value-type="float" office:value="0.0196772749" calcext:value-type="float">
            <text:p>0.019677274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17]/[.B117]" office:value-type="float" office:value="333.0001" calcext:value-type="float">
            <text:p>333.0001</text:p>
          </table:table-cell>
          <table:table-cell table:style-name="ce1"/>
          <table:table-cell table:style-name="ce1" table:formula="of:=[.AA117]/[.L117]" office:value-type="float" office:value="3.0002996996097" calcext:value-type="float">
            <text:p>3.0002996996097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117]-[.U117])/[.Q117]" office:value-type="float" office:value="999.1001" calcext:value-type="float">
            <text:p>999.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85" calcext:value-type="float">
            <text:p>0.0006659985</text:p>
          </table:table-cell>
          <table:table-cell table:style-name="ce1" office:value-type="float" office:value="0.3329989" calcext:value-type="float">
            <text:p>0.33299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12" calcext:value-type="float">
            <text:p>4.82E-06</text:p>
          </table:table-cell>
          <table:table-cell table:style-name="ce1"/>
          <table:table-cell table:style-name="ce1" table:formula="of:=[.D118]/[.B118]" office:value-type="float" office:value="332.9989" calcext:value-type="float">
            <text:p>332.9989</text:p>
          </table:table-cell>
          <table:table-cell table:style-name="ce1"/>
          <table:table-cell table:style-name="ce1" table:formula="of:=[.AA118]/[.L118]" office:value-type="float" office:value="3.00300271262157" calcext:value-type="float">
            <text:p>3.00300271262157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11" calcext:value-type="float">
            <text:p>0.6673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.3326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.332665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" calcext:value-type="float">
            <text:p>4.82E-06</text:p>
          </table:table-cell>
          <table:table-cell table:style-name="ce1"/>
          <table:table-cell table:style-name="ce1" table:formula="of:=([.R118]-[.U118])/[.Q118]" office:value-type="float" office:value="999.9966" calcext:value-type="float">
            <text:p>999.996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8668" calcext:value-type="float">
            <text:p>0.06658668</text:p>
          </table:table-cell>
          <table:table-cell table:style-name="ce1" office:value-type="float" office:value="3.329667" calcext:value-type="float">
            <text:p>3.3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9765" calcext:value-type="float">
            <text:p>9.96E-09</text:p>
          </table:table-cell>
          <table:table-cell table:style-name="ce4"/>
          <table:table-cell table:style-name="ce1" table:formula="of:=[.D119]/[.B119]" office:value-type="float" office:value="332.9667" calcext:value-type="float">
            <text:p>332.9667</text:p>
          </table:table-cell>
          <table:table-cell table:style-name="ce1"/>
          <table:table-cell table:style-name="ce1" table:formula="of:=[.AA119]/[.L119]" office:value-type="float" office:value="3.03029071675936" calcext:value-type="float">
            <text:p>3.03029071675936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3818" calcext:value-type="float">
            <text:p>6.793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.296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.29604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2814" calcext:value-type="float">
            <text:p>9.98E-09</text:p>
          </table:table-cell>
          <table:table-cell table:style-name="ce1"/>
          <table:table-cell table:style-name="ce1" table:formula="of:=([.R119]-[.U119])/[.Q119]" office:value-type="float" office:value="1008.9859" calcext:value-type="float">
            <text:p>1008.985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530659" calcext:value-type="float">
            <text:p>6.530659</text:p>
          </table:table-cell>
          <table:table-cell table:style-name="ce1" office:value-type="float" office:value="32.97506" calcext:value-type="float">
            <text:p>32.9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101" calcext:value-type="float">
            <text:p>9.99E-09</text:p>
          </table:table-cell>
          <table:table-cell table:style-name="ce4"/>
          <table:table-cell table:style-name="ce1" table:formula="of:=[.D120]/[.B120]" office:value-type="float" office:value="329.7506" calcext:value-type="float">
            <text:p>329.7506</text:p>
          </table:table-cell>
          <table:table-cell table:style-name="ce1"/>
          <table:table-cell table:style-name="ce1" table:formula="of:=[.AA120]/[.L120]" office:value-type="float" office:value="3.31836302951382" calcext:value-type="float">
            <text:p>3.31836302951382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0.01515" calcext:value-type="float">
            <text:p>80.01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.40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.4080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134" calcext:value-type="float">
            <text:p>9.90E-09</text:p>
          </table:table-cell>
          <table:table-cell table:style-name="ce1"/>
          <table:table-cell table:style-name="ce1" table:formula="of:=([.R120]-[.U120])/[.Q120]" office:value-type="float" office:value="1094.2322" calcext:value-type="float">
            <text:p>1094.232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3.9176" calcext:value-type="float">
            <text:p>283.9176</text:p>
          </table:table-cell>
          <table:table-cell table:style-name="ce1" office:value-type="float" office:value="217.4219" calcext:value-type="float">
            <text:p>217.4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273" calcext:value-type="float">
            <text:p>9.53E-09</text:p>
          </table:table-cell>
          <table:table-cell table:style-name="ce4"/>
          <table:table-cell table:style-name="ce1" table:formula="of:=[.D121]/[.B121]" office:value-type="float" office:value="217.4219" calcext:value-type="float">
            <text:p>217.4219</text:p>
          </table:table-cell>
          <table:table-cell table:style-name="ce1"/>
          <table:table-cell table:style-name="ce1" table:formula="of:=[.AA121]/[.L121]" office:value-type="float" office:value="4.34549040368059" calcext:value-type="float">
            <text:p>4.34549040368059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56.65" calcext:value-type="float">
            <text:p>856.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.15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.1547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25853" calcext:value-type="float">
            <text:p>9.53E-09</text:p>
          </table:table-cell>
          <table:table-cell table:style-name="ce1"/>
          <table:table-cell table:style-name="ce1" table:formula="of:=([.R121]-[.U121])/[.Q121]" office:value-type="float" office:value="944.80478" calcext:value-type="float">
            <text:p>944.8047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08.605" calcext:value-type="float">
            <text:p>1308.605</text:p>
          </table:table-cell>
          <table:table-cell table:style-name="ce1" office:value-type="float" office:value="466.7791" calcext:value-type="float">
            <text:p>466.77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6054" calcext:value-type="float">
            <text:p>9.98E-09</text:p>
          </table:table-cell>
          <table:table-cell table:style-name="ce4"/>
          <table:table-cell table:style-name="ce1" table:formula="of:=[.D122]/[.B122]" office:value-type="float" office:value="46.67791" calcext:value-type="float">
            <text:p>46.67791</text:p>
          </table:table-cell>
          <table:table-cell table:style-name="ce1"/>
          <table:table-cell table:style-name="ce1" table:formula="of:=[.AA122]/[.L122]" office:value-type="float" office:value="5.11848002620511" calcext:value-type="float">
            <text:p>5.11848002620511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88.017" calcext:value-type="float">
            <text:p>2288.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.1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.18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815" calcext:value-type="float">
            <text:p>9.51E-09</text:p>
          </table:table-cell>
          <table:table-cell table:style-name="ce1"/>
          <table:table-cell table:style-name="ce1" table:formula="of:=([.R122]-[.U122])/[.Q122]" office:value-type="float" office:value="238.91995" calcext:value-type="float">
            <text:p>238.91995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11.975" calcext:value-type="float">
            <text:p>2611.975</text:p>
          </table:table-cell>
          <table:table-cell table:style-name="ce1" office:value-type="float" office:value="659.4649" calcext:value-type="float">
            <text:p>659.46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8871891" calcext:value-type="float">
            <text:p>8.87E-09</text:p>
          </table:table-cell>
          <table:table-cell table:style-name="ce4"/>
          <table:table-cell table:style-name="ce1" table:formula="of:=[.D123]/[.B123]" office:value-type="float" office:value="6.594649" calcext:value-type="float">
            <text:p>6.594649</text:p>
          </table:table-cell>
          <table:table-cell table:style-name="ce1"/>
          <table:table-cell table:style-name="ce1" table:formula="of:=[.AA123]/[.L123]" office:value-type="float" office:value="5.91282068234413" calcext:value-type="float">
            <text:p>5.91282068234413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94.433" calcext:value-type="float">
            <text:p>3794.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.8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.864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37423" calcext:value-type="float">
            <text:p>9.94E-09</text:p>
          </table:table-cell>
          <table:table-cell table:style-name="ce1"/>
          <table:table-cell table:style-name="ce1" table:formula="of:=([.R123]-[.U123])/[.Q123]" office:value-type="float" office:value="38.992977" calcext:value-type="float">
            <text:p>38.992977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003.301" calcext:value-type="float">
            <text:p>4003.301</text:p>
          </table:table-cell>
          <table:table-cell table:style-name="ce1" office:value-type="float" office:value="816.4252" calcext:value-type="float">
            <text:p>816.42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12257" calcext:value-type="float">
            <text:p>9.61E-09</text:p>
          </table:table-cell>
          <table:table-cell table:style-name="ce4"/>
          <table:table-cell table:style-name="ce1" table:formula="of:=[.D124]/[.B124]" office:value-type="float" office:value="0.8164252" calcext:value-type="float">
            <text:p>0.8164252</text:p>
          </table:table-cell>
          <table:table-cell table:style-name="ce1"/>
          <table:table-cell table:style-name="ce1" table:formula="of:=[.AA124]/[.L124]" office:value-type="float" office:value="6.64153703241889" calcext:value-type="float">
            <text:p>6.6415370324188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15.768" calcext:value-type="float">
            <text:p>5315.7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.5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.55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02237" calcext:value-type="float">
            <text:p>8.70E-09</text:p>
          </table:table-cell>
          <table:table-cell table:style-name="ce1"/>
          <table:table-cell table:style-name="ce1" table:formula="of:=([.R124]-[.U124])/[.Q124]" office:value-type="float" office:value="5.4223182" calcext:value-type="float">
            <text:p>5.4223182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5435.011" calcext:value-type="float">
            <text:p>5.44E+03</text:p>
          </table:table-cell>
          <table:table-cell table:style-name="ce1" office:value-type="float" office:value="951.2781" calcext:value-type="float">
            <text:p>951.2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9739" calcext:value-type="float">
            <text:p>9.50E-09</text:p>
          </table:table-cell>
          <table:table-cell table:style-name="ce4"/>
          <table:table-cell table:style-name="ce1" table:formula="of:=[.D125]/[.B125]" office:value-type="float" office:value="0.09512781" calcext:value-type="float">
            <text:p>0.09512781</text:p>
          </table:table-cell>
          <table:table-cell table:style-name="ce1"/>
          <table:table-cell table:style-name="ce1" table:formula="of:=[.AA125]/[.L125]" office:value-type="float" office:value="7.30586229200483" calcext:value-type="float">
            <text:p>7.3058622920048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842.395" calcext:value-type="float">
            <text:p>6.8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.5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.51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40563" calcext:value-type="float">
            <text:p>8.54E-09</text:p>
          </table:table-cell>
          <table:table-cell table:style-name="ce1"/>
          <table:table-cell table:style-name="ce1" table:formula="of:=([.R125]-[.U125])/[.Q125]" office:value-type="float" office:value="0.69499068" calcext:value-type="float">
            <text:p>0.6949906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889.563" calcext:value-type="float">
            <text:p>6.89E+03</text:p>
          </table:table-cell>
          <table:table-cell table:style-name="ce1" office:value-type="float" office:value="1071.034" calcext:value-type="float">
            <text:p>1071.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2695" calcext:value-type="float">
            <text:p>9.41E-09</text:p>
          </table:table-cell>
          <table:table-cell table:style-name="ce4"/>
          <table:table-cell table:style-name="ce1" table:formula="of:=[.D126]/[.B126]" office:value-type="float" office:value="0.01071034" calcext:value-type="float">
            <text:p>0.01071034</text:p>
          </table:table-cell>
          <table:table-cell table:style-name="ce1"/>
          <table:table-cell table:style-name="ce1" table:formula="of:=[.AA126]/[.L126]" office:value-type="float" office:value="7.91722811787487" calcext:value-type="float">
            <text:p>7.91722811787487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371.488" calcext:value-type="float">
            <text:p>8.3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.1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.13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5991" calcext:value-type="float">
            <text:p>9.36E-09</text:p>
          </table:table-cell>
          <table:table-cell table:style-name="ce1"/>
          <table:table-cell table:style-name="ce1" table:formula="of:=([.R126]-[.U126])/[.Q126]" office:value-type="float" office:value="0.084796205" calcext:value-type="float">
            <text:p>0.084796205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8358.717" calcext:value-type="float">
            <text:p>8.36E+03</text:p>
          </table:table-cell>
          <table:table-cell table:style-name="ce1" office:value-type="float" office:value="1179.715" calcext:value-type="float">
            <text:p>1179.71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46412" calcext:value-type="float">
            <text:p>9.75E-09</text:p>
          </table:table-cell>
          <table:table-cell table:style-name="ce4"/>
          <table:table-cell table:style-name="ce1" table:formula="of:=[.D127]/[.B127]" office:value-type="float" office:value="0.001179715" calcext:value-type="float">
            <text:p>0.001179715</text:p>
          </table:table-cell>
          <table:table-cell table:style-name="ce1"/>
          <table:table-cell table:style-name="ce1" table:formula="of:=[.AA127]/[.L127]" office:value-type="float" office:value="8.48551811242546" calcext:value-type="float">
            <text:p>8.48551811242546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901.927" calcext:value-type="float">
            <text:p>9.9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.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.5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68416" calcext:value-type="float">
            <text:p>8.97E-09</text:p>
          </table:table-cell>
          <table:table-cell table:style-name="ce1"/>
          <table:table-cell table:style-name="ce1" table:formula="of:=([.R127]-[.U127])/[.Q127]" office:value-type="float" office:value="0.010010493" calcext:value-type="float">
            <text:p>0.01001049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33]/[.B133]" office:value-type="float" office:value="333.0001" calcext:value-type="float">
            <text:p>333.0001</text:p>
          </table:table-cell>
          <table:table-cell table:style-name="ce1"/>
          <table:table-cell table:style-name="ce1" table:formula="of:=[.AA133]/[.L133]" office:value-type="float" office:value="3.00029939930949" calcext:value-type="float">
            <text:p>3.00029939930949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.0332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.03329667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R133]-[.U133])/[.Q133]" office:value-type="float" office:value="999.1" calcext:value-type="float">
            <text:p>999.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71" calcext:value-type="float">
            <text:p>0.0006659971</text:p>
          </table:table-cell>
          <table:table-cell table:style-name="ce1" office:value-type="float" office:value="0.3329985" calcext:value-type="float">
            <text:p>0.33299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23" calcext:value-type="float">
            <text:p>4.82E-06</text:p>
          </table:table-cell>
          <table:table-cell table:style-name="ce1"/>
          <table:table-cell table:style-name="ce1" table:formula="of:=[.D134]/[.B134]" office:value-type="float" office:value="332.9985" calcext:value-type="float">
            <text:p>332.9985</text:p>
          </table:table-cell>
          <table:table-cell table:style-name="ce1"/>
          <table:table-cell table:style-name="ce1" table:formula="of:=[.AA134]/[.L134]" office:value-type="float" office:value="3.00299701049704" calcext:value-type="float">
            <text:p>3.00299701049704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29" calcext:value-type="float">
            <text:p>0.667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.3326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.332664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32" calcext:value-type="float">
            <text:p>4.82E-06</text:p>
          </table:table-cell>
          <table:table-cell table:style-name="ce1"/>
          <table:table-cell table:style-name="ce1" table:formula="of:=([.R134]-[.U134])/[.Q134]" office:value-type="float" office:value="999.9935" calcext:value-type="float">
            <text:p>999.993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7338" calcext:value-type="float">
            <text:p>0.06657338</text:p>
          </table:table-cell>
          <table:table-cell table:style-name="ce1" office:value-type="float" office:value="3.329334" calcext:value-type="float">
            <text:p>3.3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9723" calcext:value-type="float">
            <text:p>9.97E-09</text:p>
          </table:table-cell>
          <table:table-cell table:style-name="ce4"/>
          <table:table-cell table:style-name="ce1" table:formula="of:=[.D135]/[.B135]" office:value-type="float" office:value="332.9334" calcext:value-type="float">
            <text:p>332.9334</text:p>
          </table:table-cell>
          <table:table-cell table:style-name="ce1"/>
          <table:table-cell table:style-name="ce1" table:formula="of:=[.AA135]/[.L135]" office:value-type="float" office:value="3.02966749506057" calcext:value-type="float">
            <text:p>3.02966749506057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1721" calcext:value-type="float">
            <text:p>6.7917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.2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.2950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9556" calcext:value-type="float">
            <text:p>9.97E-09</text:p>
          </table:table-cell>
          <table:table-cell table:style-name="ce1"/>
          <table:table-cell table:style-name="ce1" table:formula="of:=([.R135]-[.U135])/[.Q135]" office:value-type="float" office:value="1008.6775" calcext:value-type="float">
            <text:p>1008.6775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408529" calcext:value-type="float">
            <text:p>6.408529</text:p>
          </table:table-cell>
          <table:table-cell table:style-name="ce1" office:value-type="float" office:value="32.66527" calcext:value-type="float">
            <text:p>32.6652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7645" calcext:value-type="float">
            <text:p>9.83E-09</text:p>
          </table:table-cell>
          <table:table-cell table:style-name="ce4"/>
          <table:table-cell table:style-name="ce1" table:formula="of:=[.D136]/[.B136]" office:value-type="float" office:value="326.6527" calcext:value-type="float">
            <text:p>326.6527</text:p>
          </table:table-cell>
          <table:table-cell table:style-name="ce1"/>
          <table:table-cell table:style-name="ce1" table:formula="of:=[.AA136]/[.L136]" office:value-type="float" office:value="3.24340867226874" calcext:value-type="float">
            <text:p>3.24340867226874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77.28347" calcext:value-type="float">
            <text:p>77.28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.6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.6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64187" calcext:value-type="float">
            <text:p>9.86E-09</text:p>
          </table:table-cell>
          <table:table-cell table:style-name="ce1"/>
          <table:table-cell table:style-name="ce1" table:formula="of:=([.R136]-[.U136])/[.Q136]" office:value-type="float" office:value="1059.4682" calcext:value-type="float">
            <text:p>1059.468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.161" calcext:value-type="float">
            <text:p>200.161</text:p>
          </table:table-cell>
          <table:table-cell table:style-name="ce1" office:value-type="float" office:value="182.5563" calcext:value-type="float">
            <text:p>182.556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7470681" calcext:value-type="float">
            <text:p>7.47E-09</text:p>
          </table:table-cell>
          <table:table-cell table:style-name="ce4"/>
          <table:table-cell table:style-name="ce1" table:formula="of:=[.D137]/[.B137]" office:value-type="float" office:value="182.5563" calcext:value-type="float">
            <text:p>182.5563</text:p>
          </table:table-cell>
          <table:table-cell table:style-name="ce1"/>
          <table:table-cell table:style-name="ce1" table:formula="of:=[.AA137]/[.L137]" office:value-type="float" office:value="3.42914618668323" calcext:value-type="float">
            <text:p>3.42914618668323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7.0542" calcext:value-type="float">
            <text:p>547.05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.95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.958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178673" calcext:value-type="float">
            <text:p>9.18E-09</text:p>
          </table:table-cell>
          <table:table-cell table:style-name="ce1"/>
          <table:table-cell table:style-name="ce1" table:formula="of:=([.R137]-[.U137])/[.Q137]" office:value-type="float" office:value="626.01224" calcext:value-type="float">
            <text:p>626.01224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7.5322" calcext:value-type="float">
            <text:p>747.5322</text:p>
          </table:table-cell>
          <table:table-cell table:style-name="ce1" office:value-type="float" office:value="352.7947" calcext:value-type="float">
            <text:p>352.79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8476" calcext:value-type="float">
            <text:p>9.38E-09</text:p>
          </table:table-cell>
          <table:table-cell table:style-name="ce4"/>
          <table:table-cell table:style-name="ce1" table:formula="of:=[.D138]/[.B138]" office:value-type="float" office:value="35.27947" calcext:value-type="float">
            <text:p>35.27947</text:p>
          </table:table-cell>
          <table:table-cell table:style-name="ce1"/>
          <table:table-cell table:style-name="ce1" table:formula="of:=[.AA138]/[.L138]" office:value-type="float" office:value="3.85123501004975" calcext:value-type="float">
            <text:p>3.85123501004975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4.275" calcext:value-type="float">
            <text:p>1264.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.4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.42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81" calcext:value-type="float">
            <text:p>9.73E-09</text:p>
          </table:table-cell>
          <table:table-cell table:style-name="ce1"/>
          <table:table-cell table:style-name="ce1" table:formula="of:=([.R138]-[.U138])/[.Q138]" office:value-type="float" office:value="135.86953" calcext:value-type="float">
            <text:p>135.8695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8.781" calcext:value-type="float">
            <text:p>1408.781</text:p>
          </table:table-cell>
          <table:table-cell table:style-name="ce1" office:value-type="float" office:value="484.3162" calcext:value-type="float">
            <text:p>484.3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4388" calcext:value-type="float">
            <text:p>9.96E-09</text:p>
          </table:table-cell>
          <table:table-cell table:style-name="ce4"/>
          <table:table-cell table:style-name="ce1" table:formula="of:=[.D139]/[.B139]" office:value-type="float" office:value="4.843162" calcext:value-type="float">
            <text:p>4.843162</text:p>
          </table:table-cell>
          <table:table-cell table:style-name="ce1"/>
          <table:table-cell table:style-name="ce1" table:formula="of:=[.AA139]/[.L139]" office:value-type="float" office:value="4.36743912344869" calcext:value-type="float">
            <text:p>4.36743912344869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15.236" calcext:value-type="float">
            <text:p>2015.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.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.9855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5058" calcext:value-type="float">
            <text:p>9.82E-09</text:p>
          </table:table-cell>
          <table:table-cell table:style-name="ce1"/>
          <table:table-cell table:style-name="ce1" table:formula="of:=([.R139]-[.U139])/[.Q139]" office:value-type="float" office:value="21.1522152" calcext:value-type="float">
            <text:p>21.152215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108.408" calcext:value-type="float">
            <text:p>2108.408</text:p>
          </table:table-cell>
          <table:table-cell table:style-name="ce1" office:value-type="float" office:value="592.4948" calcext:value-type="float">
            <text:p>592.4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200462" calcext:value-type="float">
            <text:p>9.20E-09</text:p>
          </table:table-cell>
          <table:table-cell table:style-name="ce4"/>
          <table:table-cell table:style-name="ce1" table:formula="of:=[.D140]/[.B140]" office:value-type="float" office:value="0.5924948" calcext:value-type="float">
            <text:p>0.5924948</text:p>
          </table:table-cell>
          <table:table-cell table:style-name="ce1"/>
          <table:table-cell table:style-name="ce1" table:formula="of:=[.AA140]/[.L140]" office:value-type="float" office:value="4.85603434831833" calcext:value-type="float">
            <text:p>4.85603434831833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774.399" calcext:value-type="float">
            <text:p>2774.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.77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.77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8458" calcext:value-type="float">
            <text:p>9.36E-09</text:p>
          </table:table-cell>
          <table:table-cell table:style-name="ce1"/>
          <table:table-cell table:style-name="ce1" table:formula="of:=([.R140]-[.U140])/[.Q140]" office:value-type="float" office:value="2.8771751" calcext:value-type="float">
            <text:p>2.8771751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826.374" calcext:value-type="float">
            <text:p>2.83E+03</text:p>
          </table:table-cell>
          <table:table-cell table:style-name="ce1" office:value-type="float" office:value="685.9968" calcext:value-type="float">
            <text:p>685.9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5677" calcext:value-type="float">
            <text:p>9.42E-09</text:p>
          </table:table-cell>
          <table:table-cell table:style-name="ce4"/>
          <table:table-cell table:style-name="ce1" table:formula="of:=[.D141]/[.B141]" office:value-type="float" office:value="0.06859968" calcext:value-type="float">
            <text:p>0.06859968</text:p>
          </table:table-cell>
          <table:table-cell table:style-name="ce1"/>
          <table:table-cell table:style-name="ce1" table:formula="of:=[.AA141]/[.L141]" office:value-type="float" office:value="5.30783525520819" calcext:value-type="float">
            <text:p>5.30783525520819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536.714" calcext:value-type="float">
            <text:p>3.5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.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.4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12271" calcext:value-type="float">
            <text:p>9.51E-09</text:p>
          </table:table-cell>
          <table:table-cell table:style-name="ce1"/>
          <table:table-cell table:style-name="ce1" table:formula="of:=([.R141]-[.U141])/[.Q141]" office:value-type="float" office:value="0.3641158" calcext:value-type="float">
            <text:p>0.364115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554.949" calcext:value-type="float">
            <text:p>3.55E+03</text:p>
          </table:table-cell>
          <table:table-cell table:style-name="ce1" office:value-type="float" office:value="769.35" calcext:value-type="float">
            <text:p>769.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603" calcext:value-type="float">
            <text:p>9.72E-09</text:p>
          </table:table-cell>
          <table:table-cell table:style-name="ce4"/>
          <table:table-cell table:style-name="ce1" table:formula="of:=[.D142]/[.B142]" office:value-type="float" office:value="0.0076935" calcext:value-type="float">
            <text:p>0.0076935</text:p>
          </table:table-cell>
          <table:table-cell table:style-name="ce1"/>
          <table:table-cell table:style-name="ce1" table:formula="of:=[.AA142]/[.L142]" office:value-type="float" office:value="5.7270569961656" calcext:value-type="float">
            <text:p>5.727056996165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300.56" calcext:value-type="float">
            <text:p>4.3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.5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.551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2726" calcext:value-type="float">
            <text:p>9.50E-09</text:p>
          </table:table-cell>
          <table:table-cell table:style-name="ce1"/>
          <table:table-cell table:style-name="ce1" table:formula="of:=([.R142]-[.U142])/[.Q142]" office:value-type="float" office:value="0.044061113" calcext:value-type="float">
            <text:p>0.04406111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290.401" calcext:value-type="float">
            <text:p>4.29E+03</text:p>
          </table:table-cell>
          <table:table-cell table:style-name="ce1" office:value-type="float" office:value="845.1937" calcext:value-type="float">
            <text:p>845.19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77604" calcext:value-type="float">
            <text:p>9.48E-09</text:p>
          </table:table-cell>
          <table:table-cell table:style-name="ce4"/>
          <table:table-cell table:style-name="ce1" table:formula="of:=[.D143]/[.B143]" office:value-type="float" office:value="0.0008451937" calcext:value-type="float">
            <text:p>0.0008451937</text:p>
          </table:table-cell>
          <table:table-cell table:style-name="ce1"/>
          <table:table-cell table:style-name="ce1" table:formula="of:=[.AA143]/[.L143]" office:value-type="float" office:value="6.11883808409835" calcext:value-type="float">
            <text:p>6.11883808409835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5065.264" calcext:value-type="float">
            <text:p>5.0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.3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.339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23034" calcext:value-type="float">
            <text:p>8.62E-09</text:p>
          </table:table-cell>
          <table:table-cell table:style-name="ce1"/>
          <table:table-cell table:style-name="ce1" table:formula="of:=([.R143]-[.U143])/[.Q143]" office:value-type="float" office:value="0.0051716034" calcext:value-type="float">
            <text:p>0.005171603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Short form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trou at 100</text:p>
          </table:table-cell>
          <table:table-cell office:value-type="string" calcext:value-type="string">
            <text:p>trout at 1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]" office:value-type="float" office:value="0.001" calcext:value-type="float">
            <text:p>0.001</text:p>
          </table:table-cell>
          <table:table-cell table:formula="of:=[.N11]" office:value-type="float" office:value="204.098330039898" calcext:value-type="float">
            <text:p>204.098330039898</text:p>
          </table:table-cell>
          <table:table-cell table:formula="of:=[.N12]" office:value-type="float" office:value="189.568365076869" calcext:value-type="float">
            <text:p>189.568365076869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table:formula="of:=[.A148]+16" office:value-type="float" office:value="17" calcext:value-type="float">
            <text:p>17</text:p>
          </table:table-cell>
          <table:table-cell table:formula="of:=[.D17]" office:value-type="float" office:value="0.005" calcext:value-type="float">
            <text:p>0.005</text:p>
          </table:table-cell>
          <table:table-cell table:formula="of:=[.N27]" office:value-type="float" office:value="75.6810617565946" calcext:value-type="float">
            <text:p>75.6810617565946</text:p>
          </table:table-cell>
          <table:table-cell table:formula="of:=[.N28]" office:value-type="float" office:value="76.8192839019958" calcext:value-type="float">
            <text:p>76.8192839019958</text:p>
          </table:table-cell>
          <table:table-cell table:formula="of:=[.E148]+16"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table:formula="of:=[.A149]+16" office:value-type="float" office:value="33" calcext:value-type="float">
            <text:p>33</text:p>
          </table:table-cell>
          <table:table-cell table:formula="of:=[.D33]" office:value-type="float" office:value="0.01" calcext:value-type="float">
            <text:p>0.01</text:p>
          </table:table-cell>
          <table:table-cell table:formula="of:=[.N43]" office:value-type="float" office:value="50.1224113280581" calcext:value-type="float">
            <text:p>50.1224113280581</text:p>
          </table:table-cell>
          <table:table-cell table:formula="of:=[.N44]" office:value-type="float" office:value="52.3389861759906" calcext:value-type="float">
            <text:p>52.3389861759906</text:p>
          </table:table-cell>
          <table:table-cell table:formula="of:=[.E149]+16"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table:formula="of:=[.A150]+16" office:value-type="float" office:value="49" calcext:value-type="float">
            <text:p>49</text:p>
          </table:table-cell>
          <table:table-cell table:formula="of:=[.D49]" office:value-type="float" office:value="0.025" calcext:value-type="float">
            <text:p>0.025</text:p>
          </table:table-cell>
          <table:table-cell table:formula="of:=[.N59]" office:value-type="float" office:value="29.4140700362205" calcext:value-type="float">
            <text:p>29.4140700362205</text:p>
          </table:table-cell>
          <table:table-cell table:formula="of:=[.N60]" office:value-type="float" office:value="31.6703902920646" calcext:value-type="float">
            <text:p>31.6703902920646</text:p>
          </table:table-cell>
          <table:table-cell table:formula="of:=[.E150]+16"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table:formula="of:=[.A151]+16" office:value-type="float" office:value="65" calcext:value-type="float">
            <text:p>65</text:p>
          </table:table-cell>
          <table:table-cell table:formula="of:=[.D65]" office:value-type="float" office:value="0.05" calcext:value-type="float">
            <text:p>0.05</text:p>
          </table:table-cell>
          <table:table-cell table:formula="of:=[.N75]" office:value-type="float" office:value="19.8339075638894" calcext:value-type="float">
            <text:p>19.8339075638894</text:p>
          </table:table-cell>
          <table:table-cell table:formula="of:=[.N76]" office:value-type="float" office:value="21.753442257645" calcext:value-type="float">
            <text:p>21.753442257645</text:p>
          </table:table-cell>
          <table:table-cell table:formula="of:=[.E151]+16"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table:formula="of:=[.A152]+16" office:value-type="float" office:value="81" calcext:value-type="float">
            <text:p>81</text:p>
          </table:table-cell>
          <table:table-cell table:formula="of:=[.D81]" office:value-type="float" office:value="0.1" calcext:value-type="float">
            <text:p>0.1</text:p>
          </table:table-cell>
          <table:table-cell table:formula="of:=[.N91]" office:value-type="float" office:value="13.5043455339772" calcext:value-type="float">
            <text:p>13.5043455339772</text:p>
          </table:table-cell>
          <table:table-cell table:formula="of:=[.N92]" office:value-type="float" office:value="15.022951806348" calcext:value-type="float">
            <text:p>15.022951806348</text:p>
          </table:table-cell>
          <table:table-cell table:formula="of:=[.E152]+16" office:value-type="float" office:value="91" calcext:value-type="float">
            <text:p>91</text:p>
          </table:table-cell>
          <table:table-cell table:number-columns-repeated="22"/>
        </table:table-row>
        <table:table-row table:style-name="ro1">
          <table:table-cell table:formula="of:=[.A153]+16" office:value-type="float" office:value="97" calcext:value-type="float">
            <text:p>97</text:p>
          </table:table-cell>
          <table:table-cell table:formula="of:=[.D97]" office:value-type="float" office:value="0.25" calcext:value-type="float">
            <text:p>0.25</text:p>
          </table:table-cell>
          <table:table-cell table:formula="of:=[.N107]" office:value-type="float" office:value="8.30785043906991" calcext:value-type="float">
            <text:p>8.30785043906991</text:p>
          </table:table-cell>
          <table:table-cell table:formula="of:=[.N108]" office:value-type="float" office:value="9.33895668690371" calcext:value-type="float">
            <text:p>9.33895668690371</text:p>
          </table:table-cell>
          <table:table-cell table:formula="of:=[.E153]+16" office:value-type="float" office:value="107" calcext:value-type="float">
            <text:p>107</text:p>
          </table:table-cell>
          <table:table-cell table:number-columns-repeated="22"/>
        </table:table-row>
        <table:table-row table:style-name="ro1">
          <table:table-cell table:formula="of:=[.A154]+16" office:value-type="float" office:value="113" calcext:value-type="float">
            <text:p>113</text:p>
          </table:table-cell>
          <table:table-cell table:formula="of:=[.D113]" office:value-type="float" office:value="0.5" calcext:value-type="float">
            <text:p>0.5</text:p>
          </table:table-cell>
          <table:table-cell table:formula="of:=[.N123]" office:value-type="float" office:value="5.91282068234413" calcext:value-type="float">
            <text:p>5.91282068234413</text:p>
          </table:table-cell>
          <table:table-cell table:formula="of:=[.N124]" office:value-type="float" office:value="6.64153703241889" calcext:value-type="float">
            <text:p>6.64153703241889</text:p>
          </table:table-cell>
          <table:table-cell table:formula="of:=[.E154]+16" office:value-type="float" office:value="123" calcext:value-type="float">
            <text:p>123</text:p>
          </table:table-cell>
          <table:table-cell table:number-columns-repeated="22"/>
        </table:table-row>
        <table:table-row table:style-name="ro1">
          <table:table-cell table:formula="of:=[.A155]+16" office:value-type="float" office:value="129" calcext:value-type="float">
            <text:p>129</text:p>
          </table:table-cell>
          <table:table-cell table:formula="of:=[.D129]" office:value-type="float" office:value="1" calcext:value-type="float">
            <text:p>1</text:p>
          </table:table-cell>
          <table:table-cell table:formula="of:=[.N139]" office:value-type="float" office:value="4.36743912344869" calcext:value-type="float">
            <text:p>4.36743912344869</text:p>
          </table:table-cell>
          <table:table-cell table:formula="of:=[.N140]" office:value-type="float" office:value="4.85603434831833" calcext:value-type="float">
            <text:p>4.85603434831833</text:p>
          </table:table-cell>
          <table:table-cell table:formula="of:=[.E155]+16" office:value-type="float" office:value="139" calcext:value-type="float">
            <text:p>13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log(eps)</text:p>
          </table:table-cell>
          <table:table-cell office:value-type="string" calcext:value-type="string">
            <text:p>log(trou at 100)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48])" office:value-type="float" office:value="-3" calcext:value-type="float">
            <text:p>-3.00</text:p>
          </table:table-cell>
          <table:table-cell table:style-name="ce14" table:formula="of:=LOG10([.C148])" office:value-type="float" office:value="2.3098394512745" calcext:value-type="float">
            <text:p>2.31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49])" office:value-type="float" office:value="-2.30102999566398" calcext:value-type="float">
            <text:p>-2.30</text:p>
          </table:table-cell>
          <table:table-cell table:style-name="ce14" table:formula="of:=LOG10([.C149])" office:value-type="float" office:value="1.87898721630858" calcext:value-type="float">
            <text:p>1.88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50])" office:value-type="float" office:value="-2" calcext:value-type="float">
            <text:p>-2.00</text:p>
          </table:table-cell>
          <table:table-cell table:style-name="ce14" table:formula="of:=LOG10([.C150])" office:value-type="float" office:value="1.70003195620238" calcext:value-type="float">
            <text:p>1.70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51])" office:value-type="float" office:value="-1.60205999132796" calcext:value-type="float">
            <text:p>-1.60</text:p>
          </table:table-cell>
          <table:table-cell table:style-name="ce14" table:formula="of:=LOG10([.C151])" office:value-type="float" office:value="1.46855512216007" calcext:value-type="float">
            <text:p>1.47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52])" office:value-type="float" office:value="-1.30102999566398" calcext:value-type="float">
            <text:p>-1.30</text:p>
          </table:table-cell>
          <table:table-cell table:style-name="ce14" table:formula="of:=LOG10([.C152])" office:value-type="float" office:value="1.29740828486864" calcext:value-type="float">
            <text:p>1.30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53])" office:value-type="float" office:value="-1" calcext:value-type="float">
            <text:p>-1.00</text:p>
          </table:table-cell>
          <table:table-cell table:style-name="ce14" table:formula="of:=LOG10([.C153])" office:value-type="float" office:value="1.1304735416616" calcext:value-type="float">
            <text:p>1.13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54])" office:value-type="float" office:value="-0.602059991327962" calcext:value-type="float">
            <text:p>-0.60</text:p>
          </table:table-cell>
          <table:table-cell table:style-name="ce14" table:formula="of:=LOG10([.C154])" office:value-type="float" office:value="0.919488669607007" calcext:value-type="float">
            <text:p>0.92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55])" office:value-type="float" office:value="-0.301029995663981" calcext:value-type="float">
            <text:p>-0.30</text:p>
          </table:table-cell>
          <table:table-cell table:style-name="ce14" table:formula="of:=LOG10([.C155])" office:value-type="float" office:value="0.771794708383628" calcext:value-type="float">
            <text:p>0.77</text:p>
          </table:table-cell>
          <table:table-cell table:number-columns-repeated="24"/>
        </table:table-row>
        <table:table-row table:style-name="ro1">
          <table:table-cell/>
          <table:table-cell table:style-name="ce14" table:formula="of:=LOG10([.B156])" office:value-type="float" office:value="0" calcext:value-type="float">
            <text:p>0.00</text:p>
          </table:table-cell>
          <table:table-cell table:style-name="ce14" table:formula="of:=LOG10([.C156])" office:value-type="float" office:value="0.640226860183974" calcext:value-type="float">
            <text:p>0.64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s = 10^(log(1-1,75Tr))</text:p>
          </table:table-cell>
          <table:table-cell table:number-columns-repeated="25"/>
        </table:table-row>
        <table:table-row table:style-name="ro1" table:number-rows-repeated="104840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expPTT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5]/[.A5]" office:value-type="float" office:value="333.0001" calcext:value-type="float">
            <text:p>333.0001</text:p>
          </table:table-cell>
          <table:table-cell table:style-name="ce3" table:formula="of:=[.B5]-[.E5]" office:value-type="float" office:value="0.000006659998" calcext:value-type="float">
            <text:p>6.66E-06</text:p>
          </table:table-cell>
          <table:table-cell table:formula="of:=SQRT((3/2))*SQRT([.B5]/[.C5])" office:value-type="float" office:value="0.0173205028743358" calcext:value-type="float">
            <text:p>0.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1" calcext:value-type="float">
            <text:p>0.0006659991</text:p>
          </table:table-cell>
          <table:table-cell office:value-type="float" office:value="0.332999" calcext:value-type="float">
            <text:p>0.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/>
          <table:table-cell table:formula="of:=[.C6]/[.A6]" office:value-type="float" office:value="332.999" calcext:value-type="float">
            <text:p>332.999</text:p>
          </table:table-cell>
          <table:table-cell table:style-name="ce3" table:formula="of:=[.B6]-[.E6]" office:value-type="float" office:value="0.0006659991" calcext:value-type="float">
            <text:p>6.66E-04</text:p>
          </table:table-cell>
          <table:table-cell table:formula="of:=SQRT((3/2))*SQRT([.B6]/[.C6])" office:value-type="float" office:value="0.0547723009829771" calcext:value-type="float">
            <text:p>0.054772300982977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334" calcext:value-type="float">
            <text:p>0.06659334</text:p>
          </table:table-cell>
          <table:table-cell office:value-type="float" office:value="3.329834" calcext:value-type="float">
            <text:p>3.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.00E-08</text:p>
          </table:table-cell>
          <table:table-cell table:style-name="ce4"/>
          <table:table-cell table:formula="of:=[.C7]/[.A7]" office:value-type="float" office:value="332.9834" calcext:value-type="float">
            <text:p>332.9834</text:p>
          </table:table-cell>
          <table:table-cell table:style-name="ce3" table:formula="of:=[.B7]-[.E7]" office:value-type="float" office:value="0.06659334" calcext:value-type="float">
            <text:p>6.66E-02</text:p>
          </table:table-cell>
          <table:table-cell table:formula="of:=SQRT((3/2))*SQRT([.B7]/[.C7])" office:value-type="float" office:value="0.17320073735551" calcext:value-type="float">
            <text:p>0.1732007373555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94382" calcext:value-type="float">
            <text:p>6.594382</text:p>
          </table:table-cell>
          <table:table-cell office:value-type="float" office:value="33.13555" calcext:value-type="float">
            <text:p>33.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.88E-09</text:p>
          </table:table-cell>
          <table:table-cell table:style-name="ce4"/>
          <table:table-cell table:formula="of:=[.C8]/[.A8]" office:value-type="float" office:value="331.3555" calcext:value-type="float">
            <text:p>331.3555</text:p>
          </table:table-cell>
          <table:table-cell table:style-name="ce3" table:formula="of:=[.B8]-[.E8]" office:value-type="float" office:value="6.594382" calcext:value-type="float">
            <text:p>6.59E+00</text:p>
          </table:table-cell>
          <table:table-cell table:formula="of:=SQRT((3/2))*SQRT([.B8]/[.C8])" office:value-type="float" office:value="0.54636841894315" calcext:value-type="float">
            <text:p>0.5463684189431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.7174</text:p>
          </table:table-cell>
          <table:table-cell office:value-type="float" office:value="250.7787" calcext:value-type="float">
            <text:p>250.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.67E-09</text:p>
          </table:table-cell>
          <table:table-cell table:style-name="ce4"/>
          <table:table-cell table:formula="of:=[.C9]/[.A9]" office:value-type="float" office:value="250.7787" calcext:value-type="float">
            <text:p>250.7787</text:p>
          </table:table-cell>
          <table:table-cell table:style-name="ce3" table:formula="of:=[.B9]-[.E9]" office:value-type="float" office:value="377.7174" calcext:value-type="float">
            <text:p>3.78E+02</text:p>
          </table:table-cell>
          <table:table-cell table:formula="of:=SQRT((3/2))*SQRT([.B9]/[.C9])" office:value-type="float" office:value="1.50308590387184" calcext:value-type="float">
            <text:p>1.5030859038718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.83</text:p>
          </table:table-cell>
          <table:table-cell office:value-type="float" office:value="612.7228" calcext:value-type="float">
            <text:p>612.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.37E-09</text:p>
          </table:table-cell>
          <table:table-cell table:style-name="ce4"/>
          <table:table-cell table:formula="of:=[.C10]/[.A10]" office:value-type="float" office:value="61.27228" calcext:value-type="float">
            <text:p>61.27228</text:p>
          </table:table-cell>
          <table:table-cell table:style-name="ce3" table:formula="of:=[.B10]-[.E10]" office:value-type="float" office:value="2254.83" calcext:value-type="float">
            <text:p>2.25E+03</text:p>
          </table:table-cell>
          <table:table-cell table:formula="of:=SQRT((3/2))*SQRT([.B10]/[.C10])" office:value-type="float" office:value="2.34947328478266" calcext:value-type="float">
            <text:p>2.3494732847826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.41</text:p>
          </table:table-cell>
          <table:table-cell office:value-type="float" office:value="895.5066" calcext:value-type="float">
            <text:p>895.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.67E-09</text:p>
          </table:table-cell>
          <table:table-cell table:style-name="ce4"/>
          <table:table-cell table:formula="of:=[.C11]/[.A11]" office:value-type="float" office:value="8.955066" calcext:value-type="float">
            <text:p>8.955066</text:p>
          </table:table-cell>
          <table:table-cell table:style-name="ce3" table:formula="of:=[.B11]-[.E11]" office:value-type="float" office:value="4816.41" calcext:value-type="float">
            <text:p>4.82E+03</text:p>
          </table:table-cell>
          <table:table-cell table:formula="of:=SQRT((3/2))*SQRT([.B11]/[.C11])" office:value-type="float" office:value="2.84035719273104" calcext:value-type="float">
            <text:p>2.8403571927310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.317</text:p>
          </table:table-cell>
          <table:table-cell office:value-type="float" office:value="1123.517" calcext:value-type="float">
            <text:p>1123.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.92E-09</text:p>
          </table:table-cell>
          <table:table-cell table:style-name="ce4"/>
          <table:table-cell table:formula="of:=[.C12]/[.A12]" office:value-type="float" office:value="1.123517" calcext:value-type="float">
            <text:p>1.123517</text:p>
          </table:table-cell>
          <table:table-cell table:style-name="ce3" table:formula="of:=[.B12]-[.E12]" office:value-type="float" office:value="7581.317" calcext:value-type="float">
            <text:p>7.58E+03</text:p>
          </table:table-cell>
          <table:table-cell table:formula="of:=SQRT((3/2))*SQRT([.B12]/[.C12])" office:value-type="float" office:value="3.18147220681695" calcext:value-type="float">
            <text:p>3.1814722068169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.04E+04</text:p>
          </table:table-cell>
          <table:table-cell office:value-type="float" office:value="1318.151" calcext:value-type="float">
            <text:p>1318.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.92E-09</text:p>
          </table:table-cell>
          <table:table-cell table:style-name="ce4"/>
          <table:table-cell table:formula="of:=[.C13]/[.A13]" office:value-type="float" office:value="0.1318151" calcext:value-type="float">
            <text:p>0.1318151</text:p>
          </table:table-cell>
          <table:table-cell table:style-name="ce3" table:formula="of:=[.B13]-[.E13]" office:value-type="float" office:value="10435.55" calcext:value-type="float">
            <text:p>1.04E+04</text:p>
          </table:table-cell>
          <table:table-cell table:formula="of:=SQRT((3/2))*SQRT([.B13]/[.C13])" office:value-type="float" office:value="3.44604321522617" calcext:value-type="float">
            <text:p>3.4460432152261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.33E+04</text:p>
          </table:table-cell>
          <table:table-cell office:value-type="float" office:value="1490.29" calcext:value-type="float">
            <text:p>1490.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.58E-09</text:p>
          </table:table-cell>
          <table:table-cell table:style-name="ce4"/>
          <table:table-cell table:formula="of:=[.C14]/[.A14]" office:value-type="float" office:value="0.0149029" calcext:value-type="float">
            <text:p>0.0149029</text:p>
          </table:table-cell>
          <table:table-cell table:style-name="ce3" table:formula="of:=[.B14]-[.E14]" office:value-type="float" office:value="13339.11" calcext:value-type="float">
            <text:p>1.33E+04</text:p>
          </table:table-cell>
          <table:table-cell table:formula="of:=SQRT((3/2))*SQRT([.B14]/[.C14])" office:value-type="float" office:value="3.66415353253453" calcext:value-type="float">
            <text:p>3.6641535325345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.63E+04</text:p>
          </table:table-cell>
          <table:table-cell office:value-type="float" office:value="1646.08" calcext:value-type="float">
            <text:p>1646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.67E-09</text:p>
          </table:table-cell>
          <table:table-cell table:style-name="ce4"/>
          <table:table-cell table:formula="of:=[.C15]/[.A15]" office:value-type="float" office:value="0.00164608" calcext:value-type="float">
            <text:p>0.00164608</text:p>
          </table:table-cell>
          <table:table-cell table:style-name="ce3" table:formula="of:=[.B15]-[.E15]" office:value-type="float" office:value="16273.71" calcext:value-type="float">
            <text:p>1.63E+04</text:p>
          </table:table-cell>
          <table:table-cell table:formula="of:=SQRT((3/2))*SQRT([.B15]/[.C15])" office:value-type="float" office:value="3.85091069052297" calcext:value-type="float">
            <text:p>3.8509106905229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20]-[.E20])/[.A20]" office:value-type="float" office:value="999.1001" calcext:value-type="float">
            <text:p>999.1001</text:p>
          </table:table-cell>
          <table:table-cell table:style-name="ce14" table:formula="of:=[.K20]/[.K5]" office:value-type="float" office:value="3.0002996996097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21" calcext:value-type="float">
            <text:p>0.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.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.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.82E-06</text:p>
          </table:table-cell>
          <table:table-cell/>
          <table:table-cell table:formula="of:=([.B21]-[.E21])/[.A21]" office:value-type="float" office:value="999.9981" calcext:value-type="float">
            <text:p>999.9981</text:p>
          </table:table-cell>
          <table:table-cell table:style-name="ce14" table:formula="of:=[.K21]/[.K6]" office:value-type="float" office:value="3.00300631533428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868" calcext:value-type="float">
            <text:p>6.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.97E-09</text:p>
          </table:table-cell>
          <table:table-cell/>
          <table:table-cell table:formula="of:=([.B22]-[.E22])/[.A22]" office:value-type="float" office:value="1009.1403" calcext:value-type="float">
            <text:p>1009.1403</text:p>
          </table:table-cell>
          <table:table-cell table:style-name="ce14" table:formula="of:=[.K22]/[.K7]" office:value-type="float" office:value="3.03060242642726" calcext:value-type="float">
            <text:p>3.03</text:p>
          </table:table-cell>
          <table:table-cell table:number-columns-repeated="2"/>
          <table:table-cell>
            <draw:frame draw:z-index="0" draw:style-name="gr1" draw:text-style-name="P1" svg:width="6.2961in" svg:height="3.535in" svg:x="0.2799in" svg:y="0.1445in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draw:z-index="3" draw:style-name="gr1" draw:text-style-name="P1" svg:width="6.7622in" svg:height="3.7969in" svg:x="0.0071in" svg:y="0.0106in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5896" calcext:value-type="float">
            <text:p>81.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.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.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.82E-09</text:p>
          </table:table-cell>
          <table:table-cell/>
          <table:table-cell table:formula="of:=([.B23]-[.E23])/[.A23]" office:value-type="float" office:value="1113.8198" calcext:value-type="float">
            <text:p>1113.8198</text:p>
          </table:table-cell>
          <table:table-cell table:style-name="ce14" table:formula="of:=[.K23]/[.K8]" office:value-type="float" office:value="3.36140429236877" calcext:value-type="float">
            <text:p>3.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.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.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.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.56E-09</text:p>
          </table:table-cell>
          <table:table-cell/>
          <table:table-cell table:formula="of:=([.B24]-[.E24])/[.A24]" office:value-type="float" office:value="1495.03748" calcext:value-type="float">
            <text:p>1495.03748</text:p>
          </table:table-cell>
          <table:table-cell table:style-name="ce14" table:formula="of:=[.K24]/[.K9]" office:value-type="float" office:value="5.96158078816104" calcext:value-type="float">
            <text:p>5.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.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.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.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.61E-09</text:p>
          </table:table-cell>
          <table:table-cell/>
          <table:table-cell table:formula="of:=([.B25]-[.E25])/[.A25]" office:value-type="float" office:value="440.63066" calcext:value-type="float">
            <text:p>440.63066</text:p>
          </table:table-cell>
          <table:table-cell table:style-name="ce14" table:formula="of:=[.K25]/[.K10]" office:value-type="float" office:value="7.19135406745106" calcext:value-type="float">
            <text:p>7.1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.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.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.98E-09</text:p>
          </table:table-cell>
          <table:table-cell/>
          <table:table-cell table:formula="of:=([.B26]-[.E26])/[.A26]" office:value-type="float" office:value="74.397349" calcext:value-type="float">
            <text:p>74.397349</text:p>
          </table:table-cell>
          <table:table-cell table:style-name="ce14" table:formula="of:=[.K26]/[.K11]" office:value-type="float" office:value="8.30785043906991" calcext:value-type="float">
            <text:p>8.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.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.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.62E-09</text:p>
          </table:table-cell>
          <table:table-cell/>
          <table:table-cell table:formula="of:=([.B27]-[.E27])/[.A27]" office:value-type="float" office:value="10.4924766" calcext:value-type="float">
            <text:p>10.4924766</text:p>
          </table:table-cell>
          <table:table-cell table:style-name="ce14" table:formula="of:=[.K27]/[.K12]" office:value-type="float" office:value="9.33895668690371" calcext:value-type="float">
            <text:p>9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.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.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.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.54E-09</text:p>
          </table:table-cell>
          <table:table-cell/>
          <table:table-cell table:formula="of:=([.B28]-[.E28])/[.A28]" office:value-type="float" office:value="1.35516267" calcext:value-type="float">
            <text:p>1.35516267</text:p>
          </table:table-cell>
          <table:table-cell table:style-name="ce14" table:formula="of:=[.K28]/[.K13]" office:value-type="float" office:value="10.2807847507607" calcext:value-type="float">
            <text:p>10.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.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.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.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.88E-09</text:p>
          </table:table-cell>
          <table:table-cell/>
          <table:table-cell table:formula="of:=([.B29]-[.E29])/[.A29]" office:value-type="float" office:value="0.166137068" calcext:value-type="float">
            <text:p>0.166137068</text:p>
          </table:table-cell>
          <table:table-cell table:style-name="ce14" table:formula="of:=[.K29]/[.K14]" office:value-type="float" office:value="11.1479690530031" calcext:value-type="float">
            <text:p>11.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.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.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.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.34E-09</text:p>
          </table:table-cell>
          <table:table-cell/>
          <table:table-cell table:formula="of:=([.B30]-[.E30])/[.A30]" office:value-type="float" office:value="0.0196772749" calcext:value-type="float">
            <text:p>0.0196772749</text:p>
          </table:table-cell>
          <table:table-cell table:style-name="ce14" table:formula="of:=[.K30]/[.K15]" office:value-type="float" office:value="11.9540210074845" calcext:value-type="float">
            <text:p>11.95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.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.96E-07</text:p>
          </table:table-cell>
          <table:table-cell/>
          <table:table-cell table:formula="of:=([.B35]-[.G35])/[.A35]" office:value-type="float" office:value="1332.0002" calcext:value-type="float">
            <text:p>1332.0002</text:p>
          </table:table-cell>
          <table:table-cell table:style-name="ce14" table:formula="of:=[.K35]/[.K5]" office:value-type="float" office:value="3.99999939939958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17" calcext:value-type="float">
            <text:p>0.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.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.82E-06</text:p>
          </table:table-cell>
          <table:table-cell/>
          <table:table-cell table:formula="of:=([.B36]-[.G36])/[.A36]" office:value-type="float" office:value="1331.9994" calcext:value-type="float">
            <text:p>1331.9994</text:p>
          </table:table-cell>
          <table:table-cell table:style-name="ce14" table:formula="of:=[.K36]/[.K6]" office:value-type="float" office:value="4.00001021024087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32" calcext:value-type="float">
            <text:p>6.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.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.97E-09</text:p>
          </table:table-cell>
          <table:table-cell/>
          <table:table-cell table:formula="of:=([.B37]-[.G37])/[.A37]" office:value-type="float" office:value="1332.2664" calcext:value-type="float">
            <text:p>1332.2664</text:p>
          </table:table-cell>
          <table:table-cell table:style-name="ce14" table:formula="of:=[.K37]/[.K7]" office:value-type="float" office:value="4.00099944922179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20115" calcext:value-type="float">
            <text:p>81.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.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.72E-09</text:p>
          </table:table-cell>
          <table:table-cell/>
          <table:table-cell table:formula="of:=([.B38]-[.G38])/[.A38]" office:value-type="float" office:value="1357.8302" calcext:value-type="float">
            <text:p>1357.8302</text:p>
          </table:table-cell>
          <table:table-cell table:style-name="ce14" table:formula="of:=[.K38]/[.K8]" office:value-type="float" office:value="4.09780492552561" calcext:value-type="float">
            <text:p>4.1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.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.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.79E-09</text:p>
          </table:table-cell>
          <table:table-cell/>
          <table:table-cell table:formula="of:=([.B39]-[.G39])/[.A39]" office:value-type="float" office:value="1511.205" calcext:value-type="float">
            <text:p>1511.205</text:p>
          </table:table-cell>
          <table:table-cell table:style-name="ce14" table:formula="of:=[.K39]/[.K9]" office:value-type="float" office:value="6.02605005927537" calcext:value-type="float">
            <text:p>6.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.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.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.97E-09</text:p>
          </table:table-cell>
          <table:table-cell/>
          <table:table-cell table:formula="of:=([.B40]-[.G40])/[.A40]" office:value-type="float" office:value="441.12204" calcext:value-type="float">
            <text:p>441.12204</text:p>
          </table:table-cell>
          <table:table-cell table:style-name="ce14" table:formula="of:=[.K40]/[.K10]" office:value-type="float" office:value="7.199373680888" calcext:value-type="float">
            <text:p>7.2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.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.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.72E-09</text:p>
          </table:table-cell>
          <table:table-cell/>
          <table:table-cell table:formula="of:=([.B41]-[.G41])/[.A41]" office:value-type="float" office:value="74.42491" calcext:value-type="float">
            <text:p>74.42491</text:p>
          </table:table-cell>
          <table:table-cell table:style-name="ce14" table:formula="of:=[.K41]/[.K11]" office:value-type="float" office:value="8.31092813832974" calcext:value-type="float">
            <text:p>8.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.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.89E-09</text:p>
          </table:table-cell>
          <table:table-cell/>
          <table:table-cell table:formula="of:=([.B42]-[.G42])/[.A42]" office:value-type="float" office:value="10.494379" calcext:value-type="float">
            <text:p>10.494379</text:p>
          </table:table-cell>
          <table:table-cell table:style-name="ce14" table:formula="of:=[.K42]/[.K12]" office:value-type="float" office:value="9.34064994121139" calcext:value-type="float">
            <text:p>9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.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.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.01E-09</text:p>
          </table:table-cell>
          <table:table-cell/>
          <table:table-cell table:formula="of:=([.B43]-[.G43])/[.A43]" office:value-type="float" office:value="1.35530749" calcext:value-type="float">
            <text:p>1.35530749</text:p>
          </table:table-cell>
          <table:table-cell table:style-name="ce14" table:formula="of:=[.K43]/[.K13]" office:value-type="float" office:value="10.2818834109294" calcext:value-type="float">
            <text:p>10.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.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.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.51E-09</text:p>
          </table:table-cell>
          <table:table-cell/>
          <table:table-cell table:formula="of:=([.B44]-[.G44])/[.A44]" office:value-type="float" office:value="0.166148416" calcext:value-type="float">
            <text:p>0.166148416</text:p>
          </table:table-cell>
          <table:table-cell table:style-name="ce14" table:formula="of:=[.K44]/[.K14]" office:value-type="float" office:value="11.1487305155372" calcext:value-type="float">
            <text:p>11.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.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.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.39E-09</text:p>
          </table:table-cell>
          <table:table-cell/>
          <table:table-cell table:formula="of:=([.B45]-[.G45])/[.A45]" office:value-type="float" office:value="0.0196782513" calcext:value-type="float">
            <text:p>0.0196782513</text:p>
          </table:table-cell>
          <table:table-cell table:style-name="ce14" table:formula="of:=[.K45]/[.K15]" office:value-type="float" office:value="11.9546141742807" calcext:value-type="float">
            <text:p>11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2"/>
          <table:table-cell>
            <draw:frame draw:z-index="1" draw:style-name="gr1" draw:text-style-name="P1" svg:width="6.2961in" svg:height="3.535in" svg:x="0.2819in" svg:y="0.0016in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50]/[.A50]" office:value-type="float" office:value="333.0001" calcext:value-type="float">
            <text:p>333.0001</text:p>
          </table:table-cell>
          <table:table-cell table:style-name="ce3" table:formula="of:=[.B50]-[.E50]" office:value-type="float" office:value="0.000006659998" calcext:value-type="float">
            <text:p>6.66E-06</text:p>
          </table:table-cell>
          <table:table-cell table:formula="of:=SQRT((3/2))*SQRT([.B50]/[.C50])" office:value-type="float" office:value="0.0173205028743358" calcext:value-type="float">
            <text:p>0.0173205028743358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/>
          <table:table-cell table:formula="of:=[.C51]/[.A51]" office:value-type="float" office:value="332.9992" calcext:value-type="float">
            <text:p>332.9992</text:p>
          </table:table-cell>
          <table:table-cell table:style-name="ce3" table:formula="of:=[.B51]-[.E51]" office:value-type="float" office:value="0.0006659998" calcext:value-type="float">
            <text:p>6.66E-04</text:p>
          </table:table-cell>
          <table:table-cell table:formula="of:=SQRT((3/2))*SQRT([.B51]/[.C51])" office:value-type="float" office:value="0.0547723133190616" calcext:value-type="float">
            <text:p>0.0547723133190616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73" calcext:value-type="float">
            <text:p>0.06659973</text:p>
          </table:table-cell>
          <table:table-cell office:value-type="float" office:value="3.329993" calcext:value-type="float">
            <text:p>3.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.99E-09</text:p>
          </table:table-cell>
          <table:table-cell/>
          <table:table-cell table:formula="of:=[.C52]/[.A52]" office:value-type="float" office:value="332.9993" calcext:value-type="float">
            <text:p>332.9993</text:p>
          </table:table-cell>
          <table:table-cell table:style-name="ce3" table:formula="of:=[.B52]-[.E52]" office:value-type="float" office:value="0.06659973" calcext:value-type="float">
            <text:p>6.66E-02</text:p>
          </table:table-cell>
          <table:table-cell table:formula="of:=SQRT((3/2))*SQRT([.B52]/[.C52])" office:value-type="float" office:value="0.173204911712452" calcext:value-type="float">
            <text:p>0.173204911712452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7338" calcext:value-type="float">
            <text:p>6.657338</text:p>
          </table:table-cell>
          <table:table-cell office:value-type="float" office:value="33.29334" calcext:value-type="float">
            <text:p>33.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.78E-09</text:p>
          </table:table-cell>
          <table:table-cell/>
          <table:table-cell table:formula="of:=[.C53]/[.A53]" office:value-type="float" office:value="332.9334" calcext:value-type="float">
            <text:p>332.9334</text:p>
          </table:table-cell>
          <table:table-cell table:style-name="ce3" table:formula="of:=[.B53]-[.E53]" office:value-type="float" office:value="6.657338" calcext:value-type="float">
            <text:p>6.66E+00</text:p>
          </table:table-cell>
          <table:table-cell table:formula="of:=SQRT((3/2))*SQRT([.B53]/[.C53])" office:value-type="float" office:value="0.547667853818089" calcext:value-type="float">
            <text:p>0.54766785381808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.8529</text:p>
          </table:table-cell>
          <table:table-cell office:value-type="float" office:value="326.6528" calcext:value-type="float">
            <text:p>326.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.59E-09</text:p>
          </table:table-cell>
          <table:table-cell/>
          <table:table-cell table:formula="of:=[.C54]/[.A54]" office:value-type="float" office:value="326.6528" calcext:value-type="float">
            <text:p>326.6528</text:p>
          </table:table-cell>
          <table:table-cell table:style-name="ce3" table:formula="of:=[.B54]-[.E54]" office:value-type="float" office:value="640.8529" calcext:value-type="float">
            <text:p>6.41E+02</text:p>
          </table:table-cell>
          <table:table-cell table:formula="of:=SQRT((3/2))*SQRT([.B54]/[.C54])" office:value-type="float" office:value="1.71546402099423" calcext:value-type="float">
            <text:p>1.7154640209942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.09</text:p>
          </table:table-cell>
          <table:table-cell office:value-type="float" office:value="1825.564" calcext:value-type="float">
            <text:p>1825.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.59E-09</text:p>
          </table:table-cell>
          <table:table-cell/>
          <table:table-cell table:formula="of:=[.C55]/[.A55]" office:value-type="float" office:value="182.5564" calcext:value-type="float">
            <text:p>182.5564</text:p>
          </table:table-cell>
          <table:table-cell table:style-name="ce3" table:formula="of:=[.B55]-[.E55]" office:value-type="float" office:value="20016.09" calcext:value-type="float">
            <text:p>2.00E+04</text:p>
          </table:table-cell>
          <table:table-cell table:formula="of:=SQRT((3/2))*SQRT([.B55]/[.C55])" office:value-type="float" office:value="4.05542823609262" calcext:value-type="float">
            <text:p>4.05542823609262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.2</text:p>
          </table:table-cell>
          <table:table-cell office:value-type="float" office:value="3527.948" calcext:value-type="float">
            <text:p>3527.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.90E-09</text:p>
          </table:table-cell>
          <table:table-cell/>
          <table:table-cell table:formula="of:=[.C56]/[.A56]" office:value-type="float" office:value="35.27948" calcext:value-type="float">
            <text:p>35.27948</text:p>
          </table:table-cell>
          <table:table-cell table:style-name="ce3" table:formula="of:=[.B56]-[.E56]" office:value-type="float" office:value="74753.2" calcext:value-type="float">
            <text:p>7.48E+04</text:p>
          </table:table-cell>
          <table:table-cell table:formula="of:=SQRT((3/2))*SQRT([.B56]/[.C56])" office:value-type="float" office:value="5.63766721175218" calcext:value-type="float">
            <text:p>5.63766721175218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.2</text:p>
          </table:table-cell>
          <table:table-cell office:value-type="float" office:value="4843.168" calcext:value-type="float">
            <text:p>4843.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.88E-09</text:p>
          </table:table-cell>
          <table:table-cell/>
          <table:table-cell table:formula="of:=[.C57]/[.A57]" office:value-type="float" office:value="4.843168" calcext:value-type="float">
            <text:p>4.843168</text:p>
          </table:table-cell>
          <table:table-cell table:style-name="ce3" table:formula="of:=[.B57]-[.E57]" office:value-type="float" office:value="140878.2" calcext:value-type="float">
            <text:p>1.41E+05</text:p>
          </table:table-cell>
          <table:table-cell table:formula="of:=SQRT((3/2))*SQRT([.B57]/[.C57])" office:value-type="float" office:value="6.60545532269245" calcext:value-type="float">
            <text:p>6.60545532269245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.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.96E-09</text:p>
          </table:table-cell>
          <table:table-cell/>
          <table:table-cell table:formula="of:=[.C58]/[.A58]" office:value-type="float" office:value="0.5924968" calcext:value-type="float">
            <text:p>0.5924968</text:p>
          </table:table-cell>
          <table:table-cell table:style-name="ce3" table:formula="of:=[.B58]-[.E58]" office:value-type="float" office:value="210841" calcext:value-type="float">
            <text:p>2.11E+05</text:p>
          </table:table-cell>
          <table:table-cell table:formula="of:=SQRT((3/2))*SQRT([.B58]/[.C58])" office:value-type="float" office:value="7.30600825617934" calcext:value-type="float">
            <text:p>7.30600825617934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.7</text:p>
          </table:table-cell>
          <table:table-cell office:value-type="float" office:value="6860.008" calcext:value-type="float">
            <text:p>686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.90E-09</text:p>
          </table:table-cell>
          <table:table-cell/>
          <table:table-cell table:formula="of:=[.C59]/[.A59]" office:value-type="float" office:value="0.06860008" calcext:value-type="float">
            <text:p>0.06860008</text:p>
          </table:table-cell>
          <table:table-cell table:style-name="ce3" table:formula="of:=[.B59]-[.E59]" office:value-type="float" office:value="282637.7" calcext:value-type="float">
            <text:p>2.83E+05</text:p>
          </table:table-cell>
          <table:table-cell table:formula="of:=SQRT((3/2))*SQRT([.B59]/[.C59])" office:value-type="float" office:value="7.86137229015042" calcext:value-type="float">
            <text:p>7.86137229015042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.2</text:p>
          </table:table-cell>
          <table:table-cell office:value-type="float" office:value="7693.567" calcext:value-type="float">
            <text:p>7693.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.90E-09</text:p>
          </table:table-cell>
          <table:table-cell/>
          <table:table-cell table:formula="of:=[.C60]/[.A60]" office:value-type="float" office:value="0.007693567" calcext:value-type="float">
            <text:p>0.007693567</text:p>
          </table:table-cell>
          <table:table-cell table:style-name="ce3" table:formula="of:=[.B60]-[.E60]" office:value-type="float" office:value="355495.2" calcext:value-type="float">
            <text:p>3.55E+05</text:p>
          </table:table-cell>
          <table:table-cell table:formula="of:=SQRT((3/2))*SQRT([.B60]/[.C60])" office:value-type="float" office:value="8.3252758047009" calcext:value-type="float">
            <text:p>8.32527580470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6661334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65]-[.E65])/[.A65]" office:value-type="float" office:value="999.1002" calcext:value-type="float">
            <text:p>999.1002</text:p>
          </table:table-cell>
          <table:table-cell table:style-name="ce14" table:formula="of:=[.K65]/[.K50]" office:value-type="float" office:value="3.00029999990991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" calcext:value-type="float">
            <text:p>0.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.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.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/>
          <table:table-cell table:formula="of:=([.B66]-[.E66])/[.A66]" office:value-type="float" office:value="999.9995" calcext:value-type="float">
            <text:p>999.9995</text:p>
          </table:table-cell>
          <table:table-cell table:style-name="ce14" table:formula="of:=[.K66]/[.K51]" office:value-type="float" office:value="3.00300871593685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5876" calcext:value-type="float">
            <text:p>6.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.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.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.00E-08</text:p>
          </table:table-cell>
          <table:table-cell/>
          <table:table-cell table:formula="of:=([.B67]-[.E67])/[.A67]" office:value-type="float" office:value="1009.2886" calcext:value-type="float">
            <text:p>1009.2886</text:p>
          </table:table-cell>
          <table:table-cell table:style-name="ce14" table:formula="of:=[.K67]/[.K52]" office:value-type="float" office:value="3.03090306796441" calcext:value-type="float">
            <text:p>3.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3.17919" calcext:value-type="float">
            <text:p>83.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.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.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.73E-09</text:p>
          </table:table-cell>
          <table:table-cell/>
          <table:table-cell table:formula="of:=([.B68]-[.E68])/[.A68]" office:value-type="float" office:value="1134.3319" calcext:value-type="float">
            <text:p>1134.3319</text:p>
          </table:table-cell>
          <table:table-cell table:style-name="ce14" table:formula="of:=[.K68]/[.K53]" office:value-type="float" office:value="3.40708351880586" calcext:value-type="float">
            <text:p>3.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.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.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.57E-09</text:p>
          </table:table-cell>
          <table:table-cell/>
          <table:table-cell table:formula="of:=([.B69]-[.E69])/[.A69]" office:value-type="float" office:value="23875.0827" calcext:value-type="float">
            <text:p>23875.0827</text:p>
          </table:table-cell>
          <table:table-cell table:style-name="ce14" table:formula="of:=[.K69]/[.K54]" office:value-type="float" office:value="73.090090456901" calcext:value-type="float">
            <text:p>73.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.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.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.80E-09</text:p>
          </table:table-cell>
          <table:table-cell/>
          <table:table-cell table:formula="of:=([.B70]-[.E70])/[.A70]" office:value-type="float" office:value="10020.07544" calcext:value-type="float">
            <text:p>10020.07544</text:p>
          </table:table-cell>
          <table:table-cell table:style-name="ce14" table:formula="of:=[.K70]/[.K55]" office:value-type="float" office:value="54.8875604470728" calcext:value-type="float">
            <text:p>54.8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.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.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.54E-09</text:p>
          </table:table-cell>
          <table:table-cell/>
          <table:table-cell table:formula="of:=([.B71]-[.E71])/[.A71]" office:value-type="float" office:value="1768.292608" calcext:value-type="float">
            <text:p>1768.292608</text:p>
          </table:table-cell>
          <table:table-cell table:style-name="ce14" table:formula="of:=[.K71]/[.K56]" office:value-type="float" office:value="50.1224113280581" calcext:value-type="float">
            <text:p>50.12</text:p>
          </table:table-cell>
          <table:table-cell table:number-columns-repeated="2"/>
          <table:table-cell>
            <draw:frame draw:z-index="2" draw:style-name="gr1" draw:text-style-name="P1" svg:width="6.2961in" svg:height="3.535in" svg:x="0.0087in" svg:y="0.0012in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.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.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.61E-09</text:p>
          </table:table-cell>
          <table:table-cell/>
          <table:table-cell table:formula="of:=([.B72]-[.E72])/[.A72]" office:value-type="float" office:value="253.486503" calcext:value-type="float">
            <text:p>253.486503</text:p>
          </table:table-cell>
          <table:table-cell table:style-name="ce14" table:formula="of:=[.K72]/[.K57]" office:value-type="float" office:value="52.3389861759906" calcext:value-type="float">
            <text:p>52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.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.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.93E-09</text:p>
          </table:table-cell>
          <table:table-cell/>
          <table:table-cell table:formula="of:=([.B73]-[.E73])/[.A73]" office:value-type="float" office:value="33.01525282" calcext:value-type="float">
            <text:p>33.01525282</text:p>
          </table:table-cell>
          <table:table-cell table:style-name="ce14" table:formula="of:=[.K73]/[.K58]" office:value-type="float" office:value="55.7222466349185" calcext:value-type="float">
            <text:p>55.72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.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.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.18E-09</text:p>
          </table:table-cell>
          <table:table-cell/>
          <table:table-cell table:formula="of:=([.B74]-[.E74])/[.A74]" office:value-type="float" office:value="4.068223561" calcext:value-type="float">
            <text:p>4.068223561</text:p>
          </table:table-cell>
          <table:table-cell table:style-name="ce14" table:formula="of:=[.K74]/[.K59]" office:value-type="float" office:value="59.3034812933163" calcext:value-type="float">
            <text:p>59.30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.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.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.85E-09</text:p>
          </table:table-cell>
          <table:table-cell/>
          <table:table-cell table:formula="of:=([.B75]-[.E75])/[.A75]" office:value-type="float" office:value="0.4834940526" calcext:value-type="float">
            <text:p>0.4834940526</text:p>
          </table:table-cell>
          <table:table-cell table:style-name="ce14" table:formula="of:=[.K75]/[.K60]" office:value-type="float" office:value="62.8439386568025" calcext:value-type="float">
            <text:p>62.84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6661334" calcext:value-type="float">
            <text:p>0.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.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.96E-07</text:p>
          </table:table-cell>
          <table:table-cell/>
          <table:table-cell table:formula="of:=([.B80]-[.G80])/[.A80]" office:value-type="float" office:value="1332.0004" calcext:value-type="float">
            <text:p>1332.0004</text:p>
          </table:table-cell>
          <table:table-cell table:style-name="ce14" table:formula="of:=[.K80]/[.K50]" office:value-type="float" office:value="4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667333" calcext:value-type="float">
            <text:p>0.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.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.82E-06</text:p>
          </table:table-cell>
          <table:table-cell/>
          <table:table-cell table:formula="of:=([.B81]-[.G81])/[.A81]" office:value-type="float" office:value="1332.002" calcext:value-type="float">
            <text:p>1332.002</text:p>
          </table:table-cell>
          <table:table-cell table:style-name="ce14" table:formula="of:=[.K81]/[.K51]" office:value-type="float" office:value="4.00001561565313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795863" calcext:value-type="float">
            <text:p>6.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.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.99E-09</text:p>
          </table:table-cell>
          <table:table-cell/>
          <table:table-cell table:formula="of:=([.B82]-[.G82])/[.A82]" office:value-type="float" office:value="1332.5224" calcext:value-type="float">
            <text:p>1332.5224</text:p>
          </table:table-cell>
          <table:table-cell table:style-name="ce14" table:formula="of:=[.K82]/[.K52]" office:value-type="float" office:value="4.00157718049257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83.16349" calcext:value-type="float">
            <text:p>83.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.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.66E-09</text:p>
          </table:table-cell>
          <table:table-cell/>
          <table:table-cell table:formula="of:=([.B83]-[.G83])/[.A83]" office:value-type="float" office:value="1386.2503" calcext:value-type="float">
            <text:p>1386.2503</text:p>
          </table:table-cell>
          <table:table-cell table:style-name="ce14" table:formula="of:=[.K83]/[.K53]" office:value-type="float" office:value="4.16374656312644" calcext:value-type="float">
            <text:p>4.16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.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.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.86E-09</text:p>
          </table:table-cell>
          <table:table-cell/>
          <table:table-cell table:formula="of:=([.B84]-[.G84])/[.A84]" office:value-type="float" office:value="23876.879" calcext:value-type="float">
            <text:p>23876.879</text:p>
          </table:table-cell>
          <table:table-cell table:style-name="ce14" table:formula="of:=[.K84]/[.K54]" office:value-type="float" office:value="73.0955895678837" calcext:value-type="float">
            <text:p>73.10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.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.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.35E-09</text:p>
          </table:table-cell>
          <table:table-cell/>
          <table:table-cell table:formula="of:=([.B85]-[.G85])/[.A85]" office:value-type="float" office:value="10020.10233" calcext:value-type="float">
            <text:p>10020.10233</text:p>
          </table:table-cell>
          <table:table-cell table:style-name="ce14" table:formula="of:=[.K85]/[.K55]" office:value-type="float" office:value="54.8877077440177" calcext:value-type="float">
            <text:p>54.89</text:p>
          </table:table-cell>
          <table:table-cell table:number-columns-repeated="101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.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.93E-09</text:p>
          </table:table-cell>
          <table:table-cell/>
          <table:table-cell table:formula="of:=([.B86]-[.G86])/[.A86]" office:value-type="float" office:value="1768.293432" calcext:value-type="float">
            <text:p>1768.293432</text:p>
          </table:table-cell>
          <table:table-cell table:style-name="ce14" table:formula="of:=[.K86]/[.K56]" office:value-type="float" office:value="50.1224346844114" calcext:value-type="float">
            <text:p>50.12</text:p>
          </table:table-cell>
          <table:table-cell table:number-columns-repeated="101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.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.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.21E-09</text:p>
          </table:table-cell>
          <table:table-cell/>
          <table:table-cell table:formula="of:=([.B87]-[.G87])/[.A87]" office:value-type="float" office:value="253.4865906" calcext:value-type="float">
            <text:p>253.4865906</text:p>
          </table:table-cell>
          <table:table-cell table:style-name="ce14" table:formula="of:=[.K87]/[.K57]" office:value-type="float" office:value="52.3390042633252" calcext:value-type="float">
            <text:p>52.34</text:p>
          </table:table-cell>
          <table:table-cell table:number-columns-repeated="101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.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.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.33E-09</text:p>
          </table:table-cell>
          <table:table-cell/>
          <table:table-cell table:formula="of:=([.B88]-[.G88])/[.A88]" office:value-type="float" office:value="33.01525158" calcext:value-type="float">
            <text:p>33.01525158</text:p>
          </table:table-cell>
          <table:table-cell table:style-name="ce14" table:formula="of:=[.K88]/[.K58]" office:value-type="float" office:value="55.7222445420802" calcext:value-type="float">
            <text:p>55.72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.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.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.90E-09</text:p>
          </table:table-cell>
          <table:table-cell/>
          <table:table-cell table:formula="of:=([.B89]-[.G89])/[.A89]" office:value-type="float" office:value="4.068223341" calcext:value-type="float">
            <text:p>4.068223341</text:p>
          </table:table-cell>
          <table:table-cell table:style-name="ce14" table:formula="of:=[.K89]/[.K59]" office:value-type="float" office:value="59.3034780863229" calcext:value-type="float">
            <text:p>59.30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.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.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.76E-09</text:p>
          </table:table-cell>
          <table:table-cell/>
          <table:table-cell table:formula="of:=([.B90]-[.G90])/[.A90]" office:value-type="float" office:value="0.4834941435" calcext:value-type="float">
            <text:p>0.4834941435</text:p>
          </table:table-cell>
          <table:table-cell table:style-name="ce14" table:formula="of:=[.K90]/[.K60]" office:value-type="float" office:value="62.8439504718683" calcext:value-type="float">
            <text:p>62.84</text:p>
          </table:table-cell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560098" calcext:value-type="float">
            <text:p>6.56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.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99]/[.A99]" office:value-type="float" office:value="333.0001" calcext:value-type="float">
            <text:p>333.0001</text:p>
          </table:table-cell>
          <table:table-cell table:style-name="ce3" table:formula="of:=[.B99]-[.E99]" office:value-type="float" office:value="0.00000665999798" calcext:value-type="float">
            <text:p>6.66E-06</text:p>
          </table:table-cell>
          <table:table-cell table:formula="of:=SQRT((3/2))*SQRT([.B99]/[.C99])" office:value-type="float" office:value="0.0171901082361696" calcext:value-type="float">
            <text:p>0.0171901082361696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560091" calcext:value-type="float">
            <text:p>0.0006560091</text:p>
          </table:table-cell>
          <table:table-cell office:value-type="float" office:value="0.332999" calcext:value-type="float">
            <text:p>0.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.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/>
          <table:table-cell table:formula="of:=[.C100]/[.A100]" office:value-type="float" office:value="332.999" calcext:value-type="float">
            <text:p>332.999</text:p>
          </table:table-cell>
          <table:table-cell table:style-name="ce3" table:formula="of:=[.B100]-[.E100]" office:value-type="float" office:value="0.000665999087" calcext:value-type="float">
            <text:p>6.66E-04</text:p>
          </table:table-cell>
          <table:table-cell table:formula="of:=SQRT((3/2))*SQRT([.B100]/[.C100])" office:value-type="float" office:value="0.0543599560323065" calcext:value-type="float">
            <text:p>0.0543599560323065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559425" calcext:value-type="float">
            <text:p>0.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.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.00E-08</text:p>
          </table:table-cell>
          <table:table-cell/>
          <table:table-cell table:formula="of:=[.C101]/[.A101]" office:value-type="float" office:value="332.9819" calcext:value-type="float">
            <text:p>332.9819</text:p>
          </table:table-cell>
          <table:table-cell table:style-name="ce3" table:formula="of:=[.B101]-[.E101]" office:value-type="float" office:value="0.0665931472" calcext:value-type="float">
            <text:p>6.66E-02</text:p>
          </table:table-cell>
          <table:table-cell table:formula="of:=SQRT((3/2))*SQRT([.B101]/[.C101])" office:value-type="float" office:value="0.171896962022783" calcext:value-type="float">
            <text:p>0.171896962022783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.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.87E-09</text:p>
          </table:table-cell>
          <table:table-cell/>
          <table:table-cell table:formula="of:=[.C102]/[.A102]" office:value-type="float" office:value="331.2113" calcext:value-type="float">
            <text:p>331.2113</text:p>
          </table:table-cell>
          <table:table-cell table:style-name="ce3" table:formula="of:=[.B102]-[.E102]" office:value-type="float" office:value="6.5924995" calcext:value-type="float">
            <text:p>6.59E+00</text:p>
          </table:table-cell>
          <table:table-cell table:formula="of:=SQRT((3/2))*SQRT([.B102]/[.C102])" office:value-type="float" office:value="0.542295779708318" calcext:value-type="float">
            <text:p>0.542295779708318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.00E-08</text:p>
          </table:table-cell>
          <table:table-cell/>
          <table:table-cell table:formula="of:=[.C103]/[.A103]" office:value-type="float" office:value="245.2583" calcext:value-type="float">
            <text:p>245.2583</text:p>
          </table:table-cell>
          <table:table-cell table:style-name="ce3" table:formula="of:=[.B103]-[.E103]" office:value-type="float" office:value="373.660812" calcext:value-type="float">
            <text:p>3.74E+02</text:p>
          </table:table-cell>
          <table:table-cell table:formula="of:=SQRT((3/2))*SQRT([.B103]/[.C103])" office:value-type="float" office:value="1.50034337415237" calcext:value-type="float">
            <text:p>1.5003433741523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,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.64E-09</text:p>
          </table:table-cell>
          <table:table-cell/>
          <table:table-cell table:formula="of:=[.C104]/[.A104]" office:value-type="float" office:value="54.24286" calcext:value-type="float">
            <text:p>54.24286</text:p>
          </table:table-cell>
          <table:table-cell table:style-name="ce3" table:formula="of:=[.B104]-[.E104]" office:value-type="float" office:value="2194.48528" calcext:value-type="float">
            <text:p>2.19E+03</text:p>
          </table:table-cell>
          <table:table-cell table:formula="of:=SQRT((3/2))*SQRT([.B104]/[.C104])" office:value-type="float" office:value="2.44488699673129" calcext:value-type="float">
            <text:p>2.44488699673129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,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.01E-09</text:p>
          </table:table-cell>
          <table:table-cell/>
          <table:table-cell table:formula="of:=[.C105]/[.A105]" office:value-type="float" office:value="6.739035" calcext:value-type="float">
            <text:p>6.739035</text:p>
          </table:table-cell>
          <table:table-cell table:style-name="ce3" table:formula="of:=[.B105]-[.E105]" office:value-type="float" office:value="4629.35939" calcext:value-type="float">
            <text:p>4.63E+03</text:p>
          </table:table-cell>
          <table:table-cell table:formula="of:=SQRT((3/2))*SQRT([.B105]/[.C105])" office:value-type="float" office:value="3.18585010021551" calcext:value-type="float">
            <text:p>3.18585010021551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,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.65E-09</text:p>
          </table:table-cell>
          <table:table-cell/>
          <table:table-cell table:formula="of:=[.C106]/[.A106]" office:value-type="float" office:value="0.6592471" calcext:value-type="float">
            <text:p>0.6592471</text:p>
          </table:table-cell>
          <table:table-cell table:style-name="ce3" table:formula="of:=[.B106]-[.E106]" office:value-type="float" office:value="7161.869" calcext:value-type="float">
            <text:p>7.16E+03</text:p>
          </table:table-cell>
          <table:table-cell table:formula="of:=SQRT((3/2))*SQRT([.B106]/[.C106])" office:value-type="float" office:value="4.00638626491797" calcext:value-type="float">
            <text:p>4.00638626491797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,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.83E-09</text:p>
          </table:table-cell>
          <table:table-cell/>
          <table:table-cell table:formula="of:=[.C107]/[.A107]" office:value-type="float" office:value="0.04942398" calcext:value-type="float">
            <text:p>0.04942398</text:p>
          </table:table-cell>
          <table:table-cell table:style-name="ce3" table:formula="of:=[.B107]-[.E107]" office:value-type="float" office:value="9535.1543" calcext:value-type="float">
            <text:p>9.54E+03</text:p>
          </table:table-cell>
          <table:table-cell table:formula="of:=SQRT((3/2))*SQRT([.B107]/[.C107])" office:value-type="float" office:value="5.33898560790812" calcext:value-type="float">
            <text:p>5.33898560790812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,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.50E-09</text:p>
          </table:table-cell>
          <table:table-cell/>
          <table:table-cell table:formula="of:=[.C108]/[.A108]" office:value-type="float" office:value="0.001766625" calcext:value-type="float">
            <text:p>0.001766625</text:p>
          </table:table-cell>
          <table:table-cell table:style-name="ce3" table:formula="of:=[.B108]-[.E108]" office:value-type="float" office:value="11078.3553" calcext:value-type="float">
            <text:p>1.11E+04</text:p>
          </table:table-cell>
          <table:table-cell table:formula="of:=SQRT((3/2))*SQRT([.B108]/[.C108])" office:value-type="float" office:value="9.62563089425844" calcext:value-type="float">
            <text:p>9.62563089425844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.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.44E-07</text:p>
          </table:table-cell>
          <table:table-cell/>
          <table:table-cell table:formula="of:=[.C109]/[.A109]" office:value-type="float" office:value="0.00002057287" calcext:value-type="float">
            <text:p>0.00002057287</text:p>
          </table:table-cell>
          <table:table-cell table:style-name="ce3" table:formula="of:=[.B109]-[.E109]" office:value-type="float" office:value="11266.5685" calcext:value-type="float">
            <text:p>1.13E+04</text:p>
          </table:table-cell>
          <table:table-cell table:formula="of:=SQRT((3/2))*SQRT([.B109]/[.C109])" office:value-type="float" office:value="28.4454058932456" calcext:value-type="float">
            <text:p>28.44540589324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294" calcext:value-type="float">
            <text:p>0.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.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.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.95E-07</text:p>
          </table:table-cell>
          <table:table-cell/>
          <table:table-cell table:formula="of:=([.B114]-[.E114])/[.A114]" office:value-type="float" office:value="999.0972" calcext:value-type="float">
            <text:p>999.0972</text:p>
          </table:table-cell>
          <table:table-cell table:number-columns-repeated="101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292" calcext:value-type="float">
            <text:p>0.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.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.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.82E-06</text:p>
          </table:table-cell>
          <table:table-cell/>
          <table:table-cell table:formula="of:=([.B115]-[.E115])/[.A115]" office:value-type="float" office:value="999.968" calcext:value-type="float">
            <text:p>999.968</text:p>
          </table:table-cell>
          <table:table-cell table:number-columns-repeated="101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0743" calcext:value-type="float">
            <text:p>6.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.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.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.97E-09</text:p>
          </table:table-cell>
          <table:table-cell/>
          <table:table-cell table:formula="of:=([.B116]-[.E116])/[.A116]" office:value-type="float" office:value="1008.8273" calcext:value-type="float">
            <text:p>1008.8273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01897" calcext:value-type="float">
            <text:p>81.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.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.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.78E-09</text:p>
          </table:table-cell>
          <table:table-cell/>
          <table:table-cell table:formula="of:=([.B117]-[.E117])/[.A117]" office:value-type="float" office:value="1109.3731" calcext:value-type="float">
            <text:p>1109.373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.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.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.21E-09</text:p>
          </table:table-cell>
          <table:table-cell/>
          <table:table-cell table:formula="of:=([.B118]-[.E118])/[.A118]" office:value-type="float" office:value="1473.7806" calcext:value-type="float">
            <text:p>1473.78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.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.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.67E-09</text:p>
          </table:table-cell>
          <table:table-cell/>
          <table:table-cell table:formula="of:=([.B119]-[.E119])/[.A119]" office:value-type="float" office:value="437.85815" calcext:value-type="float">
            <text:p>437.8581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.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.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.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.07E-09</text:p>
          </table:table-cell>
          <table:table-cell/>
          <table:table-cell table:formula="of:=([.B120]-[.E120])/[.A120]" office:value-type="float" office:value="74.108634" calcext:value-type="float">
            <text:p>74.10863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.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.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.14E-09</text:p>
          </table:table-cell>
          <table:table-cell/>
          <table:table-cell table:formula="of:=([.B121]-[.E121])/[.A121]" office:value-type="float" office:value="10.4631677" calcext:value-type="float">
            <text:p>10.4631677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.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.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.83E-09</text:p>
          </table:table-cell>
          <table:table-cell/>
          <table:table-cell table:formula="of:=([.B122]-[.E122])/[.A122]" office:value-type="float" office:value="1.35220953" calcext:value-type="float">
            <text:p>1.35220953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.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.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.61E-09</text:p>
          </table:table-cell>
          <table:table-cell/>
          <table:table-cell table:formula="of:=([.B123]-[.E123])/[.A123]" office:value-type="float" office:value="0.165840106" calcext:value-type="float">
            <text:p>0.165840106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.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.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.17E-09</text:p>
          </table:table-cell>
          <table:table-cell/>
          <table:table-cell table:formula="of:=([.B124]-[.E124])/[.A124]" office:value-type="float" office:value="0.019647488" calcext:value-type="float">
            <text:p>0.019647488</text:p>
          </table:table-cell>
          <table:table-cell table:number-columns-repeated="1013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6.2961in" svg:height="3.535in" svg:x="0.0004in" svg:y="0.0004in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6.2961in" svg:height="3.535in" svg:x="0.1465in" svg:y="0.0004in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1" calcext:value-type="float">
            <text:p>6.66E-06</text:p>
          </table:table-cell>
          <table:table-cell office:value-type="float" office:value="0.03330045" calcext:value-type="float">
            <text:p>0.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.71E-05</text:p>
          </table:table-cell>
          <table:table-cell/>
          <table:table-cell table:formula="of:=[.C4]/[.A4]" office:value-type="float" office:value="333.0045" calcext:value-type="float">
            <text:p>333.0045</text:p>
          </table:table-cell>
          <table:table-cell table:style-name="ce3" table:formula="of:=[.B4]-[.E4]" office:value-type="float" office:value="0.00000665991" calcext:value-type="float">
            <text:p>6.66E-06</text:p>
          </table:table-cell>
          <table:table-cell table:formula="of:=SQRT((3/2))*SQRT([.B4]/[.C4])" office:value-type="float" office:value="0.0173202740163503" calcext:value-type="float">
            <text:p>0.0173202740163503</text:p>
          </table:table-cell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4" calcext:value-type="float">
            <text:p>0.0006659994</text:p>
          </table:table-cell>
          <table:table-cell office:value-type="float" office:value="0.3329998" calcext:value-type="float">
            <text:p>0.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.99E-09</text:p>
          </table:table-cell>
          <table:table-cell/>
          <table:table-cell table:formula="of:=[.C5]/[.A5]" office:value-type="float" office:value="332.9998" calcext:value-type="float">
            <text:p>332.9998</text:p>
          </table:table-cell>
          <table:table-cell table:style-name="ce3" table:formula="of:=[.B5]-[.E5]" office:value-type="float" office:value="0.0006659994" calcext:value-type="float">
            <text:p>6.66E-04</text:p>
          </table:table-cell>
          <table:table-cell table:formula="of:=SQRT((3/2))*SQRT([.B5]/[.C5])" office:value-type="float" office:value="0.0547722475264486" calcext:value-type="float">
            <text:p>0.0547722475264486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334" calcext:value-type="float">
            <text:p>0.06659334</text:p>
          </table:table-cell>
          <table:table-cell office:value-type="float" office:value="3.329834" calcext:value-type="float">
            <text:p>3.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.90E-09</text:p>
          </table:table-cell>
          <table:table-cell table:style-name="ce4"/>
          <table:table-cell table:formula="of:=[.C6]/[.A6]" office:value-type="float" office:value="332.9834" calcext:value-type="float">
            <text:p>332.9834</text:p>
          </table:table-cell>
          <table:table-cell table:style-name="ce3" table:formula="of:=[.B6]-[.E6]" office:value-type="float" office:value="0.06659334" calcext:value-type="float">
            <text:p>6.66E-02</text:p>
          </table:table-cell>
          <table:table-cell table:formula="of:=SQRT((3/2))*SQRT([.B6]/[.C6])" office:value-type="float" office:value="0.17320073735551" calcext:value-type="float">
            <text:p>0.1732007373555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94541" calcext:value-type="float">
            <text:p>6.594541</text:p>
          </table:table-cell>
          <table:table-cell office:value-type="float" office:value="33.13595" calcext:value-type="float">
            <text:p>33.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.87E-09</text:p>
          </table:table-cell>
          <table:table-cell table:style-name="ce4"/>
          <table:table-cell table:formula="of:=[.C7]/[.A7]" office:value-type="float" office:value="331.3595" calcext:value-type="float">
            <text:p>331.3595</text:p>
          </table:table-cell>
          <table:table-cell table:style-name="ce3" table:formula="of:=[.B7]-[.E7]" office:value-type="float" office:value="6.594541" calcext:value-type="float">
            <text:p>6.59E+00</text:p>
          </table:table-cell>
          <table:table-cell table:formula="of:=SQRT((3/2))*SQRT([.B7]/[.C7])" office:value-type="float" office:value="0.546371707978441" calcext:value-type="float">
            <text:p>0.54637170797844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.8125</text:p>
          </table:table-cell>
          <table:table-cell office:value-type="float" office:value="256.7154" calcext:value-type="float">
            <text:p>256.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.65E-09</text:p>
          </table:table-cell>
          <table:table-cell table:style-name="ce4"/>
          <table:table-cell table:formula="of:=[.C8]/[.A8]" office:value-type="float" office:value="256.7154" calcext:value-type="float">
            <text:p>256.7154</text:p>
          </table:table-cell>
          <table:table-cell table:style-name="ce3" table:formula="of:=[.B8]-[.E8]" office:value-type="float" office:value="395.8125" calcext:value-type="float">
            <text:p>3.96E+02</text:p>
          </table:table-cell>
          <table:table-cell table:formula="of:=SQRT((3/2))*SQRT([.B8]/[.C8])" office:value-type="float" office:value="1.52077309706864" calcext:value-type="float">
            <text:p>1.5207730970686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.705</text:p>
          </table:table-cell>
          <table:table-cell office:value-type="float" office:value="822.3587" calcext:value-type="float">
            <text:p>822.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.15E-09</text:p>
          </table:table-cell>
          <table:table-cell table:style-name="ce4"/>
          <table:table-cell table:formula="of:=[.C9]/[.A9]" office:value-type="float" office:value="82.23587" calcext:value-type="float">
            <text:p>82.23587</text:p>
          </table:table-cell>
          <table:table-cell table:style-name="ce3" table:formula="of:=[.B9]-[.E9]" office:value-type="float" office:value="4061.705" calcext:value-type="float">
            <text:p>4.06E+03</text:p>
          </table:table-cell>
          <table:table-cell table:formula="of:=SQRT((3/2))*SQRT([.B9]/[.C9])" office:value-type="float" office:value="2.72188124208646" calcext:value-type="float">
            <text:p>2.7218812420864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.65</text:p>
          </table:table-cell>
          <table:table-cell office:value-type="float" office:value="1909.439" calcext:value-type="float">
            <text:p>1909.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.79E-09</text:p>
          </table:table-cell>
          <table:table-cell table:style-name="ce4"/>
          <table:table-cell table:formula="of:=[.C10]/[.A10]" office:value-type="float" office:value="19.09439" calcext:value-type="float">
            <text:p>19.09439</text:p>
          </table:table-cell>
          <table:table-cell table:style-name="ce3" table:formula="of:=[.B10]-[.E10]" office:value-type="float" office:value="21897.65" calcext:value-type="float">
            <text:p>2.19E+04</text:p>
          </table:table-cell>
          <table:table-cell table:formula="of:=SQRT((3/2))*SQRT([.B10]/[.C10])" office:value-type="float" office:value="4.14754866172973" calcext:value-type="float">
            <text:p>4.14754866172973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.8</text:p>
          </table:table-cell>
          <table:table-cell office:value-type="float" office:value="4177.917" calcext:value-type="float">
            <text:p>4177.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.45E-09</text:p>
          </table:table-cell>
          <table:table-cell table:style-name="ce4"/>
          <table:table-cell table:formula="of:=[.C11]/[.A11]" office:value-type="float" office:value="4.177917" calcext:value-type="float">
            <text:p>4.177917</text:p>
          </table:table-cell>
          <table:table-cell table:style-name="ce3" table:formula="of:=[.B11]-[.E11]" office:value-type="float" office:value="104834.8" calcext:value-type="float">
            <text:p>1.05E+05</text:p>
          </table:table-cell>
          <table:table-cell table:formula="of:=SQRT((3/2))*SQRT([.B11]/[.C11])" office:value-type="float" office:value="6.13505500863674" calcext:value-type="float">
            <text:p>6.13505500863674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.90E+05</text:p>
          </table:table-cell>
          <table:table-cell office:value-type="float" office:value="9030.846" calcext:value-type="float">
            <text:p>9030.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.15E-09</text:p>
          </table:table-cell>
          <table:table-cell table:style-name="ce4"/>
          <table:table-cell table:formula="of:=[.C12]/[.A12]" office:value-type="float" office:value="0.9030846" calcext:value-type="float">
            <text:p>0.9030846</text:p>
          </table:table-cell>
          <table:table-cell table:style-name="ce3" table:formula="of:=[.B12]-[.E12]" office:value-type="float" office:value="489825.8" calcext:value-type="float">
            <text:p>4.90E+05</text:p>
          </table:table-cell>
          <table:table-cell table:formula="of:=SQRT((3/2))*SQRT([.B12]/[.C12])" office:value-type="float" office:value="9.01991073357353" calcext:value-type="float">
            <text:p>9.01991073357353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.28E+06</text:p>
          </table:table-cell>
          <table:table-cell office:value-type="float" office:value="19470.19" calcext:value-type="float">
            <text:p>19470.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.46E-09</text:p>
          </table:table-cell>
          <table:table-cell table:style-name="ce4"/>
          <table:table-cell table:formula="of:=[.C13]/[.A13]" office:value-type="float" office:value="0.1947019" calcext:value-type="float">
            <text:p>0.1947019</text:p>
          </table:table-cell>
          <table:table-cell table:style-name="ce3" table:formula="of:=[.B13]-[.E13]" office:value-type="float" office:value="2276801" calcext:value-type="float">
            <text:p>2.28E+06</text:p>
          </table:table-cell>
          <table:table-cell table:formula="of:=SQRT((3/2))*SQRT([.B13]/[.C13])" office:value-type="float" office:value="13.2441189140864" calcext:value-type="float">
            <text:p>13.2441189140864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.06E+07</text:p>
          </table:table-cell>
          <table:table-cell office:value-type="float" office:value="41948.1" calcext:value-type="float">
            <text:p>41948.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.04E-09</text:p>
          </table:table-cell>
          <table:table-cell table:style-name="ce4"/>
          <table:table-cell table:formula="of:=[.C14]/[.A14]" office:value-type="float" office:value="0.0419481" calcext:value-type="float">
            <text:p>0.0419481</text:p>
          </table:table-cell>
          <table:table-cell table:style-name="ce3" table:formula="of:=[.B14]-[.E14]" office:value-type="float" office:value="10570500" calcext:value-type="float">
            <text:p>1.06E+07</text:p>
          </table:table-cell>
          <table:table-cell table:formula="of:=SQRT((3/2))*SQRT([.B14]/[.C14])" office:value-type="float" office:value="19.4418347521829" calcext:value-type="float">
            <text:p>19.441834752182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422" calcext:value-type="float">
            <text:p>0.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.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.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.71E-05</text:p>
          </table:table-cell>
          <table:table-cell/>
          <table:table-cell table:formula="of:=([.B19]-[.E19])/[.A19]" office:value-type="float" office:value="999.1134" calcext:value-type="float">
            <text:p>999.1134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7" calcext:value-type="float">
            <text:p>0.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.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.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.97E-09</text:p>
          </table:table-cell>
          <table:table-cell/>
          <table:table-cell table:formula="of:=([.B20]-[.E20])/[.A20]" office:value-type="float" office:value="1000.0005" calcext:value-type="float">
            <text:p>1000.0005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868" calcext:value-type="float">
            <text:p>6.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.64E-09</text:p>
          </table:table-cell>
          <table:table-cell/>
          <table:table-cell table:formula="of:=([.B21]-[.E21])/[.A21]" office:value-type="float" office:value="1009.1403" calcext:value-type="float">
            <text:p>1009.1403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7209" calcext:value-type="float">
            <text:p>81.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.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.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.23E-09</text:p>
          </table:table-cell>
          <table:table-cell/>
          <table:table-cell table:formula="of:=([.B22]-[.E22])/[.A22]" office:value-type="float" office:value="1113.9862" calcext:value-type="float">
            <text:p>1113.986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.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.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.86E-10</text:p>
          </table:table-cell>
          <table:table-cell/>
          <table:table-cell table:formula="of:=([.B23]-[.E23])/[.A23]" office:value-type="float" office:value="2079.52382" calcext:value-type="float">
            <text:p>2079.5238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.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.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.58E-10</text:p>
          </table:table-cell>
          <table:table-cell/>
          <table:table-cell table:formula="of:=([.B24]-[.E24])/[.A24]" office:value-type="float" office:value="2598.10656" calcext:value-type="float">
            <text:p>2598.1065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.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.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.95E-09</text:p>
          </table:table-cell>
          <table:table-cell/>
          <table:table-cell table:formula="of:=([.B25]-[.E25])/[.A25]" office:value-type="float" office:value="2657.347073" calcext:value-type="float">
            <text:p>2657.34707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.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.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.17E-09</text:p>
          </table:table-cell>
          <table:table-cell/>
          <table:table-cell table:formula="of:=([.B26]-[.E26])/[.A26]" office:value-type="float" office:value="2663.3339938" calcext:value-type="float">
            <text:p>2663.333993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.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.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.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.31E-09</text:p>
          </table:table-cell>
          <table:table-cell/>
          <table:table-cell table:formula="of:=([.B27]-[.E27])/[.A27]" office:value-type="float" office:value="2663.93309226" calcext:value-type="float">
            <text:p>2663.93309226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.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.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.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.03E-09</text:p>
          </table:table-cell>
          <table:table-cell/>
          <table:table-cell table:formula="of:=([.B28]-[.E28])/[.A28]" office:value-type="float" office:value="2663.993114222" calcext:value-type="float">
            <text:p>2663.99311422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.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.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.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.02E-10</text:p>
          </table:table-cell>
          <table:table-cell/>
          <table:table-cell table:formula="of:=([.B29]-[.E29])/[.A29]" office:value-type="float" office:value="2663.9991114213" calcext:value-type="float">
            <text:p>2663.9991114213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422" calcext:value-type="float">
            <text:p>0.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.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.71E-05</text:p>
          </table:table-cell>
          <table:table-cell/>
          <table:table-cell table:formula="of:=([.B34]-[.G34])/[.A34]" office:value-type="float" office:value="1332.018" calcext:value-type="float">
            <text:p>1332.01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3" calcext:value-type="float">
            <text:p>0.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.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.99E-09</text:p>
          </table:table-cell>
          <table:table-cell/>
          <table:table-cell table:formula="of:=([.B35]-[.G35])/[.A35]" office:value-type="float" office:value="1332.0026" calcext:value-type="float">
            <text:p>1332.002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32" calcext:value-type="float">
            <text:p>6.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.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.88E-09</text:p>
          </table:table-cell>
          <table:table-cell/>
          <table:table-cell table:formula="of:=([.B36]-[.G36])/[.A36]" office:value-type="float" office:value="1332.2664" calcext:value-type="float">
            <text:p>1332.2664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22027" calcext:value-type="float">
            <text:p>81.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.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.76E-09</text:p>
          </table:table-cell>
          <table:table-cell/>
          <table:table-cell table:formula="of:=([.B37]-[.G37])/[.A37]" office:value-type="float" office:value="1358.1078" calcext:value-type="float">
            <text:p>1358.107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.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.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.49E-10</text:p>
          </table:table-cell>
          <table:table-cell/>
          <table:table-cell table:formula="of:=([.B38]-[.G38])/[.A38]" office:value-type="float" office:value="2095.4789" calcext:value-type="float">
            <text:p>2095.478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.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.45E-09</text:p>
          </table:table-cell>
          <table:table-cell/>
          <table:table-cell table:formula="of:=([.B39]-[.G39])/[.A39]" office:value-type="float" office:value="2598.24829" calcext:value-type="float">
            <text:p>2598.2482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.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.03E-09</text:p>
          </table:table-cell>
          <table:table-cell/>
          <table:table-cell table:formula="of:=([.B40]-[.G40])/[.A40]" office:value-type="float" office:value="2657.347985" calcext:value-type="float">
            <text:p>2657.34798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.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.00E-09</text:p>
          </table:table-cell>
          <table:table-cell/>
          <table:table-cell table:formula="of:=([.B41]-[.G41])/[.A41]" office:value-type="float" office:value="2663.3344683" calcext:value-type="float">
            <text:p>2663.334468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.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.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.58E-09</text:p>
          </table:table-cell>
          <table:table-cell/>
          <table:table-cell table:formula="of:=([.B42]-[.G42])/[.A42]" office:value-type="float" office:value="2663.93367555" calcext:value-type="float">
            <text:p>2663.93367555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.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.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.22E-09</text:p>
          </table:table-cell>
          <table:table-cell/>
          <table:table-cell table:formula="of:=([.B43]-[.G43])/[.A43]" office:value-type="float" office:value="2663.99364602" calcext:value-type="float">
            <text:p>2663.9936460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.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.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.80E-09</text:p>
          </table:table-cell>
          <table:table-cell/>
          <table:table-cell table:formula="of:=([.B44]-[.G44])/[.A44]" office:value-type="float" office:value="2663.9991639766" calcext:value-type="float">
            <text:p>2663.999163976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</table:table>
      <table:table table:name="giesekus" table:style-name="ta1">
        <table:table-column table:style-name="co1" table:number-columns-repeated="8" table:default-cell-style-name="ce7"/>
        <table:table-column table:style-name="co1" table:default-cell-style-name="ce10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13.5425in" svg:height="7.6035in" svg:x="0.0323in" svg:y="0.0008in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00006626698" calcext:value-type="float">
            <text:p>6.63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.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4]/[.A4]" office:value-type="float" office:value="333.0001" calcext:value-type="float">
            <text:p>333.0001</text:p>
          </table:table-cell>
          <table:table-cell table:style-name="ce3" table:formula="of:=[.B4]-[.E4]" office:value-type="float" office:value="0.000006659998" calcext:value-type="float">
            <text:p>6.66E-06</text:p>
          </table:table-cell>
          <table:table-cell table:formula="of:=SQRT((3/2))*SQRT([.B4]/[.C4])" office:value-type="float" office:value="0.0172771473418017" calcext:value-type="float">
            <text:p>0.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26698" calcext:value-type="float">
            <text:p>0.0006626698</text:p>
          </table:table-cell>
          <table:table-cell office:value-type="float" office:value="0.3329992" calcext:value-type="float">
            <text:p>0.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.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[.C5]/[.A5]" office:value-type="float" office:value="332.9992" calcext:value-type="float">
            <text:p>332.9992</text:p>
          </table:table-cell>
          <table:table-cell table:style-name="ce3" table:formula="of:=[.B5]-[.E5]" office:value-type="float" office:value="0.000665999798" calcext:value-type="float">
            <text:p>6.66E-04</text:p>
          </table:table-cell>
          <table:table-cell table:formula="of:=SQRT((3/2))*SQRT([.B5]/[.C5])" office:value-type="float" office:value="0.0546352109018107" calcext:value-type="float">
            <text:p>0.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26667" calcext:value-type="float">
            <text:p>0.06626667</text:p>
          </table:table-cell>
          <table:table-cell office:value-type="float" office:value="3.32999" calcext:value-type="float">
            <text:p>3.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.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.99E-09</text:p>
          </table:table-cell>
          <table:table-cell table:style-name="ce4"/>
          <table:table-cell table:formula="of:=[.C6]/[.A6]" office:value-type="float" office:value="332.999" calcext:value-type="float">
            <text:p>332.999</text:p>
          </table:table-cell>
          <table:table-cell table:style-name="ce3" table:formula="of:=[.B6]-[.E6]" office:value-type="float" office:value="0.066599668" calcext:value-type="float">
            <text:p>6.66E-02</text:p>
          </table:table-cell>
          <table:table-cell table:formula="of:=SQRT((3/2))*SQRT([.B6]/[.C6])" office:value-type="float" office:value="0.172771354659312" calcext:value-type="float">
            <text:p>0.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23419" calcext:value-type="float">
            <text:p>6.623419</text:p>
          </table:table-cell>
          <table:table-cell office:value-type="float" office:value="33.29008" calcext:value-type="float">
            <text:p>33.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.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.76E-09</text:p>
          </table:table-cell>
          <table:table-cell table:style-name="ce4"/>
          <table:table-cell table:formula="of:=[.C7]/[.A7]" office:value-type="float" office:value="332.9008" calcext:value-type="float">
            <text:p>332.9008</text:p>
          </table:table-cell>
          <table:table-cell table:style-name="ce3" table:formula="of:=[.B7]-[.E7]" office:value-type="float" office:value="6.6566992" calcext:value-type="float">
            <text:p>6.66E+00</text:p>
          </table:table-cell>
          <table:table-cell table:formula="of:=SQRT((3/2))*SQRT([.B7]/[.C7])" office:value-type="float" office:value="0.546297640656789" calcext:value-type="float">
            <text:p>0.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.3175</text:p>
          </table:table-cell>
          <table:table-cell office:value-type="float" office:value="323.7358" calcext:value-type="float">
            <text:p>323.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.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.13E-09</text:p>
          </table:table-cell>
          <table:table-cell table:style-name="ce4"/>
          <table:table-cell table:formula="of:=[.C8]/[.A8]" office:value-type="float" office:value="323.7358" calcext:value-type="float">
            <text:p>323.7358</text:p>
          </table:table-cell>
          <table:table-cell table:style-name="ce3" table:formula="of:=[.B8]-[.E8]" office:value-type="float" office:value="635.46509" calcext:value-type="float">
            <text:p>6.35E+02</text:p>
          </table:table-cell>
          <table:table-cell table:formula="of:=SQRT((3/2))*SQRT([.B8]/[.C8])" office:value-type="float" office:value="1.71166143672224" calcext:value-type="float">
            <text:p>1.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.08</text:p>
          </table:table-cell>
          <table:table-cell office:value-type="float" office:value="1601.379" calcext:value-type="float">
            <text:p>1601.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.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.87E-09</text:p>
          </table:table-cell>
          <table:table-cell table:style-name="ce4"/>
          <table:table-cell table:formula="of:=[.C9]/[.A9]" office:value-type="float" office:value="160.1379" calcext:value-type="float">
            <text:p>160.1379</text:p>
          </table:table-cell>
          <table:table-cell table:style-name="ce3" table:formula="of:=[.B9]-[.E9]" office:value-type="float" office:value="20049.26852" calcext:value-type="float">
            <text:p>2.00E+04</text:p>
          </table:table-cell>
          <table:table-cell table:formula="of:=SQRT((3/2))*SQRT([.B9]/[.C9])" office:value-type="float" office:value="4.32524002801487" calcext:value-type="float">
            <text:p>4.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.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.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.71E-09</text:p>
          </table:table-cell>
          <table:table-cell table:style-name="ce4"/>
          <table:table-cell table:formula="of:=[.C10]/[.A10]" office:value-type="float" office:value="26.55041" calcext:value-type="float">
            <text:p>26.55041</text:p>
          </table:table-cell>
          <table:table-cell table:style-name="ce3" table:formula="of:=[.B10]-[.E10]" office:value-type="float" office:value="117551.0622" calcext:value-type="float">
            <text:p>1.18E+05</text:p>
          </table:table-cell>
          <table:table-cell table:formula="of:=SQRT((3/2))*SQRT([.B10]/[.C10])" office:value-type="float" office:value="8.14196730862096" calcext:value-type="float">
            <text:p>8.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.7</text:p>
          </table:table-cell>
          <table:table-cell office:value-type="float" office:value="3092.992" calcext:value-type="float">
            <text:p>3092.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.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.20E-07</text:p>
          </table:table-cell>
          <table:table-cell table:style-name="ce4"/>
          <table:table-cell table:formula="of:=[.C11]/[.A11]" office:value-type="float" office:value="3.092992" calcext:value-type="float">
            <text:p>3.092992</text:p>
          </table:table-cell>
          <table:table-cell table:style-name="ce3" table:formula="of:=[.B11]-[.E11]" office:value-type="float" office:value="437782.0309" calcext:value-type="float">
            <text:p>4.38E+05</text:p>
          </table:table-cell>
          <table:table-cell table:formula="of:=SQRT((3/2))*SQRT([.B11]/[.C11])" office:value-type="float" office:value="14.5660446393737" calcext:value-type="float">
            <text:p>14.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.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.36E-05</text:p>
          </table:table-cell>
          <table:table-cell table:style-name="ce4"/>
          <table:table-cell table:formula="of:=[.C12]/[.A12]" office:value-type="float" office:value="0.3609282" calcext:value-type="float">
            <text:p>0.3609282</text:p>
          </table:table-cell>
          <table:table-cell table:style-name="ce3" table:formula="of:=[.B12]-[.E12]" office:value-type="float" office:value="1647217.712" calcext:value-type="float">
            <text:p>1.65E+06</text:p>
          </table:table-cell>
          <table:table-cell table:formula="of:=SQRT((3/2))*SQRT([.B12]/[.C12])" office:value-type="float" office:value="26.1618652615767" calcext:value-type="float">
            <text:p>26.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.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.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.25E-05</text:p>
          </table:table-cell>
          <table:table-cell table:style-name="ce4"/>
          <table:table-cell table:formula="of:=[.C13]/[.A13]" office:value-type="float" office:value="0.06771308" calcext:value-type="float">
            <text:p>0.06771308</text:p>
          </table:table-cell>
          <table:table-cell table:style-name="ce3" table:formula="of:=[.B13]-[.E13]" office:value-type="float" office:value="5579585.8752" calcext:value-type="float">
            <text:p>5.58E+06</text:p>
          </table:table-cell>
          <table:table-cell table:formula="of:=SQRT((3/2))*SQRT([.B13]/[.C13])" office:value-type="float" office:value="35.1558629080826" calcext:value-type="float">
            <text:p>35.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.39E+07</text:p>
          </table:table-cell>
          <table:table-cell office:value-type="float" office:value="10649.07" calcext:value-type="float">
            <text:p>10649.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.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.0001244294</text:p>
          </table:table-cell>
          <table:table-cell table:style-name="ce4"/>
          <table:table-cell table:formula="of:=[.C14]/[.A14]" office:value-type="float" office:value="0.01064907" calcext:value-type="float">
            <text:p>0.01064907</text:p>
          </table:table-cell>
          <table:table-cell table:style-name="ce3" table:formula="of:=[.B14]-[.E14]" office:value-type="float" office:value="13857584.0462" calcext:value-type="float">
            <text:p>1.39E+07</text:p>
          </table:table-cell>
          <table:table-cell table:formula="of:=SQRT((3/2))*SQRT([.B14]/[.C14])" office:value-type="float" office:value="44.1802807587865" calcext:value-type="float">
            <text:p>44.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666132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.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.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.95E-07</text:p>
          </table:table-cell>
          <table:table-cell/>
          <table:table-cell table:formula="of:=([.B19]-[.E19])/[.A19]" office:value-type="float" office:value="999.0991" calcext:value-type="float">
            <text:p>999.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197" calcext:value-type="float">
            <text:p>0.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.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.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.82E-06</text:p>
          </table:table-cell>
          <table:table-cell/>
          <table:table-cell table:formula="of:=([.B20]-[.E20])/[.A20]" office:value-type="float" office:value="999.9896" calcext:value-type="float">
            <text:p>999.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04" calcext:value-type="float">
            <text:p>6.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.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.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.99E-09</text:p>
          </table:table-cell>
          <table:table-cell/>
          <table:table-cell table:formula="of:=([.B21]-[.E21])/[.A21]" office:value-type="float" office:value="1009.1857" calcext:value-type="float">
            <text:p>1009.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2.99146" calcext:value-type="float">
            <text:p>82.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.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.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.65E-09</text:p>
          </table:table-cell>
          <table:table-cell/>
          <table:table-cell table:formula="of:=([.B22]-[.E22])/[.A22]" office:value-type="float" office:value="1132.8925" calcext:value-type="float">
            <text:p>1132.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.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.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.63E-09</text:p>
          </table:table-cell>
          <table:table-cell/>
          <table:table-cell table:formula="of:=([.B23]-[.E23])/[.A23]" office:value-type="float" office:value="34120.0983" calcext:value-type="float">
            <text:p>34120.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.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.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.65E-09</text:p>
          </table:table-cell>
          <table:table-cell/>
          <table:table-cell table:formula="of:=([.B24]-[.E24])/[.A24]" office:value-type="float" office:value="63335.32763" calcext:value-type="float">
            <text:p>63335.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.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.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.47E-09</text:p>
          </table:table-cell>
          <table:table-cell/>
          <table:table-cell table:formula="of:=([.B25]-[.E25])/[.A25]" office:value-type="float" office:value="66273.637333" calcext:value-type="float">
            <text:p>66273.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.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.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.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.42E-09</text:p>
          </table:table-cell>
          <table:table-cell/>
          <table:table-cell table:formula="of:=([.B26]-[.E26])/[.A26]" office:value-type="float" office:value="66567.3626704" calcext:value-type="float">
            <text:p>66567.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.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.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.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.18E-09</text:p>
          </table:table-cell>
          <table:table-cell/>
          <table:table-cell table:formula="of:=([.B27]-[.E27])/[.A27]" office:value-type="float" office:value="66596.7332967" calcext:value-type="float">
            <text:p>66596.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.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.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.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.16E-09</text:p>
          </table:table-cell>
          <table:table-cell/>
          <table:table-cell table:formula="of:=([.B28]-[.E28])/[.A28]" office:value-type="float" office:value="66599.673329967" calcext:value-type="float">
            <text:p>66599.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.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.15E-09</text:p>
          </table:table-cell>
          <table:table-cell/>
          <table:table-cell table:formula="of:=([.B29]-[.E29])/[.A29]" office:value-type="float" office:value="66599.9603329997" calcext:value-type="float">
            <text:p>66599.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666132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.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.96E-07</text:p>
          </table:table-cell>
          <table:table-cell/>
          <table:table-cell table:formula="of:=([.B34]-[.G34])/[.A34]" office:value-type="float" office:value="1332.0003" calcext:value-type="float">
            <text:p>1332.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197" calcext:value-type="float">
            <text:p>0.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.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.82E-06</text:p>
          </table:table-cell>
          <table:table-cell/>
          <table:table-cell table:formula="of:=([.B35]-[.G35])/[.A35]" office:value-type="float" office:value="1332.002" calcext:value-type="float">
            <text:p>1332.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04" calcext:value-type="float">
            <text:p>6.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.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.99E-09</text:p>
          </table:table-cell>
          <table:table-cell/>
          <table:table-cell table:formula="of:=([.B36]-[.G36])/[.A36]" office:value-type="float" office:value="1332.5171" calcext:value-type="float">
            <text:p>1332.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2.99146" calcext:value-type="float">
            <text:p>82.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.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.93E-09</text:p>
          </table:table-cell>
          <table:table-cell/>
          <table:table-cell table:formula="of:=([.B37]-[.G37])/[.A37]" office:value-type="float" office:value="1385.6876" calcext:value-type="float">
            <text:p>1385.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.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.63E-09</text:p>
          </table:table-cell>
          <table:table-cell/>
          <table:table-cell table:formula="of:=([.B38]-[.G38])/[.A38]" office:value-type="float" office:value="34175.6755" calcext:value-type="float">
            <text:p>34175.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.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.64E-09</text:p>
          </table:table-cell>
          <table:table-cell/>
          <table:table-cell table:formula="of:=([.B39]-[.G39])/[.A39]" office:value-type="float" office:value="63336.75868" calcext:value-type="float">
            <text:p>63336.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.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.47E-09</text:p>
          </table:table-cell>
          <table:table-cell/>
          <table:table-cell table:formula="of:=([.B40]-[.G40])/[.A40]" office:value-type="float" office:value="66273.653597" calcext:value-type="float">
            <text:p>66273.653597</text:p>
          </table:table-cell>
          <table:table-cell table:number-columns-repeated="5"/>
          <table:table-cell>
            <draw:frame draw:z-index="1" draw:style-name="gr1" draw:text-style-name="P1" svg:width="13.5425in" svg:height="7.6035in" svg:x="0.0004in" svg:y="0.0004in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.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.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.42E-09</text:p>
          </table:table-cell>
          <table:table-cell/>
          <table:table-cell table:formula="of:=([.B41]-[.G41])/[.A41]" office:value-type="float" office:value="66567.3628352" calcext:value-type="float">
            <text:p>66567.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.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.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.18E-09</text:p>
          </table:table-cell>
          <table:table-cell/>
          <table:table-cell table:formula="of:=([.B42]-[.G42])/[.A42]" office:value-type="float" office:value="66596.73329835" calcext:value-type="float">
            <text:p>66596.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.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.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.16E-09</text:p>
          </table:table-cell>
          <table:table-cell/>
          <table:table-cell table:formula="of:=([.B43]-[.G43])/[.A43]" office:value-type="float" office:value="66599.673329984" calcext:value-type="float">
            <text:p>66599.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.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.15E-09</text:p>
          </table:table-cell>
          <table:table-cell/>
          <table:table-cell table:formula="of:=([.B44]-[.G44])/[.A44]" office:value-type="float" office:value="66599.9603329998" calcext:value-type="float">
            <text:p>66599.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00004994998" calcext:value-type="float">
            <text:p>4.99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.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49]/[.A49]" office:value-type="float" office:value="333.0001" calcext:value-type="float">
            <text:p>333.0001</text:p>
          </table:table-cell>
          <table:table-cell table:style-name="ce3" table:formula="of:=[.C49]-[.E49]" office:value-type="float" office:value="0.033301675" calcext:value-type="float">
            <text:p>3.33E-02</text:p>
          </table:table-cell>
          <table:table-cell table:formula="of:=SQRT((3/2))*SQRT([.B49]/[.C49])" office:value-type="float" office:value="0.0149999947447454" calcext:value-type="float">
            <text:p>0.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4994992" calcext:value-type="float">
            <text:p>0.0004994992</text:p>
          </table:table-cell>
          <table:table-cell office:value-type="float" office:value="0.3329989" calcext:value-type="float">
            <text:p>0.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.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.82E-06</text:p>
          </table:table-cell>
          <table:table-cell/>
          <table:table-cell table:formula="of:=[.C50]/[.A50]" office:value-type="float" office:value="332.9989" calcext:value-type="float">
            <text:p>332.9989</text:p>
          </table:table-cell>
          <table:table-cell table:style-name="ce3" table:formula="of:=[.C50]-[.E50]" office:value-type="float" office:value="0.3331653996" calcext:value-type="float">
            <text:p>3.33E-01</text:p>
          </table:table-cell>
          <table:table-cell table:formula="of:=SQRT((3/2))*SQRT([.B50]/[.C50])" office:value-type="float" office:value="0.0474342052620414" calcext:value-type="float">
            <text:p>0.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994293" calcext:value-type="float">
            <text:p>0.04994293</text:p>
          </table:table-cell>
          <table:table-cell office:value-type="float" office:value="3.329667" calcext:value-type="float">
            <text:p>3.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.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.99E-09</text:p>
          </table:table-cell>
          <table:table-cell table:style-name="ce4"/>
          <table:table-cell table:formula="of:=[.C51]/[.A51]" office:value-type="float" office:value="332.9667" calcext:value-type="float">
            <text:p>332.9667</text:p>
          </table:table-cell>
          <table:table-cell table:style-name="ce3" table:formula="of:=[.C51]-[.E51]" office:value-type="float" office:value="3.34631409" calcext:value-type="float">
            <text:p>3.35E+00</text:p>
          </table:table-cell>
          <table:table-cell table:formula="of:=SQRT((3/2))*SQRT([.B51]/[.C51])" office:value-type="float" office:value="0.149996884040428" calcext:value-type="float">
            <text:p>0.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.925759" calcext:value-type="float">
            <text:p>4.925759</text:p>
          </table:table-cell>
          <table:table-cell office:value-type="float" office:value="32.9735" calcext:value-type="float">
            <text:p>32.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.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.74E-09</text:p>
          </table:table-cell>
          <table:table-cell table:style-name="ce4"/>
          <table:table-cell table:formula="of:=[.C52]/[.A52]" office:value-type="float" office:value="329.735" calcext:value-type="float">
            <text:p>329.735</text:p>
          </table:table-cell>
          <table:table-cell table:style-name="ce3" table:formula="of:=[.C52]-[.E52]" office:value-type="float" office:value="34.610031" calcext:value-type="float">
            <text:p>3.46E+01</text:p>
          </table:table-cell>
          <table:table-cell table:formula="of:=SQRT((3/2))*SQRT([.B52]/[.C52])" office:value-type="float" office:value="0.473368860245787" calcext:value-type="float">
            <text:p>0.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.3767</text:p>
          </table:table-cell>
          <table:table-cell office:value-type="float" office:value="205.8053" calcext:value-type="float">
            <text:p>205.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.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.04E-09</text:p>
          </table:table-cell>
          <table:table-cell table:style-name="ce4"/>
          <table:table-cell table:formula="of:=[.C53]/[.A53]" office:value-type="float" office:value="205.8053" calcext:value-type="float">
            <text:p>205.8053</text:p>
          </table:table-cell>
          <table:table-cell table:style-name="ce3" table:formula="of:=[.C53]-[.E53]" office:value-type="float" office:value="277.01691" calcext:value-type="float">
            <text:p>2.77E+02</text:p>
          </table:table-cell>
          <table:table-cell table:formula="of:=SQRT((3/2))*SQRT([.B53]/[.C53])" office:value-type="float" office:value="1.35625696292833" calcext:value-type="float">
            <text:p>1.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.666</text:p>
          </table:table-cell>
          <table:table-cell office:value-type="float" office:value="316.7663" calcext:value-type="float">
            <text:p>316.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.89E-09</text:p>
          </table:table-cell>
          <table:table-cell table:style-name="ce4"/>
          <table:table-cell table:formula="of:=[.C54]/[.A54]" office:value-type="float" office:value="31.67663" calcext:value-type="float">
            <text:p>31.67663</text:p>
          </table:table-cell>
          <table:table-cell table:style-name="ce3" table:formula="of:=[.C54]-[.E54]" office:value-type="float" office:value="547.0613" calcext:value-type="float">
            <text:p>5.47E+02</text:p>
          </table:table-cell>
          <table:table-cell table:formula="of:=SQRT((3/2))*SQRT([.B54]/[.C54])" office:value-type="float" office:value="2.85695040369225" calcext:value-type="float">
            <text:p>2.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.458</text:p>
          </table:table-cell>
          <table:table-cell office:value-type="float" office:value="331.3399" calcext:value-type="float">
            <text:p>331.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.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.92E-09</text:p>
          </table:table-cell>
          <table:table-cell table:style-name="ce4"/>
          <table:table-cell table:formula="of:=[.C55]/[.A55]" office:value-type="float" office:value="3.313399" calcext:value-type="float">
            <text:p>3.313399</text:p>
          </table:table-cell>
          <table:table-cell table:style-name="ce3" table:formula="of:=[.C55]-[.E55]" office:value-type="float" office:value="631.123" calcext:value-type="float">
            <text:p>6.31E+02</text:p>
          </table:table-cell>
          <table:table-cell table:formula="of:=SQRT((3/2))*SQRT([.B55]/[.C55])" office:value-type="float" office:value="5.34489528860347" calcext:value-type="float">
            <text:p>5.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.12</text:p>
          </table:table-cell>
          <table:table-cell office:value-type="float" office:value="332.8205" calcext:value-type="float">
            <text:p>332.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.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.94E-09</text:p>
          </table:table-cell>
          <table:table-cell table:style-name="ce4"/>
          <table:table-cell table:formula="of:=[.C56]/[.A56]" office:value-type="float" office:value="0.3328205" calcext:value-type="float">
            <text:p>0.3328205</text:p>
          </table:table-cell>
          <table:table-cell table:style-name="ce3" table:formula="of:=[.C56]-[.E56]" office:value-type="float" office:value="655.293" calcext:value-type="float">
            <text:p>6.55E+02</text:p>
          </table:table-cell>
          <table:table-cell table:formula="of:=SQRT((3/2))*SQRT([.B56]/[.C56])" office:value-type="float" office:value="9.66401704662181" calcext:value-type="float">
            <text:p>9.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.34</text:p>
          </table:table-cell>
          <table:table-cell office:value-type="float" office:value="331.2211" calcext:value-type="float">
            <text:p>331.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.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.74E-06</text:p>
          </table:table-cell>
          <table:table-cell table:style-name="ce4"/>
          <table:table-cell table:formula="of:=[.C57]/[.A57]" office:value-type="float" office:value="0.03312211" calcext:value-type="float">
            <text:p>0.03312211</text:p>
          </table:table-cell>
          <table:table-cell table:style-name="ce3" table:formula="of:=[.C57]-[.E57]" office:value-type="float" office:value="660.89" calcext:value-type="float">
            <text:p>6.61E+02</text:p>
          </table:table-cell>
          <table:table-cell table:formula="of:=SQRT((3/2))*SQRT([.B57]/[.C57])" office:value-type="float" office:value="17.2739204384439" calcext:value-type="float">
            <text:p>17.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.7</text:p>
          </table:table-cell>
          <table:table-cell office:value-type="float" office:value="477.1704" calcext:value-type="float">
            <text:p>477.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.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.44E-05</text:p>
          </table:table-cell>
          <table:table-cell table:style-name="ce4"/>
          <table:table-cell table:formula="of:=[.C58]/[.A58]" office:value-type="float" office:value="0.004771704" calcext:value-type="float">
            <text:p>0.004771704</text:p>
          </table:table-cell>
          <table:table-cell table:style-name="ce3" table:formula="of:=[.C58]-[.E58]" office:value-type="float" office:value="808.9115" calcext:value-type="float">
            <text:p>8.09E+02</text:p>
          </table:table-cell>
          <table:table-cell table:formula="of:=SQRT((3/2))*SQRT([.B58]/[.C58])" office:value-type="float" office:value="29.0564290636728" calcext:value-type="float">
            <text:p>29.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.1</text:p>
          </table:table-cell>
          <table:table-cell office:value-type="float" office:value="792.4004" calcext:value-type="float">
            <text:p>792.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.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.76E-05</text:p>
          </table:table-cell>
          <table:table-cell table:style-name="ce4"/>
          <table:table-cell table:formula="of:=[.C59]/[.A59]" office:value-type="float" office:value="0.0007924004" calcext:value-type="float">
            <text:p>0.0007924004</text:p>
          </table:table-cell>
          <table:table-cell table:style-name="ce3" table:formula="of:=[.C59]-[.E59]" office:value-type="float" office:value="1124.4482" calcext:value-type="float">
            <text:p>1.12E+03</text:p>
          </table:table-cell>
          <table:table-cell table:formula="of:=SQRT((3/2))*SQRT([.B59]/[.C59])" office:value-type="float" office:value="38.3132342115312" calcext:value-type="float">
            <text:p>38.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0667" calcext:value-type="float">
            <text:p>0.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.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.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.95E-07</text:p>
          </table:table-cell>
          <table:table-cell/>
          <table:table-cell table:formula="of:=([.B64]-[.E64])/[.A64]" office:value-type="float" office:value="999.0501" calcext:value-type="float">
            <text:p>999.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66644" calcext:value-type="float">
            <text:p>0.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.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.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.82E-06</text:p>
          </table:table-cell>
          <table:table-cell/>
          <table:table-cell table:formula="of:=([.B65]-[.E65])/[.A65]" office:value-type="float" office:value="999.4971" calcext:value-type="float">
            <text:p>999.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26593" calcext:value-type="float">
            <text:p>6.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.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.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.99E-09</text:p>
          </table:table-cell>
          <table:table-cell/>
          <table:table-cell table:formula="of:=([.B66]-[.E66])/[.A66]" office:value-type="float" office:value="1003.9943" calcext:value-type="float">
            <text:p>1003.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3.1947" calcext:value-type="float">
            <text:p>73.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.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.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.85E-09</text:p>
          </table:table-cell>
          <table:table-cell/>
          <table:table-cell table:formula="of:=([.B67]-[.E67])/[.A67]" office:value-type="float" office:value="1048.3384" calcext:value-type="float">
            <text:p>1048.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.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.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.53E-09</text:p>
          </table:table-cell>
          <table:table-cell/>
          <table:table-cell table:formula="of:=([.B68]-[.E68])/[.A68]" office:value-type="float" office:value="1272.6778" calcext:value-type="float">
            <text:p>1272.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.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.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.15E-09</text:p>
          </table:table-cell>
          <table:table-cell/>
          <table:table-cell table:formula="of:=([.B69]-[.E69])/[.A69]" office:value-type="float" office:value="1331.17107" calcext:value-type="float">
            <text:p>1331.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.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.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.18E-09</text:p>
          </table:table-cell>
          <table:table-cell/>
          <table:table-cell table:formula="of:=([.B70]-[.E70])/[.A70]" office:value-type="float" office:value="1331.991338" calcext:value-type="float">
            <text:p>1331.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.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.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.26E-09</text:p>
          </table:table-cell>
          <table:table-cell/>
          <table:table-cell table:formula="of:=([.B71]-[.E71])/[.A71]" office:value-type="float" office:value="1331.9998334" calcext:value-type="float">
            <text:p>1331.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.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.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.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.16E-09</text:p>
          </table:table-cell>
          <table:table-cell/>
          <table:table-cell table:formula="of:=([.B72]-[.E72])/[.A72]" office:value-type="float" office:value="1332.00029833" calcext:value-type="float">
            <text:p>1332.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.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.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.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.15E-09</text:p>
          </table:table-cell>
          <table:table-cell/>
          <table:table-cell table:formula="of:=([.B73]-[.E73])/[.A73]" office:value-type="float" office:value="1332.000329983" calcext:value-type="float">
            <text:p>1332.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.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.15E-09</text:p>
          </table:table-cell>
          <table:table-cell/>
          <table:table-cell table:formula="of:=([.B74]-[.E74])/[.A74]" office:value-type="float" office:value="1332.0003329998" calcext:value-type="float">
            <text:p>1332.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0667" calcext:value-type="float">
            <text:p>0.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.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([.B79]-[.G79])/[.A79]" office:value-type="float" office:value="1332.0002" calcext:value-type="float">
            <text:p>1332.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66644" calcext:value-type="float">
            <text:p>0.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.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.82E-06</text:p>
          </table:table-cell>
          <table:table-cell/>
          <table:table-cell table:formula="of:=([.B80]-[.G80])/[.A80]" office:value-type="float" office:value="1331.9968" calcext:value-type="float">
            <text:p>1331.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26593" calcext:value-type="float">
            <text:p>6.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.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.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3.1947" calcext:value-type="float">
            <text:p>73.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.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.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.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.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.29E-09</text:p>
          </table:table-cell>
          <table:table-cell/>
          <table:table-cell table:formula="of:=([.B83]-[.G83])/[.A83]" office:value-type="float" office:value="1332.0004" calcext:value-type="float">
            <text:p>1332.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.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.80E-09</text:p>
          </table:table-cell>
          <table:table-cell/>
          <table:table-cell table:formula="of:=([.B84]-[.G84])/[.A84]" office:value-type="float" office:value="1332.00002" calcext:value-type="float">
            <text:p>1332.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.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.02E-09</text:p>
          </table:table-cell>
          <table:table-cell/>
          <table:table-cell table:formula="of:=([.B85]-[.G85])/[.A85]" office:value-type="float" office:value="1331.999675" calcext:value-type="float">
            <text:p>1331.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.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.26E-09</text:p>
          </table:table-cell>
          <table:table-cell/>
          <table:table-cell table:formula="of:=([.B86]-[.G86])/[.A86]" office:value-type="float" office:value="1331.9999168" calcext:value-type="float">
            <text:p>1331.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.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.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.16E-09</text:p>
          </table:table-cell>
          <table:table-cell/>
          <table:table-cell table:formula="of:=([.B87]-[.G87])/[.A87]" office:value-type="float" office:value="1332.00029917" calcext:value-type="float">
            <text:p>1332.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.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.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.15E-09</text:p>
          </table:table-cell>
          <table:table-cell/>
          <table:table-cell table:formula="of:=([.B88]-[.G88])/[.A88]" office:value-type="float" office:value="1332.000329992" calcext:value-type="float">
            <text:p>1332.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.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.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.15E-09</text:p>
          </table:table-cell>
          <table:table-cell/>
          <table:table-cell table:formula="of:=([.B89]-[.G89])/[.A89]" office:value-type="float" office:value="1332.0003329999" calcext:value-type="float">
            <text:p>1332.000332999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16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ön, Malte</meta:initial-creator>
    <meta:creation-date>2024-04-16T08:00:54Z</meta:creation-date>
    <dc:date>2024-04-26T21:53:55.062301964</dc:date>
    <meta:editing-cycles>68</meta:editing-cycles>
    <meta:editing-duration>PT6H57M40S</meta:editing-duration>
    <meta:document-statistic meta:table-count="4" meta:cell-count="4721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451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33cm" svg:y="0.179cm" svg:width="7.405cm" svg:height="7.641cm">
          <chart:coordinate-region svg:x="2.507cm" svg:y="0.378cm" svg:width="5.578cm" svg:height="6.795cm"/>
          <chart:axis chart:dimension="x" chart:name="primary-x" chart:style-name="ch4">
            <chart:title svg:x="3.36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_20__28_Rounded_29_" svg:stroke-color="#004586" svg:stroke-linecap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017cm" xlink:href=".." xlink:type="simple" chart:class="chart:scatter" chart:style-name="ch1">
        <chart:legend chart:legend-position="end" svg:x="11.411cm" svg:y="3.96cm" style:legend-expansion="high" chart:style-name="ch2"/>
        <chart:plot-area chart:style-name="ch3" table:cell-range-address="trouton.B159:trouton.C167 trouton.B158:trouton.B158" chart:data-source-has-labels="row" svg:x="1.331cm" svg:y="0.18cm" svg:width="9.76cm" svg:height="7.676cm">
          <chart:coordinate-region svg:x="2.349cm" svg:y="0.379cm" svg:width="8.41cm" svg:height="7.278cm"/>
          <chart:axis chart:dimension="x" chart:name="primary-x" chart:style-name="ch4">
            <chart:title svg:x="5.492cm" svg:y="8.036cm" chart:style-name="ch5">
              <text:p>log10(Tr)</text:p>
            </chart:title>
          </chart:axis>
          <chart:axis chart:dimension="y" chart:name="primary-y" chart:style-name="ch6">
            <chart:title svg:x="0.451cm" svg:y="4.856cm" chart:style-name="ch7">
              <text:p>log10(eps)</text:p>
            </chart:title>
            <chart:grid chart:style-name="ch8" chart:class="major"/>
          </chart:axis>
          <chart:series chart:style-name="ch9" chart:values-cell-range-address="trouton.B159:trouton.B167" chart:label-cell-address="trouton.B158:trouton.B158" chart:class="chart:scatter">
            <chart:domain table:cell-range-address="trouton.C159:trouton.C167"/>
            <chart:regression-curve chart:style-name="ch10">
              <chart:equation chart:display-equation="true" chart:display-r-square="true" svg:x="1.922cm" svg:y="5.648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g(eps)</text:p>
                <draw:g>
                  <svg:desc>trouton.B158:trouton.B1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98394512745">
                <text:p>2.3098394512745</text:p>
                <draw:g>
                  <svg:desc>trouton.C159:trouton.C167</svg:desc>
                </draw:g>
              </table:table-cell>
              <table:table-cell office:value-type="float" office:value="-3">
                <text:p>-3</text:p>
                <draw:g>
                  <svg:desc>trouton.B159:trouton.B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898721630858">
                <text:p>1.87898721630858</text:p>
              </table:table-cell>
              <table:table-cell office:value-type="float" office:value="-2.30102999566398">
                <text:p>-2.30102999566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0003195620238">
                <text:p>1.700031956202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855512216007">
                <text:p>1.46855512216007</text:p>
              </table:table-cell>
              <table:table-cell office:value-type="float" office:value="-1.60205999132796">
                <text:p>-1.60205999132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740828486864">
                <text:p>1.29740828486864</text:p>
              </table:table-cell>
              <table:table-cell office:value-type="float" office:value="-1.30102999566398">
                <text:p>-1.30102999566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304735416616">
                <text:p>1.1304735416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9488669607007">
                <text:p>0.919488669607007</text:p>
              </table:table-cell>
              <table:table-cell office:value-type="float" office:value="-0.602059991327962">
                <text:p>-0.602059991327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794708383628">
                <text:p>0.771794708383628</text:p>
              </table:table-cell>
              <table:table-cell office:value-type="float" office:value="-0.301029995663981">
                <text:p>-0.301029995663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0226860183974">
                <text:p>0.64022686018397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65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33cm" svg:y="0.179cm" svg:width="7.405cm" svg:height="7.641cm">
          <chart:coordinate-region svg:x="2.692cm" svg:y="0.378cm" svg:width="5.902cm" svg:height="5.996cm"/>
          <chart:axis chart:dimension="x" chart:name="primary-x" chart:style-name="ch4">
            <chart:title svg:x="3.36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451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33cm" svg:y="0.179cm" svg:width="6.525cm" svg:height="7.641cm">
          <chart:coordinate-region svg:x="2.506cm" svg:y="0.378cm" svg:width="4.726cm" svg:height="5.996cm"/>
          <chart:axis chart:dimension="x" chart:name="primary-x" chart:style-name="ch4">
            <chart:title svg:x="2.92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8.174cm" svg:y="4.969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65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405cm" svg:height="7.641cm">
          <chart:coordinate-region svg:x="2.692cm" svg:y="0.378cm" svg:width="5.856cm" svg:height="6.795cm"/>
          <chart:axis chart:dimension="x" chart:name="primary-x" chart:style-name="ch4">
            <chart:title svg:x="3.36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65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405cm" svg:height="7.641cm">
          <chart:coordinate-region svg:x="2.613cm" svg:y="0.378cm" svg:width="5.935cm" svg:height="6.795cm"/>
          <chart:axis chart:dimension="x" chart:name="primary-x" chart:style-name="ch4">
            <chart:title svg:x="3.36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5">
                <text:p>3.00300871593685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4">
                <text:p>8.31092813832974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77cm" svg:height="9.645cm" xlink:href=".." xlink:type="simple" chart:class="chart:scatter" chart:style-name="ch1">
        <chart:legend chart:legend-position="end" svg:x="9.979cm" svg:y="2.982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354cm" svg:y="0.192cm" svg:width="7.378cm" svg:height="8.28cm">
          <chart:coordinate-region svg:x="2.717cm" svg:y="0.391cm" svg:width="5.393cm" svg:height="6.635cm"/>
          <chart:axis chart:dimension="x" chart:name="primary-x" chart:style-name="ch4">
            <chart:title svg:x="3.372cm" svg:y="8.664cm" chart:style-name="ch5">
              <text:p>Deformation rate   [1/s]</text:p>
            </chart:title>
          </chart:axis>
          <chart:axis chart:dimension="y" chart:name="primary-y" chart:style-name="ch6">
            <chart:title svg:x="0.451cm" svg:y="5.567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9.075cm" svg:y="5.302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017cm" xlink:href=".." xlink:type="simple" chart:class="chart:scatter" chart:style-name="ch1">
        <chart:legend chart:legend-position="end" svg:x="13.032cm" svg:y="3.96cm" style:legend-expansion="high" chart:style-name="ch2"/>
        <chart:plot-area chart:style-name="ch3" table:cell-range-address="trouton.B148:trouton.D156 trouton.C147:trouton.D147" chart:data-source-has-labels="row" svg:x="1.331cm" svg:y="0.18cm" svg:width="11.381cm" svg:height="7.676cm">
          <chart:coordinate-region svg:x="2.323cm" svg:y="0.379cm" svg:width="10.295cm" svg:height="6.83cm"/>
          <chart:axis chart:dimension="x" chart:name="primary-x" chart:style-name="ch4">
            <chart:title svg:x="5.575cm" svg:y="8.036cm" chart:style-name="ch5">
              <text:p>value of epsilon   [-]</text:p>
            </chart:title>
          </chart:axis>
          <chart:axis chart:dimension="y" chart:name="primary-y" chart:style-name="ch6">
            <chart:title svg:x="0.451cm" svg:y="5.239cm" chart:style-name="ch7">
              <text:p>Trouton ratio   [-]</text:p>
            </chart:title>
            <chart:grid chart:style-name="ch8" chart:class="major"/>
          </chart:axis>
          <chart:series chart:style-name="ch9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style-name="ch10" chart:values-cell-range-address="trouton.D148:trouton.D156" chart:label-cell-address="trouton.D147:trouton.D14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 at 100</text:p>
                <draw:g>
                  <svg:desc>trouton.C147:trouton.C147</svg:desc>
                </draw:g>
              </table:table-cell>
              <table:table-cell office:value-type="string">
                <text:p>trout at 10</text:p>
                <draw:g>
                  <svg:desc>trouton.D147:trouton.D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189.568365076869">
                <text:p>189.568365076869</text:p>
                <draw:g>
                  <svg:desc>trouton.D148:trouton.D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76.8192839019958">
                <text:p>76.819283901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2.3389861759906">
                <text:p>52.3389861759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31.6703902920646">
                <text:p>31.6703902920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21.753442257645">
                <text:p>21.753442257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5.022951806348">
                <text:p>15.022951806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6.64153703241889">
                <text:p>6.64153703241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4.85603434831833">
                <text:p>4.856034348318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